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619">
      <style:graphic-properties draw:fill="none" draw:stroke="solid" svg:stroke-width="0.01389in" svg:stroke-color="#000000" svg:stroke-opacity="100%"/>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0.222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draw:fill="none" draw:stroke="solid" svg:stroke-width="0.01389in" svg:stroke-color="#000000" svg:stroke-opacity="100%"/>
    </style:style>
    <style:style style:family="graphic" style:name="a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4">
      <style:graphic-properties draw:fill="solid" draw:fill-color="#ffffff" draw:opacity="100%" draw:stroke="solid" svg:stroke-width="0.025in" svg:stroke-color="#d8d4d4" svg:stroke-opacity="100%"/>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draw:fill="solid" draw:fill-color="#e04f00" draw:opacity="100%" draw:stroke="none"/>
    </style:style>
    <style:style style:family="paragraph" style:name="a10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72">
      <style:graphic-properties draw:fill="solid" draw:fill-color="#ffffff" draw:opacity="100%" draw:stroke="solid" svg:stroke-width="0.01667in" svg:stroke-color="#d8d4d4" svg:stroke-opacity="100%"/>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46528in" style:font-size-asian="0.46528in" style:font-size-complex="0.4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46528in" style:font-size-asian="0.46528in" style:font-size-complex="0.4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46528in" style:font-size-asian="0.46528in" style:font-size-complex="0.4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0.576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54">
      <style:graphic-properties draw:fill="solid" draw:fill-color="#ffffff" draw:opacity="100%" draw:stroke="solid" svg:stroke-width="0.025in" svg:stroke-color="#d8d4d4" svg:stroke-opacity="100%"/>
    </style:style>
    <style:style style:family="graphic" style:name="a755">
      <style:graphic-properties draw:fill="solid" draw:fill-color="#e04f00" draw:opacity="100%" draw:stroke="none"/>
    </style:style>
    <style:style style:family="text" style:name="a75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0.30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8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0.30556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0.25694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0.2777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0.2777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4">
      <style:graphic-properties draw:fill="solid" draw:fill-color="#ffffff" draw:opacity="100%" draw:stroke="solid" svg:stroke-width="0.025in" svg:stroke-color="#d8d4d4" svg:stroke-opacity="100%"/>
    </style:style>
    <style:style style:family="graphic" style:name="a765">
      <style:graphic-properties draw:fill="solid" draw:fill-color="#e04f00" draw:opacity="100%" draw:stroke="none"/>
    </style:style>
    <style:style style:family="text" style:name="a76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0.30556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0.25694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8">
      <style:graphic-properties draw:fill="none" draw:stroke="solid" svg:stroke-width="0.01389in" svg:stroke-color="#000000" svg:stroke-opacity="100%"/>
    </style:style>
    <style:style style:family="text" style:name="a51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0.30556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4">
      <style:graphic-properties draw:fill="solid" draw:fill-color="#ffffff" draw:opacity="100%" draw:stroke="solid" svg:stroke-width="0.025in" svg:stroke-color="#d8d4d4" svg:stroke-opacity="100%"/>
    </style:style>
    <style:style style:family="graphic" style:name="a775">
      <style:graphic-properties draw:fill="solid" draw:fill-color="#e04f00" draw:opacity="100%" draw:stroke="none"/>
    </style:style>
    <style:style style:family="text" style:name="a77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0.30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0.381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4">
      <style:graphic-properties draw:fill="solid" draw:fill-color="#ffffff" draw:opacity="100%" draw:stroke="solid" svg:stroke-width="0.025in" svg:stroke-color="#d8d4d4"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draw:fill="solid" draw:fill-color="#e04f00" draw:opacity="100%" draw:stroke="none"/>
    </style:style>
    <style:style style:family="text" style:name="a403">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0.7083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8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0.347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0.30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0.30556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0">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graphic-properties draw:fill="solid" draw:fill-color="#ffffff" draw:opacity="100%" draw:stroke="solid" svg:stroke-width="0.025in" svg:stroke-color="#d8d4d4" svg:stroke-opacity="100%"/>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draw:fill="solid" draw:fill-color="#e04f00" draw:opacity="100%" draw:stroke="none"/>
    </style:style>
    <style:style style:family="paragraph" style:name="a413">
      <style:paragraph-properties fo:line-height="0.347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0.347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9">
      <style:graphic-properties draw:fill="none" draw:stroke="solid" svg:stroke-width="0.01389in" svg:stroke-color="#000000" svg:stroke-opacity="100%"/>
    </style:style>
    <style:style style:family="text" style:name="a54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0.30556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0.30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9">
      <style:graphic-properties draw:fill="none" draw:stroke="solid" svg:stroke-width="0.01389in" svg:stroke-color="#000000" svg:stroke-opacity="100%"/>
    </style:style>
    <style:style style:family="text" style:name="a67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0.701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38194in" style:font-size-asian="0.38194in" style:font-size-complex="0.38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38194in" style:font-size-asian="0.38194in" style:font-size-complex="0.38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194in" style:font-size-asian="0.38194in" style:font-size-complex="0.38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0.47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0.2777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0.3402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0.3402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0.22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65">
      <style:graphic-properties draw:fill="solid" draw:fill-color="#f2eeee" draw:opacity="100%" draw:stroke="none"/>
    </style:style>
    <style:style style:family="text" style:name="a56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0.236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0.2777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0.2777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draw:fill="none" draw:stroke="solid" svg:stroke-width="0.01389in" svg:stroke-color="#000000" svg:stroke-opacity="100%"/>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0.3402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0.3402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0.22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draw:fill="solid" draw:fill-color="#f2eeee" draw:opacity="100%" draw:stroke="none"/>
    </style:style>
    <style:style style:family="presentation" style:name="a9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0.236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45139in" style:font-size-asian="0.45139in" style:font-size-complex="0.4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45139in" style:font-size-asian="0.45139in" style:font-size-complex="0.4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45139in" style:font-size-asian="0.45139in" style:font-size-complex="0.4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0.569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0.3402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0.22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draw:fill="solid" draw:fill-color="#f2eeee" draw:opacity="100%" draw:stroke="non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0.2777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6">
      <style:paragraph-properties fo:line-height="0.236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0.3402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0.3402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0.3402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0">
      <style:paragraph-properties fo:line-height="0.22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92">
      <style:graphic-properties draw:fill="solid" draw:fill-color="#f2eeee" draw:opacity="100%" draw:stroke="none"/>
    </style:style>
    <style:style style:family="text" style:name="a92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0.236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0.22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0.3402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0.3402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draw:fill="none" draw:stroke="solid" svg:stroke-width="0.01389in" svg:stroke-color="#000000" svg:stroke-opacity="100%"/>
    </style:style>
    <style:style style:family="graphic"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0.361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383838" style:text-line-through-type="none" style:text-line-through-style="none" style:text-line-through-width="auto" style:text-line-through-color="font-color" style:text-position="0% 100%" fo:font-family="Consolas" style:font-family-asian="Consolas" style:font-family-complex="Consola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4">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50694in" style:font-size-asian="0.50694in" style:font-size-complex="0.50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50694in" style:font-size-asian="0.50694in" style:font-size-complex="0.50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draw:fill="none" draw:stroke="solid" svg:stroke-width="0.01389in" svg:stroke-color="#000000" svg:stroke-opacity="100%"/>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50694in" style:font-size-asian="0.50694in" style:font-size-complex="0.50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0.63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0.3402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3">
      <style:paragraph-properties fo:line-height="0.30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0.381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0.52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2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2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4375in" style:font-size-asian="0.4375in" style:font-size-complex="0.4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4375in" style:font-size-asian="0.4375in" style:font-size-complex="0.4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4375in" style:font-size-asian="0.4375in" style:font-size-complex="0.4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0.541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32">
      <style:graphic-properties draw:fill="solid" draw:fill-color="#ffffff" draw:opacity="100%" draw:stroke="solid" svg:stroke-width="0.01667in" svg:stroke-color="#d8d4d4" svg:stroke-opacity="100%"/>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0.3402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0.361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3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4">
      <style:graphic-properties draw:fill="solid" draw:fill-color="#ffffff" draw:opacity="100%" draw:stroke="solid" svg:stroke-width="0.025in" svg:stroke-color="#d8d4d4" svg:stroke-opacity="100%"/>
    </style:style>
    <style:style style:family="text" style:name="a1037">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5">
      <style:graphic-properties draw:fill="solid" draw:fill-color="#e04f00" draw:opacity="100%" draw:stroke="none"/>
    </style:style>
    <style:style style:family="text" style:name="a103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ffffff" draw:opacity="100%" draw:stroke="solid" svg:stroke-width="0.01667in" svg:stroke-color="#d8d4d4" svg:stroke-opacity="100%"/>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6">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draw:fill="solid" draw:fill-color="#ffffff" draw:opacity="100%" draw:stroke="solid" svg:stroke-width="0.025in" svg:stroke-color="#d8d4d4" svg:stroke-opacity="100%"/>
    </style:style>
    <style:style style:family="graphic" style:name="a725">
      <style:graphic-properties draw:fill="solid" draw:fill-color="#e04f00" draw:opacity="100%" draw:stroke="none"/>
    </style:style>
    <style:style style:family="graphic"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52">
      <style:graphic-properties draw:fill="solid" draw:fill-color="#ffffff" draw:opacity="100%" draw:stroke="solid" svg:stroke-width="0.01667in" svg:stroke-color="#d8d4d4" svg:stroke-opacity="100%"/>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0.27778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83">
      <style:graphic-properties draw:fill="none" draw:stroke="solid" svg:stroke-width="0.01389in" svg:stroke-color="#000000" svg:stroke-opacity="100%"/>
    </style:style>
    <style:style style:family="graphic" style:name="a601">
      <style:graphic-properties draw:fill="solid" draw:fill-color="#f2eeee" draw:opacity="100%" draw:stroke="non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0.236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0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0.22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2">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draw:fill="solid" draw:fill-color="#ffffff" draw:opacity="100%" draw:stroke="solid" svg:stroke-width="0.025in" svg:stroke-color="#d8d4d4" svg:stroke-opacity="100%"/>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e04f00" draw:opacity="100%" draw:stroke="none"/>
    </style:style>
    <style:style style:family="paragraph" style:name="a1058">
      <style:paragraph-properties fo:line-height="0.22222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0.27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62">
      <style:graphic-properties draw:fill="solid" draw:fill-color="#ffffff" draw:opacity="100%" draw:stroke="solid" svg:stroke-width="0.01667in" svg:stroke-color="#d8d4d4" svg:stroke-opacity="100%"/>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0.256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0.451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draw:fill="solid" draw:fill-color="#f2eeee" draw:opacity="100%" draw:stroke="none"/>
    </style:style>
    <style:style style:family="graphic" style:name="a99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383838"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0.236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0.222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draw:fill="solid" draw:fill-color="#e04f00" draw:opacity="100%" draw:stroke="non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20202" style:text-line-through-type="none" style:text-line-through-style="none" style:text-line-through-width="auto" style:text-line-through-color="font-color" style:text-position="0% 100%" fo:font-family="PT Serif" style:font-family-asian="PT Serif" style:font-family-complex="PT Serif"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0.22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383838" style:text-line-through-type="none" style:text-line-through-style="none" style:text-line-through-width="auto" style:text-line-through-color="font-color" style:text-position="0% 100%" fo:font-family="DM Sans" style:font-family-asian="DM Sans" style:font-family-complex="DM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5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51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4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47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0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53">
      <text:list-level-style-number text:level="1" style:num-format="1" style:num-suffix="." style:num-list-format-name="" text:start-value="3">
        <style:list-level-properties text:space-before="0in" text:min-label-width="0.375in"/>
        <style:text-properties fo:font-family="Calibri Light" fo:font-size="100%"/>
      </text:list-level-style-number>
      <text:list-level-style-number text:level="2" style:num-format="1" style:num-suffix="." style:num-list-format-name="" text:start-value="3">
        <style:list-level-properties text:space-before="0.5in" text:min-label-width="0.375in"/>
        <style:text-properties fo:font-family="Calibri Light" fo:font-size="100%"/>
      </text:list-level-style-number>
      <text:list-level-style-number text:level="3" style:num-format="1" style:num-suffix="." style:num-list-format-name="" text:start-value="3">
        <style:list-level-properties text:space-before="1in" text:min-label-width="0.375in"/>
        <style:text-properties fo:font-family="Calibri Light" fo:font-size="100%"/>
      </text:list-level-style-number>
      <text:list-level-style-number text:level="4" style:num-format="1" style:num-suffix="." style:num-list-format-name="" text:start-value="3">
        <style:list-level-properties text:space-before="1.5in" text:min-label-width="0.375in"/>
        <style:text-properties fo:font-family="Calibri Light" fo:font-size="100%"/>
      </text:list-level-style-number>
      <text:list-level-style-number text:level="5" style:num-format="1" style:num-suffix="." style:num-list-format-name="" text:start-value="3">
        <style:list-level-properties text:space-before="2in" text:min-label-width="0.375in"/>
        <style:text-properties fo:font-family="Calibri Light" fo:font-size="100%"/>
      </text:list-level-style-number>
      <text:list-level-style-number text:level="6" style:num-format="1" style:num-suffix="." style:num-list-format-name="" text:start-value="3">
        <style:list-level-properties text:space-before="2.5in" text:min-label-width="0.375in"/>
        <style:text-properties fo:font-family="Calibri Light" fo:font-size="100%"/>
      </text:list-level-style-number>
      <text:list-level-style-number text:level="7" style:num-format="1" style:num-suffix="." style:num-list-format-name="" text:start-value="3">
        <style:list-level-properties text:space-before="3in" text:min-label-width="0.375in"/>
        <style:text-properties fo:font-family="Calibri Light" fo:font-size="100%"/>
      </text:list-level-style-number>
      <text:list-level-style-number text:level="8" style:num-format="1" style:num-suffix="." style:num-list-format-name="" text:start-value="3">
        <style:list-level-properties text:space-before="3.5in" text:min-label-width="0.375in"/>
        <style:text-properties fo:font-family="Calibri Light" fo:font-size="100%"/>
      </text:list-level-style-number>
      <text:list-level-style-number text:level="9" style:num-format="1" style:num-suffix="." style:num-list-format-name="" text:start-value="3">
        <style:list-level-properties text:space-before="4in" text:min-label-width="0.375in"/>
        <style:text-properties fo:font-family="Calibri Light" fo:font-size="100%"/>
      </text:list-level-style-number>
    </text:list-style>
    <text:list-style style:name="a67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53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44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59">
      <text:list-level-style-number text:level="1" style:num-format="1" style:num-suffix="." style:num-list-format-name="" text:start-value="4">
        <style:list-level-properties text:space-before="0in" text:min-label-width="0.375in"/>
        <style:text-properties fo:font-family="Calibri Light" fo:font-size="100%"/>
      </text:list-level-style-number>
      <text:list-level-style-number text:level="2" style:num-format="1" style:num-suffix="." style:num-list-format-name="" text:start-value="4">
        <style:list-level-properties text:space-before="0.5in" text:min-label-width="0.375in"/>
        <style:text-properties fo:font-family="Calibri Light" fo:font-size="100%"/>
      </text:list-level-style-number>
      <text:list-level-style-number text:level="3" style:num-format="1" style:num-suffix="." style:num-list-format-name="" text:start-value="4">
        <style:list-level-properties text:space-before="1in" text:min-label-width="0.375in"/>
        <style:text-properties fo:font-family="Calibri Light" fo:font-size="100%"/>
      </text:list-level-style-number>
      <text:list-level-style-number text:level="4" style:num-format="1" style:num-suffix="." style:num-list-format-name="" text:start-value="4">
        <style:list-level-properties text:space-before="1.5in" text:min-label-width="0.375in"/>
        <style:text-properties fo:font-family="Calibri Light" fo:font-size="100%"/>
      </text:list-level-style-number>
      <text:list-level-style-number text:level="5" style:num-format="1" style:num-suffix="." style:num-list-format-name="" text:start-value="4">
        <style:list-level-properties text:space-before="2in" text:min-label-width="0.375in"/>
        <style:text-properties fo:font-family="Calibri Light" fo:font-size="100%"/>
      </text:list-level-style-number>
      <text:list-level-style-number text:level="6" style:num-format="1" style:num-suffix="." style:num-list-format-name="" text:start-value="4">
        <style:list-level-properties text:space-before="2.5in" text:min-label-width="0.375in"/>
        <style:text-properties fo:font-family="Calibri Light" fo:font-size="100%"/>
      </text:list-level-style-number>
      <text:list-level-style-number text:level="7" style:num-format="1" style:num-suffix="." style:num-list-format-name="" text:start-value="4">
        <style:list-level-properties text:space-before="3in" text:min-label-width="0.375in"/>
        <style:text-properties fo:font-family="Calibri Light" fo:font-size="100%"/>
      </text:list-level-style-number>
      <text:list-level-style-number text:level="8" style:num-format="1" style:num-suffix="." style:num-list-format-name="" text:start-value="4">
        <style:list-level-properties text:space-before="3.5in" text:min-label-width="0.375in"/>
        <style:text-properties fo:font-family="Calibri Light" fo:font-size="100%"/>
      </text:list-level-style-number>
      <text:list-level-style-number text:level="9" style:num-format="1" style:num-suffix="." style:num-list-format-name="" text:start-value="4">
        <style:list-level-properties text:space-before="4in" text:min-label-width="0.375in"/>
        <style:text-properties fo:font-family="Calibri Light" fo:font-size="100%"/>
      </text:list-level-style-number>
    </text:list-style>
    <text:list-style style:name="a67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2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4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6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44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50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3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8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4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46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9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41">
      <text:list-level-style-number text:level="1" style:num-format="1" style:num-suffix="." style:num-list-format-name="">
        <style:list-level-properties text:space-before="0in" text:min-label-width="0.375in"/>
        <style:text-properties fo:font-family="Calibri Light" fo:font-size="100%"/>
      </text:list-level-style-number>
      <text:list-level-style-number text:level="2" style:num-format="1" style:num-suffix="." style:num-list-format-name="">
        <style:list-level-properties text:space-before="0.5in" text:min-label-width="0.375in"/>
        <style:text-properties fo:font-family="Calibri Light" fo:font-size="100%"/>
      </text:list-level-style-number>
      <text:list-level-style-number text:level="3" style:num-format="1" style:num-suffix="." style:num-list-format-name="">
        <style:list-level-properties text:space-before="1in" text:min-label-width="0.375in"/>
        <style:text-properties fo:font-family="Calibri Light" fo:font-size="100%"/>
      </text:list-level-style-number>
      <text:list-level-style-number text:level="4" style:num-format="1" style:num-suffix="." style:num-list-format-name="">
        <style:list-level-properties text:space-before="1.5in" text:min-label-width="0.375in"/>
        <style:text-properties fo:font-family="Calibri Light" fo:font-size="100%"/>
      </text:list-level-style-number>
      <text:list-level-style-number text:level="5" style:num-format="1" style:num-suffix="." style:num-list-format-name="">
        <style:list-level-properties text:space-before="2in" text:min-label-width="0.375in"/>
        <style:text-properties fo:font-family="Calibri Light" fo:font-size="100%"/>
      </text:list-level-style-number>
      <text:list-level-style-number text:level="6" style:num-format="1" style:num-suffix="." style:num-list-format-name="">
        <style:list-level-properties text:space-before="2.5in" text:min-label-width="0.375in"/>
        <style:text-properties fo:font-family="Calibri Light" fo:font-size="100%"/>
      </text:list-level-style-number>
      <text:list-level-style-number text:level="7" style:num-format="1" style:num-suffix="." style:num-list-format-name="">
        <style:list-level-properties text:space-before="3in" text:min-label-width="0.375in"/>
        <style:text-properties fo:font-family="Calibri Light" fo:font-size="100%"/>
      </text:list-level-style-number>
      <text:list-level-style-number text:level="8" style:num-format="1" style:num-suffix="." style:num-list-format-name="">
        <style:list-level-properties text:space-before="3.5in" text:min-label-width="0.375in"/>
        <style:text-properties fo:font-family="Calibri Light" fo:font-size="100%"/>
      </text:list-level-style-number>
      <text:list-level-style-number text:level="9" style:num-format="1" style:num-suffix="." style:num-list-format-name="">
        <style:list-level-properties text:space-before="4in" text:min-label-width="0.375in"/>
        <style:text-properties fo:font-family="Calibri Light" fo:font-size="100%"/>
      </text:list-level-style-number>
    </text:list-style>
    <text:list-style style:name="a66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46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5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9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47">
      <text:list-level-style-number text:level="1" style:num-format="1" style:num-suffix="." style:num-list-format-name="" text:start-value="2">
        <style:list-level-properties text:space-before="0in" text:min-label-width="0.375in"/>
        <style:text-properties fo:font-family="Calibri Light" fo:font-size="100%"/>
      </text:list-level-style-number>
      <text:list-level-style-number text:level="2" style:num-format="1" style:num-suffix="." style:num-list-format-name="" text:start-value="2">
        <style:list-level-properties text:space-before="0.5in" text:min-label-width="0.375in"/>
        <style:text-properties fo:font-family="Calibri Light" fo:font-size="100%"/>
      </text:list-level-style-number>
      <text:list-level-style-number text:level="3" style:num-format="1" style:num-suffix="." style:num-list-format-name="" text:start-value="2">
        <style:list-level-properties text:space-before="1in" text:min-label-width="0.375in"/>
        <style:text-properties fo:font-family="Calibri Light" fo:font-size="100%"/>
      </text:list-level-style-number>
      <text:list-level-style-number text:level="4" style:num-format="1" style:num-suffix="." style:num-list-format-name="" text:start-value="2">
        <style:list-level-properties text:space-before="1.5in" text:min-label-width="0.375in"/>
        <style:text-properties fo:font-family="Calibri Light" fo:font-size="100%"/>
      </text:list-level-style-number>
      <text:list-level-style-number text:level="5" style:num-format="1" style:num-suffix="." style:num-list-format-name="" text:start-value="2">
        <style:list-level-properties text:space-before="2in" text:min-label-width="0.375in"/>
        <style:text-properties fo:font-family="Calibri Light" fo:font-size="100%"/>
      </text:list-level-style-number>
      <text:list-level-style-number text:level="6" style:num-format="1" style:num-suffix="." style:num-list-format-name="" text:start-value="2">
        <style:list-level-properties text:space-before="2.5in" text:min-label-width="0.375in"/>
        <style:text-properties fo:font-family="Calibri Light" fo:font-size="100%"/>
      </text:list-level-style-number>
      <text:list-level-style-number text:level="7" style:num-format="1" style:num-suffix="." style:num-list-format-name="" text:start-value="2">
        <style:list-level-properties text:space-before="3in" text:min-label-width="0.375in"/>
        <style:text-properties fo:font-family="Calibri Light" fo:font-size="100%"/>
      </text:list-level-style-number>
      <text:list-level-style-number text:level="8" style:num-format="1" style:num-suffix="." style:num-list-format-name="" text:start-value="2">
        <style:list-level-properties text:space-before="3.5in" text:min-label-width="0.375in"/>
        <style:text-properties fo:font-family="Calibri Light" fo:font-size="100%"/>
      </text:list-level-style-number>
      <text:list-level-style-number text:level="9" style:num-format="1" style:num-suffix="." style:num-list-format-name="" text:start-value="2">
        <style:list-level-properties text:space-before="4in" text:min-label-width="0.375in"/>
        <style:text-properties fo:font-family="Calibri Light" fo:font-size="100%"/>
      </text:list-level-style-number>
    </text:list-style>
    <text:list-style style:name="a66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1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5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2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1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54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2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3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7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45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51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office:automatic-styles>
  <office:body>
    <office:presentation>
      <draw:page draw:name="Slide 1" draw:style-name="a401" draw:master-page-name="Master1-Layout1-cust-DEFAULT" presentation:presentation-page-layout-name="Master1-PPL1" draw:id="Slide-256">
        <draw:custom-shape svg:x="0.8681in" svg:y="1.57773in" svg:width="14.2638in" svg:height="1.44948in" draw:id="id33" draw:style-name="a406" draw:name="Text 0">
          <svg:title/>
          <svg:desc/>
          <text:p text:style-name="a405" text:class-names="" text:cond-style-name=""><text:span text:style-name="a402" text:class-names="">🚀</text:span><text:span text:style-name="a403" text:class-names=""><text:s text:c="1"/>LLM-Driven TARA (Threat Analysis &amp; Risk Assessment) System for Cybersecurity</text:span><text:span text:style-name="a404" text:class-names=""/></text:p>
          <draw:enhanced-geometry xmlns:dr3d="urn:oasis:names:tc:opendocument:xmlns:dr3d:1.0" draw:type="non-primitive" svg:viewBox="0 0 21600 21600" draw:enhanced-path="M 0 0 L 21600 0 21600 21600 0 21600 Z N"/>
        </draw:custom-shape>
        <draw:custom-shape svg:x="0.8681in" svg:y="3.4612in" svg:width="14.2638in" svg:height="0.34727in" draw:id="id34" draw:style-name="a410" draw:name="Text 1">
          <svg:title/>
          <svg:desc/>
          <text:p text:style-name="a409" text:class-names="" text:cond-style-name=""><text:span text:style-name="a407" text:class-names="">"Automating cybersecurity risk evaluation using structured threat modeling + LLM intelligence."</text:span><text:span text:style-name="a408" text:class-names=""/></text:p>
          <draw:enhanced-geometry xmlns:dr3d="urn:oasis:names:tc:opendocument:xmlns:dr3d:1.0" draw:type="non-primitive" svg:viewBox="0 0 21600 21600" draw:enhanced-path="M 0 0 L 21600 0 21600 21600 0 21600 Z N"/>
        </draw:custom-shape>
        <draw:custom-shape svg:x="0.8681in" svg:y="4.0526in" svg:width="14.2638in" svg:height="1.73633in" draw:id="id35" draw:style-name="a414" draw:name="Text 2">
          <svg:title/>
          <svg:desc/>
          <text:p text:style-name="a413" text:class-names="" text:cond-style-name=""><text:span text:style-name="a411" text:class-names="">This presentation outlines the development and capabilities of our innovative LLM-Driven TARA (Threat Analysis &amp; Risk Assessment) system. Our primary objective is to revolutionise the traditional TARA process by combining a sophisticated, smart UI library with cutting-edge Large Language Model (LLM) automation. The motivation behind this project stems from the inherent criticality yet tedious nature of TARA in cybersecurity. Current manual methods are not only time-consuming but also prone to human error, leading to potential vulnerabilities. Our system aims to significantly simplify this process, making it more efficient, accurate, and accessible.</text:span><text:span text:style-name="a412" text:class-names=""/></text:p>
          <draw:enhanced-geometry xmlns:dr3d="urn:oasis:names:tc:opendocument:xmlns:dr3d:1.0" draw:type="non-primitive" svg:viewBox="0 0 21600 21600" draw:enhanced-path="M 0 0 L 21600 0 21600 21600 0 21600 Z N"/>
        </draw:custom-shape>
        <draw:custom-shape svg:x="0.8681in" svg:y="6.03307in" svg:width="14.2638in" svg:height="1.38906in" draw:id="id36" draw:style-name="a418" draw:name="Text 3">
          <svg:title/>
          <svg:desc/>
          <text:p text:style-name="a417" text:class-names="" text:cond-style-name=""><text:span text:style-name="a415" text:class-names="">The scope of this project encompasses a comprehensive approach, integrating manual input functionalities, dynamic dropdowns, and intelligent autofill capabilities within a robust user interface. Crucially, this is augmented by advanced LLM-based risk analysis, which provides automated insights and evaluations. This hybrid approach ensures that human expertise is seamlessly combined with AI-driven efficiency, offering a truly streamlined TARA experience.</text:span><text:span text:style-name="a416" text:class-names=""/></text:p>
          <draw:enhanced-geometry xmlns:dr3d="urn:oasis:names:tc:opendocument:xmlns:dr3d:1.0" draw:type="non-primitive" svg:viewBox="0 0 21600 21600" draw:enhanced-path="M 0 0 L 21600 0 21600 21600 0 21600 Z N"/>
        </draw:custom-shape>
        <presentation:notes draw:style-name="a424">
          <draw:page-thumbnail draw:page-number="1" svg:x="-0.29861in" svg:y="2in" svg:width="9.59722in" svg:height="5.39931in" presentation:class="page" draw:id="id37" presentation:style-name="a419" draw:name="Slide Image Placeholder 1">
            <svg:title/>
            <svg:desc/>
          </draw:page-thumbnail>
          <draw:frame draw:id="id38" presentation:style-name="a420" draw:name="Notes Placeholder 2" svg:x="0.89931in" svg:y="7.69965in" svg:width="7.20139in" svg:height="6.30035in" presentation:class="notes" presentation:placeholder="true">
            <draw:text-box/>
            <svg:title/>
            <svg:desc/>
          </draw:frame>
          <draw:frame draw:id="id39" presentation:style-name="a423" draw:name="Slide Number Placeholder 3" svg:x="5.09722in" svg:y="15.19792in" svg:width="3.90104in" svg:height="0.80208in" presentation:class="page-number" presentation:placeholder="false">
            <draw:text-box>
              <text:p text:style-name="a422" text:class-names="" text:cond-style-name=""><text:span text:style-name="a421" text:class-names=""><text:page-number style:num-format="1" text:fixed="false">1</text:page-number></text:span></text:p>
            </draw:text-box>
            <svg:title/>
            <svg:desc/>
          </draw:frame>
        </presentation:notes>
      </draw:page>
      <draw:page draw:name="Slide 2" draw:style-name="a425" draw:master-page-name="Master1-Layout1-cust-DEFAULT" presentation:presentation-page-layout-name="Master1-PPL1" draw:id="Slide-257">
        <draw:custom-shape svg:x="0.86341in" svg:y="0.59349in" svg:width="14.27318in" svg:height="1.44167in" draw:id="id40" draw:style-name="a430" draw:name="Text 0">
          <svg:title/>
          <svg:desc/>
          <text:p text:style-name="a429" text:class-names="" text:cond-style-name=""><text:span text:style-name="a426" text:class-names="">🔍</text:span><text:span text:style-name="a427" text:class-names=""><text:s text:c="1"/>Understanding TARA (Threat Analysis &amp; Risk Assessment)</text:span><text:span text:style-name="a428" text:class-names=""/></text:p>
          <draw:enhanced-geometry xmlns:dr3d="urn:oasis:names:tc:opendocument:xmlns:dr3d:1.0" draw:type="non-primitive" svg:viewBox="0 0 21600 21600" draw:enhanced-path="M 0 0 L 21600 0 21600 21600 0 21600 Z N"/>
        </draw:custom-shape>
        <draw:custom-shape svg:x="0.86341in" svg:y="2.4668in" svg:width="14.27318in" svg:height="1.03594in" draw:id="id41" draw:style-name="a434" draw:name="Text 1">
          <svg:title/>
          <svg:desc/>
          <text:p text:style-name="a433" text:class-names="" text:cond-style-name=""><text:span text:style-name="a431" text:class-names="">Threat Analysis and Risk Assessment (TARA) is a fundamental methodology employed across various domains, most notably in cybersecurity and the automotive industry, where standards like ISO/SAE 21434 mandate its application. TARA is a structured process designed to systematically identify, analyse, and evaluate potential threats and their associated risks to critical assets.</text:span><text:span text:style-name="a432" text:class-names=""/></text:p>
          <draw:enhanced-geometry xmlns:dr3d="urn:oasis:names:tc:opendocument:xmlns:dr3d:1.0" draw:type="non-primitive" svg:viewBox="0 0 21600 21600" draw:enhanced-path="M 0 0 L 21600 0 21600 21600 0 21600 Z N"/>
        </draw:custom-shape>
        <draw:custom-shape svg:x="0.86341in" svg:y="3.74544in" svg:width="14.27318in" svg:height="0.34531in" draw:id="id42" draw:style-name="a438" draw:name="Text 2">
          <svg:title/>
          <svg:desc/>
          <text:p text:style-name="a437" text:class-names="" text:cond-style-name=""><text:span text:style-name="a435" text:class-names="">The TARA process typically involves several key stages:</text:span><text:span text:style-name="a436" text:class-names=""/></text:p>
          <draw:enhanced-geometry xmlns:dr3d="urn:oasis:names:tc:opendocument:xmlns:dr3d:1.0" draw:type="non-primitive" svg:viewBox="0 0 21600 21600" draw:enhanced-path="M 0 0 L 21600 0 21600 21600 0 21600 Z N"/>
        </draw:custom-shape>
        <draw:custom-shape svg:x="0.86341in" svg:y="4.33346in" svg:width="14.27318in" svg:height="0.34531in" draw:id="id43" draw:style-name="a444" draw:name="Text 3">
          <svg:title/>
          <svg:desc/>
          <text:list text:style-name="a443">
            <text:list-item>
              <text:p text:style-name="a442" text:class-names="" text:cond-style-name=""><text:span text:style-name="a439" text:class-names="">Asset Identification:</text:span><text:span text:style-name="a440" text:class-names=""><text:s text:c="1"/>Pinpointing valuable components, systems, or data that require protection.</text:span><text:span text:style-name="a441" text:class-names=""/></text:p>
            </text:list-item>
          </text:list>
          <draw:enhanced-geometry xmlns:dr3d="urn:oasis:names:tc:opendocument:xmlns:dr3d:1.0" draw:type="non-primitive" svg:viewBox="0 0 21600 21600" draw:enhanced-path="M 0 0 L 21600 0 21600 21600 0 21600 Z N"/>
        </draw:custom-shape>
        <draw:custom-shape svg:x="0.86341in" svg:y="4.7543in" svg:width="14.27318in" svg:height="0.34531in" draw:id="id44" draw:style-name="a450" draw:name="Text 4">
          <svg:title/>
          <svg:desc/>
          <text:list text:style-name="a449">
            <text:list-item>
              <text:p text:style-name="a448" text:class-names="" text:cond-style-name=""><text:span text:style-name="a445" text:class-names="">Threat Identification:</text:span><text:span text:style-name="a446" text:class-names=""><text:s text:c="1"/>Discovering potential malicious acts or events that could compromise assets.</text:span><text:span text:style-name="a447" text:class-names=""/></text:p>
            </text:list-item>
          </text:list>
          <draw:enhanced-geometry xmlns:dr3d="urn:oasis:names:tc:opendocument:xmlns:dr3d:1.0" draw:type="non-primitive" svg:viewBox="0 0 21600 21600" draw:enhanced-path="M 0 0 L 21600 0 21600 21600 0 21600 Z N"/>
        </draw:custom-shape>
        <draw:custom-shape svg:x="0.86341in" svg:y="5.17513in" svg:width="14.27318in" svg:height="0.34531in" draw:id="id45" draw:style-name="a456" draw:name="Text 5">
          <svg:title/>
          <svg:desc/>
          <text:list text:style-name="a455">
            <text:list-item>
              <text:p text:style-name="a454" text:class-names="" text:cond-style-name=""><text:span text:style-name="a451" text:class-names="">Attack Path Analysis:</text:span><text:span text:style-name="a452" text:class-names=""><text:s text:c="1"/>Mapping out the routes an attacker might take to exploit vulnerabilities.</text:span><text:span text:style-name="a453" text:class-names=""/></text:p>
            </text:list-item>
          </text:list>
          <draw:enhanced-geometry xmlns:dr3d="urn:oasis:names:tc:opendocument:xmlns:dr3d:1.0" draw:type="non-primitive" svg:viewBox="0 0 21600 21600" draw:enhanced-path="M 0 0 L 21600 0 21600 21600 0 21600 Z N"/>
        </draw:custom-shape>
        <draw:custom-shape svg:x="0.86341in" svg:y="5.59596in" svg:width="14.27318in" svg:height="0.34531in" draw:id="id46" draw:style-name="a462" draw:name="Text 6">
          <svg:title/>
          <svg:desc/>
          <text:list text:style-name="a461">
            <text:list-item>
              <text:p text:style-name="a460" text:class-names="" text:cond-style-name=""><text:span text:style-name="a457" text:class-names="">Feasibility Assessment:</text:span><text:span text:style-name="a458" text:class-names=""><text:s text:c="1"/>Evaluating the likelihood and ease with which an attack could be executed.</text:span><text:span text:style-name="a459" text:class-names=""/></text:p>
            </text:list-item>
          </text:list>
          <draw:enhanced-geometry xmlns:dr3d="urn:oasis:names:tc:opendocument:xmlns:dr3d:1.0" draw:type="non-primitive" svg:viewBox="0 0 21600 21600" draw:enhanced-path="M 0 0 L 21600 0 21600 21600 0 21600 Z N"/>
        </draw:custom-shape>
        <draw:custom-shape svg:x="0.86341in" svg:y="6.0168in" svg:width="14.27318in" svg:height="0.34531in" draw:id="id47" draw:style-name="a468" draw:name="Text 7">
          <svg:title/>
          <svg:desc/>
          <text:list text:style-name="a467">
            <text:list-item>
              <text:p text:style-name="a466" text:class-names="" text:cond-style-name=""><text:span text:style-name="a463" text:class-names="">Risk Rating:</text:span><text:span text:style-name="a464" text:class-names=""><text:s text:c="1"/>Quantifying the level of risk based on impact and likelihood.</text:span><text:span text:style-name="a465" text:class-names=""/></text:p>
            </text:list-item>
          </text:list>
          <draw:enhanced-geometry xmlns:dr3d="urn:oasis:names:tc:opendocument:xmlns:dr3d:1.0" draw:type="non-primitive" svg:viewBox="0 0 21600 21600" draw:enhanced-path="M 0 0 L 21600 0 21600 21600 0 21600 Z N"/>
        </draw:custom-shape>
        <draw:custom-shape svg:x="0.86341in" svg:y="6.43763in" svg:width="14.27318in" svg:height="0.34531in" draw:id="id48" draw:style-name="a474" draw:name="Text 8">
          <svg:title/>
          <svg:desc/>
          <text:list text:style-name="a473">
            <text:list-item>
              <text:p text:style-name="a472" text:class-names="" text:cond-style-name=""><text:span text:style-name="a469" text:class-names="">Mitigation Strategy:</text:span><text:span text:style-name="a470" text:class-names=""><text:s text:c="1"/>Defining and implementing controls to reduce or eliminate identified risks.</text:span><text:span text:style-name="a471" text:class-names=""/></text:p>
            </text:list-item>
          </text:list>
          <draw:enhanced-geometry xmlns:dr3d="urn:oasis:names:tc:opendocument:xmlns:dr3d:1.0" draw:type="non-primitive" svg:viewBox="0 0 21600 21600" draw:enhanced-path="M 0 0 L 21600 0 21600 21600 0 21600 Z N"/>
        </draw:custom-shape>
        <draw:custom-shape svg:x="0.86341in" svg:y="7.02565in" svg:width="14.27318in" svg:height="1.38125in" draw:id="id49" draw:style-name="a478" draw:name="Text 9">
          <svg:title/>
          <svg:desc/>
          <text:p text:style-name="a477" text:class-names="" text:cond-style-name=""><text:span text:style-name="a475" text:class-names="">The inherent challenge with traditional TARA methodologies lies in their structured yet exceedingly time-consuming and error-prone nature. The extensive manual effort required to perform these assessments often leads to delays, inconsistencies, and potential oversight of critical risks. Our system addresses these challenges by automating significant portions of this pipeline, ensuring a more efficient and reliable risk evaluation process.</text:span><text:span text:style-name="a476" text:class-names=""/></text:p>
          <draw:enhanced-geometry xmlns:dr3d="urn:oasis:names:tc:opendocument:xmlns:dr3d:1.0" draw:type="non-primitive" svg:viewBox="0 0 21600 21600" draw:enhanced-path="M 0 0 L 21600 0 21600 21600 0 21600 Z N"/>
        </draw:custom-shape>
        <presentation:notes draw:style-name="a484">
          <draw:page-thumbnail draw:page-number="2" svg:x="-0.29861in" svg:y="2in" svg:width="9.59722in" svg:height="5.39931in" presentation:class="page" draw:id="id50" presentation:style-name="a479" draw:name="Slide Image Placeholder 1">
            <svg:title/>
            <svg:desc/>
          </draw:page-thumbnail>
          <draw:frame draw:id="id51" presentation:style-name="a480" draw:name="Notes Placeholder 2" svg:x="0.89931in" svg:y="7.69965in" svg:width="7.20139in" svg:height="6.30035in" presentation:class="notes" presentation:placeholder="true">
            <draw:text-box/>
            <svg:title/>
            <svg:desc/>
          </draw:frame>
          <draw:frame draw:id="id52" presentation:style-name="a483" draw:name="Slide Number Placeholder 3" svg:x="5.09722in" svg:y="15.19792in" svg:width="3.90104in" svg:height="0.80208in" presentation:class="page-number" presentation:placeholder="false">
            <draw:text-box>
              <text:p text:style-name="a482" text:class-names="" text:cond-style-name=""><text:span text:style-name="a481" text:class-names=""><text:page-number style:num-format="1" text:fixed="false">2</text:page-number></text:span></text:p>
            </draw:text-box>
            <svg:title/>
            <svg:desc/>
          </draw:frame>
        </presentation:notes>
      </draw:page>
      <draw:page draw:name="Slide 3" draw:style-name="a485" draw:master-page-name="Master1-Layout1-cust-DEFAULT" presentation:presentation-page-layout-name="Master1-PPL1" draw:id="Slide-258">
        <draw:custom-shape svg:x="0.77878in" svg:y="0.53763in" svg:width="6.72852in" svg:height="0.65547in" draw:id="id53" draw:style-name="a490" draw:name="Text 0">
          <svg:title/>
          <svg:desc/>
          <text:p text:style-name="a489" text:class-names="" text:cond-style-name=""><text:span text:style-name="a486" text:class-names="">🛠️</text:span><text:span text:style-name="a487" text:class-names=""><text:s text:c="1"/>Tech Stack &amp; Architecture</text:span><text:span text:style-name="a488" text:class-names=""/></text:p>
          <draw:enhanced-geometry xmlns:dr3d="urn:oasis:names:tc:opendocument:xmlns:dr3d:1.0" draw:type="non-primitive" svg:viewBox="0 0 21600 21600" draw:enhanced-path="M 0 0 L 21600 0 21600 21600 0 21600 Z N"/>
        </draw:custom-shape>
        <draw:custom-shape svg:x="0.77878in" svg:y="1.58242in" svg:width="14.44245in" svg:height="0.93438in" draw:id="id54" draw:style-name="a494" draw:name="Text 1">
          <svg:title/>
          <svg:desc/>
          <text:p text:style-name="a493" text:class-names="" text:cond-style-name=""><text:span text:style-name="a491" text:class-names="">Our LLM-driven TARA system is engineered with a robust and scalable technical architecture, leveraging modern web technologies and efficient database management. The design principles prioritise seamless interaction between the user interface and the backend logic, ensuring a responsive and reliable experience for cybersecurity professionals.</text:span><text:span text:style-name="a492" text:class-names=""/></text:p>
          <draw:enhanced-geometry xmlns:dr3d="urn:oasis:names:tc:opendocument:xmlns:dr3d:1.0" draw:type="non-primitive" svg:viewBox="0 0 21600 21600" draw:enhanced-path="M 0 0 L 21600 0 21600 21600 0 21600 Z N"/>
        </draw:custom-shape>
        <draw:custom-shape svg:x="0.77878in" svg:y="2.93047in" svg:width="3.06667in" svg:height="0.3832in" draw:id="id55" draw:style-name="a498" draw:name="Text 2">
          <svg:title/>
          <svg:desc/>
          <text:p text:style-name="a497" text:class-names="" text:cond-style-name=""><text:span text:style-name="a495" text:class-names="">Frontend</text:span><text:span text:style-name="a496" text:class-names=""/></text:p>
          <draw:enhanced-geometry xmlns:dr3d="urn:oasis:names:tc:opendocument:xmlns:dr3d:1.0" draw:type="non-primitive" svg:viewBox="0 0 21600 21600" draw:enhanced-path="M 0 0 L 21600 0 21600 21600 0 21600 Z N"/>
        </draw:custom-shape>
        <draw:custom-shape svg:x="0.77878in" svg:y="3.50833in" svg:width="6.98372in" svg:height="0.62292in" draw:id="id56" draw:style-name="a502" draw:name="Text 3">
          <svg:title/>
          <svg:desc/>
          <text:p text:style-name="a501" text:class-names="" text:cond-style-name=""><text:span text:style-name="a499" text:class-names="">The user-facing component of our system is built using a combination of standard web technologies:</text:span><text:span text:style-name="a500" text:class-names=""/></text:p>
          <draw:enhanced-geometry xmlns:dr3d="urn:oasis:names:tc:opendocument:xmlns:dr3d:1.0" draw:type="non-primitive" svg:viewBox="0 0 21600 21600" draw:enhanced-path="M 0 0 L 21600 0 21600 21600 0 21600 Z N"/>
        </draw:custom-shape>
        <draw:custom-shape svg:x="0.77878in" svg:y="4.30638in" svg:width="6.98372in" svg:height="0.62292in" draw:id="id57" draw:style-name="a508" draw:name="Text 4">
          <svg:title/>
          <svg:desc/>
          <text:list text:style-name="a507">
            <text:list-item>
              <text:p text:style-name="a506" text:class-names="" text:cond-style-name=""><text:span text:style-name="a503" text:class-names="">HTML:</text:span><text:span text:style-name="a504" text:class-names=""><text:s text:c="1"/>Provides the structural foundation for the interactive table UI, ensuring compatibility and accessibility.</text:span><text:span text:style-name="a505" text:class-names=""/></text:p>
            </text:list-item>
          </text:list>
          <draw:enhanced-geometry xmlns:dr3d="urn:oasis:names:tc:opendocument:xmlns:dr3d:1.0" draw:type="non-primitive" svg:viewBox="0 0 21600 21600" draw:enhanced-path="M 0 0 L 21600 0 21600 21600 0 21600 Z N"/>
        </draw:custom-shape>
        <draw:custom-shape svg:x="0.77878in" svg:y="4.9974in" svg:width="6.98372in" svg:height="0.93438in" draw:id="id58" draw:style-name="a514" draw:name="Text 5">
          <svg:title/>
          <svg:desc/>
          <text:list text:style-name="a513">
            <text:list-item>
              <text:p text:style-name="a512" text:class-names="" text:cond-style-name=""><text:span text:style-name="a509" text:class-names="">JavaScript:</text:span><text:span text:style-name="a510" text:class-names=""><text:s text:c="1"/>Powers the dynamic functionalities, including real-time interactions, data manipulation, and the intelligent dropdown and autofill logic.</text:span><text:span text:style-name="a511" text:class-names=""/></text:p>
            </text:list-item>
          </text:list>
          <draw:enhanced-geometry xmlns:dr3d="urn:oasis:names:tc:opendocument:xmlns:dr3d:1.0" draw:type="non-primitive" svg:viewBox="0 0 21600 21600" draw:enhanced-path="M 0 0 L 21600 0 21600 21600 0 21600 Z N"/>
        </draw:custom-shape>
        <draw:custom-shape svg:x="0.77878in" svg:y="5.99987in" svg:width="6.98372in" svg:height="0.93438in" draw:id="id59" draw:style-name="a520" draw:name="Text 6">
          <svg:title/>
          <svg:desc/>
          <text:list text:style-name="a519">
            <text:list-item>
              <text:p text:style-name="a518" text:class-names="" text:cond-style-name=""><text:span text:style-name="a515" text:class-names="">Table UI Library:</text:span><text:span text:style-name="a516" text:class-names=""><text:s text:c="1"/>A custom-developed UI library specifically designed for efficient display and interaction with large datasets, supporting features like inline editing and persistent saving.</text:span><text:span text:style-name="a517" text:class-names=""/></text:p>
            </text:list-item>
          </text:list>
          <draw:enhanced-geometry xmlns:dr3d="urn:oasis:names:tc:opendocument:xmlns:dr3d:1.0" draw:type="non-primitive" svg:viewBox="0 0 21600 21600" draw:enhanced-path="M 0 0 L 21600 0 21600 21600 0 21600 Z N"/>
        </draw:custom-shape>
        <draw:custom-shape svg:x="0.77878in" svg:y="7.10938in" svg:width="6.98372in" svg:height="0.93438in" draw:id="id60" draw:style-name="a524" draw:name="Text 7">
          <svg:title/>
          <svg:desc/>
          <text:p text:style-name="a523" text:class-names="" text:cond-style-name=""><text:span text:style-name="a521" text:class-names="">This frontend design enables users to manually edit TARA entries, select options from dynamic dropdowns, and benefit from intelligent autofill suggestions, all while maintaining a persistent record of their work.</text:span><text:span text:style-name="a522" text:class-names=""/></text:p>
          <draw:enhanced-geometry xmlns:dr3d="urn:oasis:names:tc:opendocument:xmlns:dr3d:1.0" draw:type="non-primitive" svg:viewBox="0 0 21600 21600" draw:enhanced-path="M 0 0 L 21600 0 21600 21600 0 21600 Z N"/>
        </draw:custom-shape>
        <draw:custom-shape svg:x="8.24583in" svg:y="2.93047in" svg:width="3.06667in" svg:height="0.3832in" draw:id="id61" draw:style-name="a528" draw:name="Text 8">
          <svg:title/>
          <svg:desc/>
          <text:p text:style-name="a527" text:class-names="" text:cond-style-name=""><text:span text:style-name="a525" text:class-names="">Backend</text:span><text:span text:style-name="a526" text:class-names=""/></text:p>
          <draw:enhanced-geometry xmlns:dr3d="urn:oasis:names:tc:opendocument:xmlns:dr3d:1.0" draw:type="non-primitive" svg:viewBox="0 0 21600 21600" draw:enhanced-path="M 0 0 L 21600 0 21600 21600 0 21600 Z N"/>
        </draw:custom-shape>
        <draw:custom-shape svg:x="8.24583in" svg:y="3.50833in" svg:width="6.98372in" svg:height="0.62292in" draw:id="id62" draw:style-name="a532" draw:name="Text 9">
          <svg:title/>
          <svg:desc/>
          <text:p text:style-name="a531" text:class-names="" text:cond-style-name=""><text:span text:style-name="a529" text:class-names="">The server-side operations and data management are handled by a powerful and efficient backend stack:</text:span><text:span text:style-name="a530" text:class-names=""/></text:p>
          <draw:enhanced-geometry xmlns:dr3d="urn:oasis:names:tc:opendocument:xmlns:dr3d:1.0" draw:type="non-primitive" svg:viewBox="0 0 21600 21600" draw:enhanced-path="M 0 0 L 21600 0 21600 21600 0 21600 Z N"/>
        </draw:custom-shape>
        <draw:custom-shape svg:x="8.24583in" svg:y="4.30638in" svg:width="6.98372in" svg:height="1.24583in" draw:id="id63" draw:style-name="a538" draw:name="Text 10">
          <svg:title/>
          <svg:desc/>
          <text:list text:style-name="a537">
            <text:list-item>
              <text:p text:style-name="a536" text:class-names="" text:cond-style-name=""><text:span text:style-name="a533" text:class-names="">FastAPI:</text:span><text:span text:style-name="a534" text:class-names=""><text:s text:c="1"/>Chosen for its high performance, ease of use, and asynchronous capabilities, FastAPI provides the framework for our API endpoints. It handles requests from the frontend, processes data, and interacts with the database.</text:span><text:span text:style-name="a535" text:class-names=""/></text:p>
            </text:list-item>
          </text:list>
          <draw:enhanced-geometry xmlns:dr3d="urn:oasis:names:tc:opendocument:xmlns:dr3d:1.0" draw:type="non-primitive" svg:viewBox="0 0 21600 21600" draw:enhanced-path="M 0 0 L 21600 0 21600 21600 0 21600 Z N"/>
        </draw:custom-shape>
        <draw:custom-shape svg:x="8.24583in" svg:y="5.62031in" svg:width="6.98372in" svg:height="1.24583in" draw:id="id64" draw:style-name="a544" draw:name="Text 11">
          <svg:title/>
          <svg:desc/>
          <text:list text:style-name="a543">
            <text:list-item>
              <text:p text:style-name="a542" text:class-names="" text:cond-style-name=""><text:span text:style-name="a539" text:class-names="">MySQL:</text:span><text:span text:style-name="a540" text:class-names=""><text:s text:c="1"/>A reliable and widely-used relational database management system, MySQL serves as the data repository for all TARA entries, configurations, and user-defined datasets. It ensures data integrity and efficient retrieval.</text:span><text:span text:style-name="a541" text:class-names=""/></text:p>
            </text:list-item>
          </text:list>
          <draw:enhanced-geometry xmlns:dr3d="urn:oasis:names:tc:opendocument:xmlns:dr3d:1.0" draw:type="non-primitive" svg:viewBox="0 0 21600 21600" draw:enhanced-path="M 0 0 L 21600 0 21600 21600 0 21600 Z N"/>
        </draw:custom-shape>
        <draw:custom-shape svg:x="8.24583in" svg:y="7.04128in" svg:width="6.98372in" svg:height="1.24583in" draw:id="id65" draw:style-name="a548" draw:name="Text 12">
          <svg:title/>
          <svg:desc/>
          <text:p text:style-name="a547" text:class-names="" text:cond-style-name=""><text:span text:style-name="a545" text:class-names="">The backend exposes a comprehensive JSON API, through which the frontend fetches and updates data. This clear separation of concerns ensures that both components can be developed, maintained, and scaled independently, providing a flexible and robust foundation for the system.</text:span><text:span text:style-name="a546" text:class-names=""/></text:p>
          <draw:enhanced-geometry xmlns:dr3d="urn:oasis:names:tc:opendocument:xmlns:dr3d:1.0" draw:type="non-primitive" svg:viewBox="0 0 21600 21600" draw:enhanced-path="M 0 0 L 21600 0 21600 21600 0 21600 Z N"/>
        </draw:custom-shape>
        <presentation:notes draw:style-name="a554">
          <draw:page-thumbnail draw:page-number="3" svg:x="-0.29861in" svg:y="2in" svg:width="9.59722in" svg:height="5.39931in" presentation:class="page" draw:id="id66" presentation:style-name="a549" draw:name="Slide Image Placeholder 1">
            <svg:title/>
            <svg:desc/>
          </draw:page-thumbnail>
          <draw:frame draw:id="id67" presentation:style-name="a550" draw:name="Notes Placeholder 2" svg:x="0.89931in" svg:y="7.69965in" svg:width="7.20139in" svg:height="6.30035in" presentation:class="notes" presentation:placeholder="true">
            <draw:text-box/>
            <svg:title/>
            <svg:desc/>
          </draw:frame>
          <draw:frame draw:id="id68" presentation:style-name="a553" draw:name="Slide Number Placeholder 3" svg:x="5.09722in" svg:y="15.19792in" svg:width="3.90104in" svg:height="0.80208in" presentation:class="page-number" presentation:placeholder="false">
            <draw:text-box>
              <text:p text:style-name="a552" text:class-names="" text:cond-style-name=""><text:span text:style-name="a551" text:class-names=""><text:page-number style:num-format="1" text:fixed="false">3</text:page-number></text:span></text:p>
            </draw:text-box>
            <svg:title/>
            <svg:desc/>
          </draw:frame>
        </presentation:notes>
      </draw:page>
      <draw:page draw:name="Slide 4" draw:style-name="a555" draw:master-page-name="Master1-Layout1-cust-DEFAULT" presentation:presentation-page-layout-name="Master1-PPL1" draw:id="Slide-259">
        <draw:custom-shape svg:x="0.58529in" svg:y="0.51875in" svg:width="7.58997in" svg:height="0.49674in" draw:id="id69" draw:style-name="a560" draw:name="Text 0">
          <svg:title/>
          <svg:desc/>
          <text:p text:style-name="a559" text:class-names="" text:cond-style-name=""><text:span text:style-name="a556" text:class-names="">📝</text:span><text:span text:style-name="a557" text:class-names=""><text:s text:c="1"/>Manual TARA Input System (UI Features)</text:span><text:span text:style-name="a558" text:class-names=""/></text:p>
          <draw:enhanced-geometry xmlns:dr3d="urn:oasis:names:tc:opendocument:xmlns:dr3d:1.0" draw:type="non-primitive" svg:viewBox="0 0 21600 21600" draw:enhanced-path="M 0 0 L 21600 0 21600 21600 0 21600 Z N"/>
        </draw:custom-shape>
        <draw:custom-shape svg:x="0.58529in" svg:y="1.30807in" svg:width="14.82943in" svg:height="0.46823in" draw:id="id70" draw:style-name="a564" draw:name="Text 1">
          <svg:title/>
          <svg:desc/>
          <text:p text:style-name="a563" text:class-names="" text:cond-style-name=""><text:span text:style-name="a561" text:class-names="">The manual input system of our TARA platform is designed for intuitive usability and comprehensive data capture, mirroring the detailed requirements of a thorough threat analysis and risk assessment. The user interface (UI) is meticulously crafted to simplify complex data entry and ensure data consistency through a rich set of features.</text:span><text:span text:style-name="a562" text:class-names=""/></text:p>
          <draw:enhanced-geometry xmlns:dr3d="urn:oasis:names:tc:opendocument:xmlns:dr3d:1.0" draw:type="non-primitive" svg:viewBox="0 0 21600 21600" draw:enhanced-path="M 0 0 L 21600 0 21600 21600 0 21600 Z N"/>
        </draw:custom-shape>
        <draw:custom-shape svg:x="0.58529in" svg:y="1.94089in" svg:width="0.32917in" svg:height="0.32917in" draw:id="id71" draw:style-name="a565" draw:name="Shape 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6068in" svg:y="1.99115in" svg:width="3.90091in" svg:height="0.23997in" draw:id="id72" draw:style-name="a569" draw:name="Text 3">
          <svg:title/>
          <svg:desc/>
          <text:p text:style-name="a568" text:class-names="" text:cond-style-name=""><text:span text:style-name="a566" text:class-names="">11-Column Input with Colour-Coded Sections</text:span><text:span text:style-name="a567" text:class-names=""/></text:p>
          <draw:enhanced-geometry xmlns:dr3d="urn:oasis:names:tc:opendocument:xmlns:dr3d:1.0" draw:type="non-primitive" svg:viewBox="0 0 21600 21600" draw:enhanced-path="M 0 0 L 21600 0 21600 21600 0 21600 Z N"/>
        </draw:custom-shape>
        <draw:custom-shape svg:x="1.06068in" svg:y="2.31888in" svg:width="14.35404in" svg:height="0.46823in" draw:id="id73" draw:style-name="a573" draw:name="Text 4">
          <svg:title/>
          <svg:desc/>
          <text:p text:style-name="a572" text:class-names="" text:cond-style-name=""><text:span text:style-name="a570" text:class-names="">The core of the UI is an extensive table, meticulously organised into 11 distinct columns. These columns are logically grouped and visually delineated using colour-coding, which significantly enhances readability and navigation. This visual segmentation helps users quickly identify relevant sections for Asset Overview, Threat Details, Risk &amp; Impact, and Compliance &amp; Mitigation, streamlining the data entry process.</text:span><text:span text:style-name="a571" text:class-names=""/></text:p>
          <draw:enhanced-geometry xmlns:dr3d="urn:oasis:names:tc:opendocument:xmlns:dr3d:1.0" draw:type="non-primitive" svg:viewBox="0 0 21600 21600" draw:enhanced-path="M 0 0 L 21600 0 21600 21600 0 21600 Z N"/>
        </draw:custom-shape>
        <draw:custom-shape svg:x="0.58529in" svg:y="3.07969in" svg:width="0.32917in" svg:height="0.32917in" draw:id="id74" draw:style-name="a574" draw:name="Shape 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6068in" svg:y="3.12995in" svg:width="2.93021in" svg:height="0.23997in" draw:id="id75" draw:style-name="a578" draw:name="Text 6">
          <svg:title/>
          <svg:desc/>
          <text:p text:style-name="a577" text:class-names="" text:cond-style-name=""><text:span text:style-name="a575" text:class-names="">Dropdowns with Dynamic Options</text:span><text:span text:style-name="a576" text:class-names=""/></text:p>
          <draw:enhanced-geometry xmlns:dr3d="urn:oasis:names:tc:opendocument:xmlns:dr3d:1.0" draw:type="non-primitive" svg:viewBox="0 0 21600 21600" draw:enhanced-path="M 0 0 L 21600 0 21600 21600 0 21600 Z N"/>
        </draw:custom-shape>
        <draw:custom-shape svg:x="1.06068in" svg:y="3.45768in" svg:width="14.35404in" svg:height="0.46823in" draw:id="id76" draw:style-name="a582" draw:name="Text 7">
          <svg:title/>
          <svg:desc/>
          <text:p text:style-name="a581" text:class-names="" text:cond-style-name=""><text:span text:style-name="a579" text:class-names="">To ensure data accuracy and standardisation, critical fields are equipped with dynamic dropdown menus. These dropdowns provide pre-defined options, reducing the likelihood of typographical errors and ensuring consistency across TARA entries. The dynamic nature allows for context-sensitive options, adapting to previously entered data or pre-configured datasets.</text:span><text:span text:style-name="a580" text:class-names=""/></text:p>
          <draw:enhanced-geometry xmlns:dr3d="urn:oasis:names:tc:opendocument:xmlns:dr3d:1.0" draw:type="non-primitive" svg:viewBox="0 0 21600 21600" draw:enhanced-path="M 0 0 L 21600 0 21600 21600 0 21600 Z N"/>
        </draw:custom-shape>
        <draw:custom-shape svg:x="0.58529in" svg:y="4.21849in" svg:width="0.32917in" svg:height="0.32917in" draw:id="id77" draw:style-name="a583" draw:name="Shape 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6068in" svg:y="4.26875in" svg:width="3.47227in" svg:height="0.23997in" draw:id="id78" draw:style-name="a587" draw:name="Text 9">
          <svg:title/>
          <svg:desc/>
          <text:p text:style-name="a586" text:class-names="" text:cond-style-name=""><text:span text:style-name="a584" text:class-names="">Autofill Datasets for Each TARA Division</text:span><text:span text:style-name="a585" text:class-names=""/></text:p>
          <draw:enhanced-geometry xmlns:dr3d="urn:oasis:names:tc:opendocument:xmlns:dr3d:1.0" draw:type="non-primitive" svg:viewBox="0 0 21600 21600" draw:enhanced-path="M 0 0 L 21600 0 21600 21600 0 21600 Z N"/>
        </draw:custom-shape>
        <draw:custom-shape svg:x="1.06068in" svg:y="4.59648in" svg:width="14.35404in" svg:height="0.46823in" draw:id="id79" draw:style-name="a591" draw:name="Text 10">
          <svg:title/>
          <svg:desc/>
          <text:p text:style-name="a590" text:class-names="" text:cond-style-name=""><text:span text:style-name="a588" text:class-names="">One of the key efficiency features is the intelligent autofill capability. Based on initial inputs, the system can automatically suggest and populate data fields across the four major TARA divisions. This feature is powered by curated datasets, significantly accelerating the data entry process for common threats, assets, or mitigation strategies.</text:span><text:span text:style-name="a589" text:class-names=""/></text:p>
          <draw:enhanced-geometry xmlns:dr3d="urn:oasis:names:tc:opendocument:xmlns:dr3d:1.0" draw:type="non-primitive" svg:viewBox="0 0 21600 21600" draw:enhanced-path="M 0 0 L 21600 0 21600 21600 0 21600 Z N"/>
        </draw:custom-shape>
        <draw:custom-shape svg:x="0.58529in" svg:y="5.35729in" svg:width="0.32917in" svg:height="0.32917in" draw:id="id80" draw:style-name="a592" draw:name="Shape 11">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6068in" svg:y="5.40755in" svg:width="2.64674in" svg:height="0.23997in" draw:id="id81" draw:style-name="a596" draw:name="Text 12">
          <svg:title/>
          <svg:desc/>
          <text:p text:style-name="a595" text:class-names="" text:cond-style-name=""><text:span text:style-name="a593" text:class-names="">Real-Time Data Save to MySQL</text:span><text:span text:style-name="a594" text:class-names=""/></text:p>
          <draw:enhanced-geometry xmlns:dr3d="urn:oasis:names:tc:opendocument:xmlns:dr3d:1.0" draw:type="non-primitive" svg:viewBox="0 0 21600 21600" draw:enhanced-path="M 0 0 L 21600 0 21600 21600 0 21600 Z N"/>
        </draw:custom-shape>
        <draw:custom-shape svg:x="1.06068in" svg:y="5.73529in" svg:width="14.35404in" svg:height="0.46823in" draw:id="id82" draw:style-name="a600" draw:name="Text 13">
          <svg:title/>
          <svg:desc/>
          <text:p text:style-name="a599" text:class-names="" text:cond-style-name=""><text:span text:style-name="a597" text:class-names="">All user inputs and modifications are saved in real-time to the MySQL database. This continuous saving mechanism prevents data loss due to unexpected interruptions and ensures that the latest information is always available, promoting a seamless and secure workflow.</text:span><text:span text:style-name="a598" text:class-names=""/></text:p>
          <draw:enhanced-geometry xmlns:dr3d="urn:oasis:names:tc:opendocument:xmlns:dr3d:1.0" draw:type="non-primitive" svg:viewBox="0 0 21600 21600" draw:enhanced-path="M 0 0 L 21600 0 21600 21600 0 21600 Z N"/>
        </draw:custom-shape>
        <draw:custom-shape svg:x="0.58529in" svg:y="6.49609in" svg:width="0.32917in" svg:height="0.32917in" draw:id="id83" draw:style-name="a601" draw:name="Shape 14">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6068in" svg:y="6.54635in" svg:width="2.89089in" svg:height="0.23997in" draw:id="id84" draw:style-name="a605" draw:name="Text 15">
          <svg:title/>
          <svg:desc/>
          <text:p text:style-name="a604" text:class-names="" text:cond-style-name=""><text:span text:style-name="a602" text:class-names="">Add/Delete Rows &amp; Inline Editing</text:span><text:span text:style-name="a603" text:class-names=""/></text:p>
          <draw:enhanced-geometry xmlns:dr3d="urn:oasis:names:tc:opendocument:xmlns:dr3d:1.0" draw:type="non-primitive" svg:viewBox="0 0 21600 21600" draw:enhanced-path="M 0 0 L 21600 0 21600 21600 0 21600 Z N"/>
        </draw:custom-shape>
        <draw:custom-shape svg:x="1.06068in" svg:y="6.87409in" svg:width="14.35404in" svg:height="0.46823in" draw:id="id85" draw:style-name="a609" draw:name="Text 16">
          <svg:title/>
          <svg:desc/>
          <text:p text:style-name="a608" text:class-names="" text:cond-style-name=""><text:span text:style-name="a606" text:class-names="">The system provides full flexibility for managing TARA entries. Users can easily add new rows for additional assets or threats, delete existing rows that are no longer relevant, and perform inline editing directly within the table cells, offering a fluid and intuitive editing experience.</text:span><text:span text:style-name="a607" text:class-names=""/></text:p>
          <draw:enhanced-geometry xmlns:dr3d="urn:oasis:names:tc:opendocument:xmlns:dr3d:1.0" draw:type="non-primitive" svg:viewBox="0 0 21600 21600" draw:enhanced-path="M 0 0 L 21600 0 21600 21600 0 21600 Z N"/>
        </draw:custom-shape>
        <draw:custom-shape svg:x="0.58529in" svg:y="7.6349in" svg:width="0.32917in" svg:height="0.32917in" draw:id="id86" draw:style-name="a610" draw:name="Shape 1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6068in" svg:y="7.68516in" svg:width="2.42396in" svg:height="0.23997in" draw:id="id87" draw:style-name="a614" draw:name="Text 18">
          <svg:title/>
          <svg:desc/>
          <text:p text:style-name="a613" text:class-names="" text:cond-style-name=""><text:span text:style-name="a611" text:class-names="">Import/Export Functionality</text:span><text:span text:style-name="a612" text:class-names=""/></text:p>
          <draw:enhanced-geometry xmlns:dr3d="urn:oasis:names:tc:opendocument:xmlns:dr3d:1.0" draw:type="non-primitive" svg:viewBox="0 0 21600 21600" draw:enhanced-path="M 0 0 L 21600 0 21600 21600 0 21600 Z N"/>
        </draw:custom-shape>
        <draw:custom-shape svg:x="1.06068in" svg:y="8.01289in" svg:width="14.35404in" svg:height="0.46823in" draw:id="id88" draw:style-name="a618" draw:name="Text 19">
          <svg:title/>
          <svg:desc/>
          <text:p text:style-name="a617" text:class-names="" text:cond-style-name=""><text:span text:style-name="a615" text:class-names="">For enhanced interoperability and data portability, the system supports both import and export functionalities. Users can import existing TARA data from external sources or export their current assessments for archiving, sharing, or further analysis in other tools, facilitating seamless integration with existing workflows.</text:span><text:span text:style-name="a616" text:class-names=""/></text:p>
          <draw:enhanced-geometry xmlns:dr3d="urn:oasis:names:tc:opendocument:xmlns:dr3d:1.0" draw:type="non-primitive" svg:viewBox="0 0 21600 21600" draw:enhanced-path="M 0 0 L 21600 0 21600 21600 0 21600 Z N"/>
        </draw:custom-shape>
        <presentation:notes draw:style-name="a624">
          <draw:page-thumbnail draw:page-number="4" svg:x="-0.29861in" svg:y="2in" svg:width="9.59722in" svg:height="5.39931in" presentation:class="page" draw:id="id89" presentation:style-name="a619" draw:name="Slide Image Placeholder 1">
            <svg:title/>
            <svg:desc/>
          </draw:page-thumbnail>
          <draw:frame draw:id="id90" presentation:style-name="a620" draw:name="Notes Placeholder 2" svg:x="0.89931in" svg:y="7.69965in" svg:width="7.20139in" svg:height="6.30035in" presentation:class="notes" presentation:placeholder="true">
            <draw:text-box/>
            <svg:title/>
            <svg:desc/>
          </draw:frame>
          <draw:frame draw:id="id91" presentation:style-name="a623" draw:name="Slide Number Placeholder 3" svg:x="5.09722in" svg:y="15.19792in" svg:width="3.90104in" svg:height="0.80208in" presentation:class="page-number" presentation:placeholder="false">
            <draw:text-box>
              <text:p text:style-name="a622" text:class-names="" text:cond-style-name=""><text:span text:style-name="a621" text:class-names=""><text:page-number style:num-format="1" text:fixed="false">4</text:page-number></text:span></text:p>
            </draw:text-box>
            <svg:title/>
            <svg:desc/>
          </draw:frame>
        </presentation:notes>
      </draw:page>
      <draw:page draw:name="Slide 5" draw:style-name="a625" draw:master-page-name="Master1-Layout1-cust-DEFAULT" presentation:presentation-page-layout-name="Master1-PPL1" draw:id="Slide-260">
        <draw:custom-shape svg:x="0.71029in" svg:y="0.78008in" svg:width="10.0526in" svg:height="0.59935in" draw:id="id92" draw:style-name="a630" draw:name="Text 0">
          <svg:title/>
          <svg:desc/>
          <text:p text:style-name="a629" text:class-names="" text:cond-style-name=""><text:span text:style-name="a626" text:class-names="">🤖</text:span><text:span text:style-name="a627" text:class-names=""><text:s text:c="1"/>LLM Integration for Automated Risk Analysis</text:span><text:span text:style-name="a628" text:class-names=""/></text:p>
          <draw:enhanced-geometry xmlns:dr3d="urn:oasis:names:tc:opendocument:xmlns:dr3d:1.0" draw:type="non-primitive" svg:viewBox="0 0 21600 21600" draw:enhanced-path="M 0 0 L 21600 0 21600 21600 0 21600 Z N"/>
        </draw:custom-shape>
        <draw:custom-shape svg:x="0.71029in" svg:y="1.73451in" svg:width="14.57943in" svg:height="0.56823in" draw:id="id93" draw:style-name="a634" draw:name="Text 1">
          <svg:title/>
          <svg:desc/>
          <text:p text:style-name="a633" text:class-names="" text:cond-style-name=""><text:span text:style-name="a631" text:class-names="">A cornerstone of our innovative TARA system is the seamless integration of a Large Language Model (LLM) to automate and enhance the risk analysis process. This integration transforms what was traditionally a laborious manual task into an intelligent, AI-driven evaluation, providing rapid and comprehensive insights.</text:span><text:span text:style-name="a632" text:class-names=""/></text:p>
          <draw:enhanced-geometry xmlns:dr3d="urn:oasis:names:tc:opendocument:xmlns:dr3d:1.0" draw:type="non-primitive" svg:viewBox="0 0 21600 21600" draw:enhanced-path="M 0 0 L 21600 0 21600 21600 0 21600 Z N"/>
        </draw:custom-shape>
        <draw:custom-shape svg:x="0.71029in" svg:y="2.50247in" svg:width="14.57943in" svg:height="0.56823in" draw:id="id94" draw:style-name="a638" draw:name="Text 2">
          <svg:title/>
          <svg:desc/>
          <text:p text:style-name="a637" text:class-names="" text:cond-style-name=""><text:span text:style-name="a635" text:class-names="">The primary purpose of the LLM integration is to allow users to input a natural language description of a potential threat or an asset. In response, the LLM processes this input and generates a highly structured TARA JSON output. This output is comprehensive, encompassing all critical elements required for a thorough risk assessment:</text:span><text:span text:style-name="a636" text:class-names=""/></text:p>
          <draw:enhanced-geometry xmlns:dr3d="urn:oasis:names:tc:opendocument:xmlns:dr3d:1.0" draw:type="non-primitive" svg:viewBox="0 0 21600 21600" draw:enhanced-path="M 0 0 L 21600 0 21600 21600 0 21600 Z N"/>
        </draw:custom-shape>
        <draw:custom-shape svg:x="0.71029in" svg:y="3.27044in" svg:width="14.57943in" svg:height="0.28411in" draw:id="id95" draw:style-name="a644" draw:name="Text 3">
          <svg:title/>
          <svg:desc/>
          <text:list text:style-name="a643">
            <text:list-item>
              <text:p text:style-name="a642" text:class-names="" text:cond-style-name=""><text:span text:style-name="a639" text:class-names="">Asset Information:</text:span><text:span text:style-name="a640" text:class-names=""><text:s text:c="1"/>Detailed description and categorisation of the asset(s) involved.</text:span><text:span text:style-name="a641" text:class-names=""/></text:p>
            </text:list-item>
          </text:list>
          <draw:enhanced-geometry xmlns:dr3d="urn:oasis:names:tc:opendocument:xmlns:dr3d:1.0" draw:type="non-primitive" svg:viewBox="0 0 21600 21600" draw:enhanced-path="M 0 0 L 21600 0 21600 21600 0 21600 Z N"/>
        </draw:custom-shape>
        <draw:custom-shape svg:x="0.71029in" svg:y="3.61667in" svg:width="14.57943in" svg:height="0.28411in" draw:id="id96" draw:style-name="a650" draw:name="Text 4">
          <svg:title/>
          <svg:desc/>
          <text:list text:style-name="a649">
            <text:list-item>
              <text:p text:style-name="a648" text:class-names="" text:cond-style-name=""><text:span text:style-name="a645" text:class-names="">Threat Details:</text:span><text:span text:style-name="a646" text:class-names=""><text:s text:c="1"/>Elaboration on the nature of the threat, its potential vectors, and methodologies.</text:span><text:span text:style-name="a647" text:class-names=""/></text:p>
            </text:list-item>
          </text:list>
          <draw:enhanced-geometry xmlns:dr3d="urn:oasis:names:tc:opendocument:xmlns:dr3d:1.0" draw:type="non-primitive" svg:viewBox="0 0 21600 21600" draw:enhanced-path="M 0 0 L 21600 0 21600 21600 0 21600 Z N"/>
        </draw:custom-shape>
        <draw:custom-shape svg:x="0.71029in" svg:y="3.96289in" svg:width="14.57943in" svg:height="0.28411in" draw:id="id97" draw:style-name="a656" draw:name="Text 5">
          <svg:title/>
          <svg:desc/>
          <text:list text:style-name="a655">
            <text:list-item>
              <text:p text:style-name="a654" text:class-names="" text:cond-style-name=""><text:span text:style-name="a651" text:class-names="">Damage Scenarios:</text:span><text:span text:style-name="a652" text:class-names=""><text:s text:c="1"/>Prediction of potential negative consequences if the threat materialises.</text:span><text:span text:style-name="a653" text:class-names=""/></text:p>
            </text:list-item>
          </text:list>
          <draw:enhanced-geometry xmlns:dr3d="urn:oasis:names:tc:opendocument:xmlns:dr3d:1.0" draw:type="non-primitive" svg:viewBox="0 0 21600 21600" draw:enhanced-path="M 0 0 L 21600 0 21600 21600 0 21600 Z N"/>
        </draw:custom-shape>
        <draw:custom-shape svg:x="0.71029in" svg:y="4.30911in" svg:width="14.57943in" svg:height="0.28411in" draw:id="id98" draw:style-name="a662" draw:name="Text 6">
          <svg:title/>
          <svg:desc/>
          <text:list text:style-name="a661">
            <text:list-item>
              <text:p text:style-name="a660" text:class-names="" text:cond-style-name=""><text:span text:style-name="a657" text:class-names="">Impact Levels:</text:span><text:span text:style-name="a658" text:class-names=""><text:s text:c="1"/>Quantitative and qualitative assessment of the severity of damage (e.g., high, medium, low) to confidentiality, integrity, and availability.</text:span><text:span text:style-name="a659" text:class-names=""/></text:p>
            </text:list-item>
          </text:list>
          <draw:enhanced-geometry xmlns:dr3d="urn:oasis:names:tc:opendocument:xmlns:dr3d:1.0" draw:type="non-primitive" svg:viewBox="0 0 21600 21600" draw:enhanced-path="M 0 0 L 21600 0 21600 21600 0 21600 Z N"/>
        </draw:custom-shape>
        <draw:custom-shape svg:x="0.71029in" svg:y="4.65534in" svg:width="14.57943in" svg:height="0.28411in" draw:id="id99" draw:style-name="a668" draw:name="Text 7">
          <svg:title/>
          <svg:desc/>
          <text:list text:style-name="a667">
            <text:list-item>
              <text:p text:style-name="a666" text:class-names="" text:cond-style-name=""><text:span text:style-name="a663" text:class-names="">Attack Feasibility:</text:span><text:span text:style-name="a664" text:class-names=""><text:s text:c="1"/>Evaluation of the likelihood and ease of an attack, considering factors like required expertise, resources, and access.</text:span><text:span text:style-name="a665" text:class-names=""/></text:p>
            </text:list-item>
          </text:list>
          <draw:enhanced-geometry xmlns:dr3d="urn:oasis:names:tc:opendocument:xmlns:dr3d:1.0" draw:type="non-primitive" svg:viewBox="0 0 21600 21600" draw:enhanced-path="M 0 0 L 21600 0 21600 21600 0 21600 Z N"/>
        </draw:custom-shape>
        <draw:custom-shape svg:x="0.71029in" svg:y="5.00156in" svg:width="14.57943in" svg:height="0.28411in" draw:id="id100" draw:style-name="a674" draw:name="Text 8">
          <svg:title/>
          <svg:desc/>
          <text:list text:style-name="a673">
            <text:list-item>
              <text:p text:style-name="a672" text:class-names="" text:cond-style-name=""><text:span text:style-name="a669" text:class-names="">Risk Ratings:</text:span><text:span text:style-name="a670" text:class-names=""><text:s text:c="1"/>Calculated risk scores based on the combination of impact and feasibility, often categorised (e.g., critical, high, moderate, low).</text:span><text:span text:style-name="a671" text:class-names=""/></text:p>
            </text:list-item>
          </text:list>
          <draw:enhanced-geometry xmlns:dr3d="urn:oasis:names:tc:opendocument:xmlns:dr3d:1.0" draw:type="non-primitive" svg:viewBox="0 0 21600 21600" draw:enhanced-path="M 0 0 L 21600 0 21600 21600 0 21600 Z N"/>
        </draw:custom-shape>
        <draw:custom-shape svg:x="0.71029in" svg:y="5.34779in" svg:width="14.57943in" svg:height="0.28411in" draw:id="id101" draw:style-name="a680" draw:name="Text 9">
          <svg:title/>
          <svg:desc/>
          <text:list text:style-name="a679">
            <text:list-item>
              <text:p text:style-name="a678" text:class-names="" text:cond-style-name=""><text:span text:style-name="a675" text:class-names="">Security Controls:</text:span><text:span text:style-name="a676" text:class-names=""><text:s text:c="1"/>Recommendations for appropriate mitigation measures and countermeasures to address the identified risks.</text:span><text:span text:style-name="a677" text:class-names=""/></text:p>
            </text:list-item>
          </text:list>
          <draw:enhanced-geometry xmlns:dr3d="urn:oasis:names:tc:opendocument:xmlns:dr3d:1.0" draw:type="non-primitive" svg:viewBox="0 0 21600 21600" draw:enhanced-path="M 0 0 L 21600 0 21600 21600 0 21600 Z N"/>
        </draw:custom-shape>
        <draw:custom-shape svg:x="0.71029in" svg:y="5.83164in" svg:width="14.57943in" svg:height="0.85234in" draw:id="id102" draw:style-name="a688" draw:name="Text 10">
          <svg:title/>
          <svg:desc/>
          <text:p text:style-name="a687" text:class-names="" text:cond-style-name=""><text:span text:style-name="a681" text:class-names="">For this integration, we have selected<text:s text:c="1"/></text:span><text:span text:style-name="a682" text:class-names="">Mistral-7B-Instruct</text:span><text:span text:style-name="a683" text:class-names="">, a powerful and efficient LLM, deployed locally via<text:s text:c="1"/></text:span><text:span text:style-name="a684" text:class-names="">Ollama</text:span><text:span text:style-name="a685" text:class-names="">. This setup ensures data privacy and allows for rapid local inference, avoiding reliance on external API calls for core processing. The LLM is driven by a custom-engineered prompt designed to elicit precise and structured JSON outputs, tailored specifically to the TARA schema.</text:span><text:span text:style-name="a686" text:class-names=""/></text:p>
          <draw:enhanced-geometry xmlns:dr3d="urn:oasis:names:tc:opendocument:xmlns:dr3d:1.0" draw:type="non-primitive" svg:viewBox="0 0 21600 21600" draw:enhanced-path="M 0 0 L 21600 0 21600 21600 0 21600 Z N"/>
        </draw:custom-shape>
        <draw:custom-shape svg:x="0.71029in" svg:y="6.88372in" svg:width="14.57943in" svg:height="0.85234in" draw:id="id103" draw:style-name="a693" draw:name="Text 11">
          <svg:title/>
          <svg:desc/>
          <text:p text:style-name="a692" text:class-names="" text:cond-style-name=""><text:span text:style-name="a689" text:class-names="">Prompt Example:</text:span><text:span text:style-name="a690" text:class-names=""><text:s text:c="1"/>When a user enters a simple phrase like "There’s an unknown login on my device", the LLM processes this and generates a full TARA JSON output, detailing the asset (user device/account), the threat (unauthorised access), potential damage (data breach, system compromise), feasibility (medium, depending on existing controls), risk rating (high), and suggested security controls (multi-factor authentication, password rotation, audit logging).</text:span><text:span text:style-name="a691" text:class-names=""/></text:p>
          <draw:enhanced-geometry xmlns:dr3d="urn:oasis:names:tc:opendocument:xmlns:dr3d:1.0" draw:type="non-primitive" svg:viewBox="0 0 21600 21600" draw:enhanced-path="M 0 0 L 21600 0 21600 21600 0 21600 Z N"/>
        </draw:custom-shape>
        <draw:custom-shape svg:x="0.71029in" svg:y="7.93581in" svg:width="14.57943in" svg:height="0.28411in" draw:id="id104" draw:style-name="a697" draw:name="Text 12">
          <svg:title/>
          <svg:desc/>
          <text:p text:style-name="a696" text:class-names="" text:cond-style-name=""><text:span text:style-name="a694" text:class-names="">This automation significantly reduces the manual burden of TARA, allowing cybersecurity professionals to focus on strategic decision-making rather than exhaustive data entry.</text:span><text:span text:style-name="a695" text:class-names=""/></text:p>
          <draw:enhanced-geometry xmlns:dr3d="urn:oasis:names:tc:opendocument:xmlns:dr3d:1.0" draw:type="non-primitive" svg:viewBox="0 0 21600 21600" draw:enhanced-path="M 0 0 L 21600 0 21600 21600 0 21600 Z N"/>
        </draw:custom-shape>
        <presentation:notes draw:style-name="a703">
          <draw:page-thumbnail draw:page-number="5" svg:x="-0.29861in" svg:y="2in" svg:width="9.59722in" svg:height="5.39931in" presentation:class="page" draw:id="id105" presentation:style-name="a698" draw:name="Slide Image Placeholder 1">
            <svg:title/>
            <svg:desc/>
          </draw:page-thumbnail>
          <draw:frame draw:id="id106" presentation:style-name="a699" draw:name="Notes Placeholder 2" svg:x="0.89931in" svg:y="7.69965in" svg:width="7.20139in" svg:height="6.30035in" presentation:class="notes" presentation:placeholder="true">
            <draw:text-box/>
            <svg:title/>
            <svg:desc/>
          </draw:frame>
          <draw:frame draw:id="id107" presentation:style-name="a702" draw:name="Slide Number Placeholder 3" svg:x="5.09722in" svg:y="15.19792in" svg:width="3.90104in" svg:height="0.80208in" presentation:class="page-number" presentation:placeholder="false">
            <draw:text-box>
              <text:p text:style-name="a701" text:class-names="" text:cond-style-name=""><text:span text:style-name="a700" text:class-names=""><text:page-number style:num-format="1" text:fixed="false">5</text:page-number></text:span></text:p>
            </draw:text-box>
            <svg:title/>
            <svg:desc/>
          </draw:frame>
        </presentation:notes>
      </draw:page>
      <draw:page draw:name="Slide 6" draw:style-name="a704" draw:master-page-name="Master1-Layout1-cust-DEFAULT" presentation:presentation-page-layout-name="Master1-PPL1" draw:id="Slide-261">
        <draw:custom-shape svg:x="0.66693in" svg:y="0.46706in" svg:width="5.7362in" svg:height="0.5638in" draw:id="id108" draw:style-name="a709" draw:name="Text 0">
          <svg:title/>
          <svg:desc/>
          <text:p text:style-name="a708" text:class-names="" text:cond-style-name=""><text:span text:style-name="a705" text:class-names="">🧩</text:span><text:span text:style-name="a706" text:class-names=""><text:s text:c="1"/>Structured Output Format</text:span><text:span text:style-name="a707" text:class-names=""/></text:p>
          <draw:enhanced-geometry xmlns:dr3d="urn:oasis:names:tc:opendocument:xmlns:dr3d:1.0" draw:type="non-primitive" svg:viewBox="0 0 21600 21600" draw:enhanced-path="M 0 0 L 21600 0 21600 21600 0 21600 Z N"/>
        </draw:custom-shape>
        <draw:custom-shape svg:x="0.66693in" svg:y="1.36432in" svg:width="14.66615in" svg:height="0.80039in" draw:id="id109" draw:style-name="a713" draw:name="Text 1">
          <svg:title/>
          <svg:desc/>
          <text:p text:style-name="a712" text:class-names="" text:cond-style-name=""><text:span text:style-name="a710" text:class-names="">The LLM's output is meticulously structured according to a predefined JSON schema, ensuring that the automated risk analysis seamlessly integrates with our manual TARA input system. This structured format is critical for machine readability and consistent data mapping to the 11-column UI table. The schema is divided into 9 core divisions, designed to cover all facets of a comprehensive threat analysis and risk assessment:</text:span><text:span text:style-name="a711" text:class-names=""/></text:p>
          <draw:enhanced-geometry xmlns:dr3d="urn:oasis:names:tc:opendocument:xmlns:dr3d:1.0" draw:type="non-primitive" svg:viewBox="0 0 21600 21600" draw:enhanced-path="M 0 0 L 21600 0 21600 21600 0 21600 Z N"/>
        </draw:custom-shape>
        <draw:custom-shape svg:x="0.66693in" svg:y="2.35221in" svg:width="4.7776in" svg:height="1.29049in" draw:id="id110" draw:style-name="a714" draw:name="Shape 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64193in" svg:y="2.35221in" svg:width="0.1in" svg:height="1.29049in" draw:id="id111" draw:style-name="a715" draw:name="Shape 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93359in" svg:y="2.54388in" svg:width="2.18867in" svg:height="0.27357in" draw:id="id112" draw:style-name="a719" draw:name="Text 4">
          <svg:title/>
          <svg:desc/>
          <text:p text:style-name="a718" text:class-names="" text:cond-style-name=""><text:span text:style-name="a716" text:class-names="">1. Asset Identification</text:span><text:span text:style-name="a717" text:class-names=""/></text:p>
          <draw:enhanced-geometry xmlns:dr3d="urn:oasis:names:tc:opendocument:xmlns:dr3d:1.0" draw:type="non-primitive" svg:viewBox="0 0 21600 21600" draw:enhanced-path="M 0 0 L 21600 0 21600 21600 0 21600 Z N"/>
        </draw:custom-shape>
        <draw:custom-shape svg:x="0.93359in" svg:y="2.91745in" svg:width="4.31927in" svg:height="0.53359in" draw:id="id113" draw:style-name="a723" draw:name="Text 5">
          <svg:title/>
          <svg:desc/>
          <text:p text:style-name="a722" text:class-names="" text:cond-style-name=""><text:span text:style-name="a720" text:class-names="">Details about the asset being protected, including its name, type, and criticality.</text:span><text:span text:style-name="a721" text:class-names=""/></text:p>
          <draw:enhanced-geometry xmlns:dr3d="urn:oasis:names:tc:opendocument:xmlns:dr3d:1.0" draw:type="non-primitive" svg:viewBox="0 0 21600 21600" draw:enhanced-path="M 0 0 L 21600 0 21600 21600 0 21600 Z N"/>
        </draw:custom-shape>
        <draw:custom-shape svg:x="5.6112in" svg:y="2.35221in" svg:width="4.7776in" svg:height="1.29049in" draw:id="id114" draw:style-name="a724" draw:name="Shape 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5862in" svg:y="2.35221in" svg:width="0.1in" svg:height="1.29049in" draw:id="id115" draw:style-name="a725" draw:name="Shape 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87786in" svg:y="2.54388in" svg:width="2.45352in" svg:height="0.27357in" draw:id="id116" draw:style-name="a729" draw:name="Text 8">
          <svg:title/>
          <svg:desc/>
          <text:p text:style-name="a728" text:class-names="" text:cond-style-name=""><text:span text:style-name="a726" text:class-names="">2. Cybersecurity Prospect</text:span><text:span text:style-name="a727" text:class-names=""/></text:p>
          <draw:enhanced-geometry xmlns:dr3d="urn:oasis:names:tc:opendocument:xmlns:dr3d:1.0" draw:type="non-primitive" svg:viewBox="0 0 21600 21600" draw:enhanced-path="M 0 0 L 21600 0 21600 21600 0 21600 Z N"/>
        </draw:custom-shape>
        <draw:custom-shape svg:x="5.87786in" svg:y="2.91745in" svg:width="4.31927in" svg:height="0.53359in" draw:id="id117" draw:style-name="a733" draw:name="Text 9">
          <svg:title/>
          <svg:desc/>
          <text:p text:style-name="a732" text:class-names="" text:cond-style-name=""><text:span text:style-name="a730" text:class-names="">An overview of the cybersecurity relevance and context of the asset and threat.</text:span><text:span text:style-name="a731" text:class-names=""/></text:p>
          <draw:enhanced-geometry xmlns:dr3d="urn:oasis:names:tc:opendocument:xmlns:dr3d:1.0" draw:type="non-primitive" svg:viewBox="0 0 21600 21600" draw:enhanced-path="M 0 0 L 21600 0 21600 21600 0 21600 Z N"/>
        </draw:custom-shape>
        <draw:custom-shape svg:x="10.55547in" svg:y="2.35221in" svg:width="4.7776in" svg:height="1.29049in" draw:id="id118" draw:style-name="a734" draw:name="Shape 1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53047in" svg:y="2.35221in" svg:width="0.1in" svg:height="1.29049in" draw:id="id119" draw:style-name="a735" draw:name="Shape 11">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82214in" svg:y="2.54388in" svg:width="2.18867in" svg:height="0.27357in" draw:id="id120" draw:style-name="a739" draw:name="Text 12">
          <svg:title/>
          <svg:desc/>
          <text:p text:style-name="a738" text:class-names="" text:cond-style-name=""><text:span text:style-name="a736" text:class-names="">3. Damage Scenarios</text:span><text:span text:style-name="a737" text:class-names=""/></text:p>
          <draw:enhanced-geometry xmlns:dr3d="urn:oasis:names:tc:opendocument:xmlns:dr3d:1.0" draw:type="non-primitive" svg:viewBox="0 0 21600 21600" draw:enhanced-path="M 0 0 L 21600 0 21600 21600 0 21600 Z N"/>
        </draw:custom-shape>
        <draw:custom-shape svg:x="10.82214in" svg:y="2.91745in" svg:width="4.31927in" svg:height="0.53359in" draw:id="id121" draw:style-name="a743" draw:name="Text 13">
          <svg:title/>
          <svg:desc/>
          <text:p text:style-name="a742" text:class-names="" text:cond-style-name=""><text:span text:style-name="a740" text:class-names="">Descriptions of potential negative outcomes if a threat materialises.</text:span><text:span text:style-name="a741" text:class-names=""/></text:p>
          <draw:enhanced-geometry xmlns:dr3d="urn:oasis:names:tc:opendocument:xmlns:dr3d:1.0" draw:type="non-primitive" svg:viewBox="0 0 21600 21600" draw:enhanced-path="M 0 0 L 21600 0 21600 21600 0 21600 Z N"/>
        </draw:custom-shape>
        <draw:custom-shape svg:x="0.66693in" svg:y="3.80938in" svg:width="4.7776in" svg:height="1.29049in" draw:id="id122" draw:style-name="a744" draw:name="Shape 14">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64193in" svg:y="3.80938in" svg:width="0.1in" svg:height="1.29049in" draw:id="id123" draw:style-name="a745" draw:name="Shape 1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93359in" svg:y="4.00104in" svg:width="2.18867in" svg:height="0.27357in" draw:id="id124" draw:style-name="a749" draw:name="Text 16">
          <svg:title/>
          <svg:desc/>
          <text:p text:style-name="a748" text:class-names="" text:cond-style-name=""><text:span text:style-name="a746" text:class-names="">4. Threat Agents</text:span><text:span text:style-name="a747" text:class-names=""/></text:p>
          <draw:enhanced-geometry xmlns:dr3d="urn:oasis:names:tc:opendocument:xmlns:dr3d:1.0" draw:type="non-primitive" svg:viewBox="0 0 21600 21600" draw:enhanced-path="M 0 0 L 21600 0 21600 21600 0 21600 Z N"/>
        </draw:custom-shape>
        <draw:custom-shape svg:x="0.93359in" svg:y="4.37461in" svg:width="4.31927in" svg:height="0.53359in" draw:id="id125" draw:style-name="a753" draw:name="Text 17">
          <svg:title/>
          <svg:desc/>
          <text:p text:style-name="a752" text:class-names="" text:cond-style-name=""><text:span text:style-name="a750" text:class-names="">Identification of potential adversaries or sources of threats.</text:span><text:span text:style-name="a751" text:class-names=""/></text:p>
          <draw:enhanced-geometry xmlns:dr3d="urn:oasis:names:tc:opendocument:xmlns:dr3d:1.0" draw:type="non-primitive" svg:viewBox="0 0 21600 21600" draw:enhanced-path="M 0 0 L 21600 0 21600 21600 0 21600 Z N"/>
        </draw:custom-shape>
        <draw:custom-shape svg:x="5.6112in" svg:y="3.80938in" svg:width="4.7776in" svg:height="1.29049in" draw:id="id126" draw:style-name="a754" draw:name="Shape 1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5862in" svg:y="3.80938in" svg:width="0.1in" svg:height="1.29049in" draw:id="id127" draw:style-name="a755" draw:name="Shape 1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87786in" svg:y="4.00104in" svg:width="2.18867in" svg:height="0.27357in" draw:id="id128" draw:style-name="a759" draw:name="Text 20">
          <svg:title/>
          <svg:desc/>
          <text:p text:style-name="a758" text:class-names="" text:cond-style-name=""><text:span text:style-name="a756" text:class-names="">5. Attack Feasibility</text:span><text:span text:style-name="a757" text:class-names=""/></text:p>
          <draw:enhanced-geometry xmlns:dr3d="urn:oasis:names:tc:opendocument:xmlns:dr3d:1.0" draw:type="non-primitive" svg:viewBox="0 0 21600 21600" draw:enhanced-path="M 0 0 L 21600 0 21600 21600 0 21600 Z N"/>
        </draw:custom-shape>
        <draw:custom-shape svg:x="5.87786in" svg:y="4.37461in" svg:width="4.31927in" svg:height="0.53359in" draw:id="id129" draw:style-name="a763" draw:name="Text 21">
          <svg:title/>
          <svg:desc/>
          <text:p text:style-name="a762" text:class-names="" text:cond-style-name=""><text:span text:style-name="a760" text:class-names="">Assessment of how likely and easy an attack is to execute.</text:span><text:span text:style-name="a761" text:class-names=""/></text:p>
          <draw:enhanced-geometry xmlns:dr3d="urn:oasis:names:tc:opendocument:xmlns:dr3d:1.0" draw:type="non-primitive" svg:viewBox="0 0 21600 21600" draw:enhanced-path="M 0 0 L 21600 0 21600 21600 0 21600 Z N"/>
        </draw:custom-shape>
        <draw:custom-shape svg:x="10.55547in" svg:y="3.80938in" svg:width="4.7776in" svg:height="1.29049in" draw:id="id130" draw:style-name="a764" draw:name="Shape 2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53047in" svg:y="3.80938in" svg:width="0.1in" svg:height="1.29049in" draw:id="id131" draw:style-name="a765" draw:name="Shape 2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82214in" svg:y="4.00104in" svg:width="2.18867in" svg:height="0.27357in" draw:id="id132" draw:style-name="a769" draw:name="Text 24">
          <svg:title/>
          <svg:desc/>
          <text:p text:style-name="a768" text:class-names="" text:cond-style-name=""><text:span text:style-name="a766" text:class-names="">6. Impact Ratings</text:span><text:span text:style-name="a767" text:class-names=""/></text:p>
          <draw:enhanced-geometry xmlns:dr3d="urn:oasis:names:tc:opendocument:xmlns:dr3d:1.0" draw:type="non-primitive" svg:viewBox="0 0 21600 21600" draw:enhanced-path="M 0 0 L 21600 0 21600 21600 0 21600 Z N"/>
        </draw:custom-shape>
        <draw:custom-shape svg:x="10.82214in" svg:y="4.37461in" svg:width="4.31927in" svg:height="0.53359in" draw:id="id133" draw:style-name="a773" draw:name="Text 25">
          <svg:title/>
          <svg:desc/>
          <text:p text:style-name="a772" text:class-names="" text:cond-style-name=""><text:span text:style-name="a770" text:class-names="">Quantification of the severity of damage across confidentiality, integrity, and availability.</text:span><text:span text:style-name="a771" text:class-names=""/></text:p>
          <draw:enhanced-geometry xmlns:dr3d="urn:oasis:names:tc:opendocument:xmlns:dr3d:1.0" draw:type="non-primitive" svg:viewBox="0 0 21600 21600" draw:enhanced-path="M 0 0 L 21600 0 21600 21600 0 21600 Z N"/>
        </draw:custom-shape>
        <draw:custom-shape svg:x="0.66693in" svg:y="5.26654in" svg:width="4.7776in" svg:height="1.29049in" draw:id="id134" draw:style-name="a774" draw:name="Shape 2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64193in" svg:y="5.26654in" svg:width="0.1in" svg:height="1.29049in" draw:id="id135" draw:style-name="a775" draw:name="Shape 2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93359in" svg:y="5.4582in" svg:width="2.58789in" svg:height="0.27357in" draw:id="id136" draw:style-name="a779" draw:name="Text 28">
          <svg:title/>
          <svg:desc/>
          <text:p text:style-name="a778" text:class-names="" text:cond-style-name=""><text:span text:style-name="a776" text:class-names="">7. Risk Treatment Decision</text:span><text:span text:style-name="a777" text:class-names=""/></text:p>
          <draw:enhanced-geometry xmlns:dr3d="urn:oasis:names:tc:opendocument:xmlns:dr3d:1.0" draw:type="non-primitive" svg:viewBox="0 0 21600 21600" draw:enhanced-path="M 0 0 L 21600 0 21600 21600 0 21600 Z N"/>
        </draw:custom-shape>
        <draw:custom-shape svg:x="0.93359in" svg:y="5.83177in" svg:width="4.31927in" svg:height="0.53359in" draw:id="id137" draw:style-name="a783" draw:name="Text 29">
          <svg:title/>
          <svg:desc/>
          <text:p text:style-name="a782" text:class-names="" text:cond-style-name=""><text:span text:style-name="a780" text:class-names="">Proposed strategy for handling the identified risk (e.g., mitigate, accept, avoid, transfer).</text:span><text:span text:style-name="a781" text:class-names=""/></text:p>
          <draw:enhanced-geometry xmlns:dr3d="urn:oasis:names:tc:opendocument:xmlns:dr3d:1.0" draw:type="non-primitive" svg:viewBox="0 0 21600 21600" draw:enhanced-path="M 0 0 L 21600 0 21600 21600 0 21600 Z N"/>
        </draw:custom-shape>
        <draw:custom-shape svg:x="5.6112in" svg:y="5.26654in" svg:width="4.7776in" svg:height="1.29049in" draw:id="id138" draw:style-name="a784" draw:name="Shape 3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5862in" svg:y="5.26654in" svg:width="0.1in" svg:height="1.29049in" draw:id="id139" draw:style-name="a785" draw:name="Shape 31">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87786in" svg:y="5.4582in" svg:width="2.18867in" svg:height="0.27357in" draw:id="id140" draw:style-name="a789" draw:name="Text 32">
          <svg:title/>
          <svg:desc/>
          <text:p text:style-name="a788" text:class-names="" text:cond-style-name=""><text:span text:style-name="a786" text:class-names="">8. Security Controls</text:span><text:span text:style-name="a787" text:class-names=""/></text:p>
          <draw:enhanced-geometry xmlns:dr3d="urn:oasis:names:tc:opendocument:xmlns:dr3d:1.0" draw:type="non-primitive" svg:viewBox="0 0 21600 21600" draw:enhanced-path="M 0 0 L 21600 0 21600 21600 0 21600 Z N"/>
        </draw:custom-shape>
        <draw:custom-shape svg:x="5.87786in" svg:y="5.83177in" svg:width="4.31927in" svg:height="0.53359in" draw:id="id141" draw:style-name="a793" draw:name="Text 33">
          <svg:title/>
          <svg:desc/>
          <text:p text:style-name="a792" text:class-names="" text:cond-style-name=""><text:span text:style-name="a790" text:class-names="">Recommended measures to mitigate the identified threats and reduce risk.</text:span><text:span text:style-name="a791" text:class-names=""/></text:p>
          <draw:enhanced-geometry xmlns:dr3d="urn:oasis:names:tc:opendocument:xmlns:dr3d:1.0" draw:type="non-primitive" svg:viewBox="0 0 21600 21600" draw:enhanced-path="M 0 0 L 21600 0 21600 21600 0 21600 Z N"/>
        </draw:custom-shape>
        <draw:custom-shape svg:x="10.55547in" svg:y="5.26654in" svg:width="4.7776in" svg:height="1.29049in" draw:id="id142" draw:style-name="a794" draw:name="Shape 34">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00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53047in" svg:y="5.26654in" svg:width="0.1in" svg:height="1.29049in" draw:id="id143" draw:style-name="a795" draw:name="Shape 3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40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82214in" svg:y="5.4582in" svg:width="2.18867in" svg:height="0.27357in" draw:id="id144" draw:style-name="a799" draw:name="Text 36">
          <svg:title/>
          <svg:desc/>
          <text:p text:style-name="a798" text:class-names="" text:cond-style-name=""><text:span text:style-name="a796" text:class-names="">9. Residual Risk</text:span><text:span text:style-name="a797" text:class-names=""/></text:p>
          <draw:enhanced-geometry xmlns:dr3d="urn:oasis:names:tc:opendocument:xmlns:dr3d:1.0" draw:type="non-primitive" svg:viewBox="0 0 21600 21600" draw:enhanced-path="M 0 0 L 21600 0 21600 21600 0 21600 Z N"/>
        </draw:custom-shape>
        <draw:custom-shape svg:x="10.82214in" svg:y="5.83177in" svg:width="4.31927in" svg:height="0.53359in" draw:id="id145" draw:style-name="a803" draw:name="Text 37">
          <svg:title/>
          <svg:desc/>
          <text:p text:style-name="a802" text:class-names="" text:cond-style-name=""><text:span text:style-name="a800" text:class-names="">The remaining risk after the implementation of security controls.</text:span><text:span text:style-name="a801" text:class-names=""/></text:p>
          <draw:enhanced-geometry xmlns:dr3d="urn:oasis:names:tc:opendocument:xmlns:dr3d:1.0" draw:type="non-primitive" svg:viewBox="0 0 21600 21600" draw:enhanced-path="M 0 0 L 21600 0 21600 21600 0 21600 Z N"/>
        </draw:custom-shape>
        <draw:custom-shape svg:x="0.66693in" svg:y="6.74453in" svg:width="14.66615in" svg:height="0.80039in" draw:id="id146" draw:style-name="a808" draw:name="Text 38">
          <svg:title/>
          <svg:desc/>
          <text:p text:style-name="a807" text:class-names="" text:cond-style-name=""><text:span text:style-name="a804" text:class-names="">Output Use:</text:span><text:span text:style-name="a805" text:class-names=""><text:s text:c="1"/>Once generated by the LLM, this structured JSON data is automatically mapped and used to populate the corresponding fields within the frontend's table UI. This means that an LLM-generated TARA assessment can be seamlessly saved and managed within the system, just like manually entered data. This dual functionality supports highly efficient mixed workflows, allowing users to leverage LLM automation for initial assessments and then manually refine or expand upon them as needed.</text:span><text:span text:style-name="a806" text:class-names=""/></text:p>
          <draw:enhanced-geometry xmlns:dr3d="urn:oasis:names:tc:opendocument:xmlns:dr3d:1.0" draw:type="non-primitive" svg:viewBox="0 0 21600 21600" draw:enhanced-path="M 0 0 L 21600 0 21600 21600 0 21600 Z N"/>
        </draw:custom-shape>
        <draw:custom-shape svg:x="0.66693in" svg:y="7.73242in" svg:width="14.66615in" svg:height="0.80039in" draw:id="id147" draw:style-name="a815" draw:name="Text 39">
          <svg:title/>
          <svg:desc/>
          <text:p text:style-name="a814" text:class-names="" text:cond-style-name=""><text:span text:style-name="a809" text:class-names="">Example Snippet:</text:span><text:span text:style-name="a810" text:class-names=""><text:s text:c="1"/>A typical JSON output snippet would look like:<text:s text:c="1"/></text:span><text:span text:style-name="a811" text:class-names="">{ "asset name": "Vehicle Lock/Unlock System", "attack feasibility": "High", "risk treatment": "Mitigate", "security controls": ["Multi-factor authentication", "Secure boot"], "impact rating": "Critical" }</text:span><text:span text:style-name="a812" text:class-names="">. This precise and consistent format is key to the system's ability to automate and streamline the TARA process effectively.</text:span><text:span text:style-name="a813" text:class-names=""/></text:p>
          <draw:enhanced-geometry xmlns:dr3d="urn:oasis:names:tc:opendocument:xmlns:dr3d:1.0" draw:type="non-primitive" svg:viewBox="0 0 21600 21600" draw:enhanced-path="M 0 0 L 21600 0 21600 21600 0 21600 Z N"/>
        </draw:custom-shape>
        <presentation:notes draw:style-name="a821">
          <draw:page-thumbnail draw:page-number="6" svg:x="-0.29861in" svg:y="2in" svg:width="9.59722in" svg:height="5.39931in" presentation:class="page" draw:id="id148" presentation:style-name="a816" draw:name="Slide Image Placeholder 1">
            <svg:title/>
            <svg:desc/>
          </draw:page-thumbnail>
          <draw:frame draw:id="id149" presentation:style-name="a817" draw:name="Notes Placeholder 2" svg:x="0.89931in" svg:y="7.69965in" svg:width="7.20139in" svg:height="6.30035in" presentation:class="notes" presentation:placeholder="true">
            <draw:text-box/>
            <svg:title/>
            <svg:desc/>
          </draw:frame>
          <draw:frame draw:id="id150" presentation:style-name="a820" draw:name="Slide Number Placeholder 3" svg:x="5.09722in" svg:y="15.19792in" svg:width="3.90104in" svg:height="0.80208in" presentation:class="page-number" presentation:placeholder="false">
            <draw:text-box>
              <text:p text:style-name="a819" text:class-names="" text:cond-style-name=""><text:span text:style-name="a818" text:class-names=""><text:page-number style:num-format="1" text:fixed="false">6</text:page-number></text:span></text:p>
            </draw:text-box>
            <svg:title/>
            <svg:desc/>
          </draw:frame>
        </presentation:notes>
      </draw:page>
      <draw:page draw:name="Slide 7" draw:style-name="a822" draw:master-page-name="Master1-Layout1-cust-DEFAULT" presentation:presentation-page-layout-name="Master1-PPL1" draw:id="Slide-262">
        <draw:custom-shape svg:x="0.64271in" svg:y="0.51966in" svg:width="4.81849in" svg:height="0.54401in" draw:id="id151" draw:style-name="a827" draw:name="Text 0">
          <svg:title/>
          <svg:desc/>
          <text:p text:style-name="a826" text:class-names="" text:cond-style-name=""><text:span text:style-name="a823" text:class-names="">🏁</text:span><text:span text:style-name="a824" text:class-names=""><text:s text:c="1"/>Milestones Completed</text:span><text:span text:style-name="a825" text:class-names=""/></text:p>
          <draw:enhanced-geometry xmlns:dr3d="urn:oasis:names:tc:opendocument:xmlns:dr3d:1.0" draw:type="non-primitive" svg:viewBox="0 0 21600 21600" draw:enhanced-path="M 0 0 L 21600 0 21600 21600 0 21600 Z N"/>
        </draw:custom-shape>
        <draw:custom-shape svg:x="0.64271in" svg:y="1.38503in" svg:width="14.71458in" svg:height="0.51406in" draw:id="id152" draw:style-name="a831" draw:name="Text 1">
          <svg:title/>
          <svg:desc/>
          <text:p text:style-name="a830" text:class-names="" text:cond-style-name=""><text:span text:style-name="a828" text:class-names="">Our development journey for the LLM-driven TARA system has achieved significant milestones, culminating in a robust and functional prototype that addresses the core challenges of threat analysis and risk assessment. These achievements underscore the system's readiness for further enhancements and its potential to revolutionise cybersecurity practices.</text:span><text:span text:style-name="a829" text:class-names=""/></text:p>
          <draw:enhanced-geometry xmlns:dr3d="urn:oasis:names:tc:opendocument:xmlns:dr3d:1.0" draw:type="non-primitive" svg:viewBox="0 0 21600 21600" draw:enhanced-path="M 0 0 L 21600 0 21600 21600 0 21600 Z N"/>
        </draw:custom-shape>
        <draw:custom-shape svg:x="0.64271in" svg:y="2.07982in" svg:width="4.79766in" svg:height="2.78594in" draw:id="id153" draw:style-name="a832" draw:name="Shape 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8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82005in" svg:y="2.25716in" svg:width="3.51536in" svg:height="0.27201in" draw:id="id154" draw:style-name="a837" draw:name="Text 3">
          <svg:title/>
          <svg:desc/>
          <text:p text:style-name="a836" text:class-names="" text:cond-style-name=""><text:span text:style-name="a833" text:class-names="">✅</text:span><text:span text:style-name="a834" text:class-names=""><text:s text:c="1"/>Dynamic Table with Backend Sync</text:span><text:span text:style-name="a835" text:class-names=""/></text:p>
          <draw:enhanced-geometry xmlns:dr3d="urn:oasis:names:tc:opendocument:xmlns:dr3d:1.0" draw:type="non-primitive" svg:viewBox="0 0 21600 21600" draw:enhanced-path="M 0 0 L 21600 0 21600 21600 0 21600 Z N"/>
        </draw:custom-shape>
        <draw:custom-shape svg:x="0.82005in" svg:y="2.62552in" svg:width="4.44297in" svg:height="2.05625in" draw:id="id155" draw:style-name="a841" draw:name="Text 4">
          <svg:title/>
          <svg:desc/>
          <text:p text:style-name="a840" text:class-names="" text:cond-style-name=""><text:span text:style-name="a838" text:class-names="">We have successfully implemented a dynamic and interactive UI table that allows for comprehensive input and display of TARA data. Crucially, this table is fully synchronised with our backend, ensuring that all data changes, additions, and deletions are immediately and persistently saved to the MySQL database. This real-time synchronisation provides data integrity and a seamless user experience.</text:span><text:span text:style-name="a839" text:class-names=""/></text:p>
          <draw:enhanced-geometry xmlns:dr3d="urn:oasis:names:tc:opendocument:xmlns:dr3d:1.0" draw:type="non-primitive" svg:viewBox="0 0 21600 21600" draw:enhanced-path="M 0 0 L 21600 0 21600 21600 0 21600 Z N"/>
        </draw:custom-shape>
        <draw:custom-shape svg:x="5.60104in" svg:y="2.07982in" svg:width="4.79779in" svg:height="2.78594in" draw:id="id156" draw:style-name="a842" draw:name="Shape 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8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77839in" svg:y="2.25716in" svg:width="4.4431in" svg:height="0.53568in" draw:id="id157" draw:style-name="a847" draw:name="Text 6">
          <svg:title/>
          <svg:desc/>
          <text:p text:style-name="a846" text:class-names="" text:cond-style-name=""><text:span text:style-name="a843" text:class-names="">✅</text:span><text:span text:style-name="a844" text:class-names=""><text:s text:c="1"/>Autofill Logic Across 4 Major TARA Divisions</text:span><text:span text:style-name="a845" text:class-names=""/></text:p>
          <draw:enhanced-geometry xmlns:dr3d="urn:oasis:names:tc:opendocument:xmlns:dr3d:1.0" draw:type="non-primitive" svg:viewBox="0 0 21600 21600" draw:enhanced-path="M 0 0 L 21600 0 21600 21600 0 21600 Z N"/>
        </draw:custom-shape>
        <draw:custom-shape svg:x="5.77839in" svg:y="2.88919in" svg:width="4.4431in" svg:height="1.79922in" draw:id="id158" draw:style-name="a851" draw:name="Text 7">
          <svg:title/>
          <svg:desc/>
          <text:p text:style-name="a850" text:class-names="" text:cond-style-name=""><text:span text:style-name="a848" text:class-names="">An intelligent autofill mechanism has been developed and integrated across the four most critical TARA divisions: Asset Overview, Threat Details, Risk &amp; Impact, and Compliance &amp; Mitigation. This feature leverages pre-configured datasets and contextual analysis to suggest and populate relevant fields, significantly accelerating the manual input process and promoting data consistency.</text:span><text:span text:style-name="a849" text:class-names=""/></text:p>
          <draw:enhanced-geometry xmlns:dr3d="urn:oasis:names:tc:opendocument:xmlns:dr3d:1.0" draw:type="non-primitive" svg:viewBox="0 0 21600 21600" draw:enhanced-path="M 0 0 L 21600 0 21600 21600 0 21600 Z N"/>
        </draw:custom-shape>
        <draw:custom-shape svg:x="10.55951in" svg:y="2.07982in" svg:width="4.79779in" svg:height="2.78594in" draw:id="id159" draw:style-name="a852" draw:name="Shape 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8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73685in" svg:y="2.25716in" svg:width="3.78477in" svg:height="0.27201in" draw:id="id160" draw:style-name="a857" draw:name="Text 9">
          <svg:title/>
          <svg:desc/>
          <text:p text:style-name="a856" text:class-names="" text:cond-style-name=""><text:span text:style-name="a853" text:class-names="">✅</text:span><text:span text:style-name="a854" text:class-names=""><text:s text:c="1"/>LLM Integration via Prompt-to-JSON</text:span><text:span text:style-name="a855" text:class-names=""/></text:p>
          <draw:enhanced-geometry xmlns:dr3d="urn:oasis:names:tc:opendocument:xmlns:dr3d:1.0" draw:type="non-primitive" svg:viewBox="0 0 21600 21600" draw:enhanced-path="M 0 0 L 21600 0 21600 21600 0 21600 Z N"/>
        </draw:custom-shape>
        <draw:custom-shape svg:x="10.73685in" svg:y="2.62552in" svg:width="4.4431in" svg:height="1.79922in" draw:id="id161" draw:style-name="a861" draw:name="Text 10">
          <svg:title/>
          <svg:desc/>
          <text:p text:style-name="a860" text:class-names="" text:cond-style-name=""><text:span text:style-name="a858" text:class-names="">The core innovation of our system, the LLM integration, is fully operational. We have successfully configured Mistral-7B-Instruct (via Ollama) to accept natural language prompts related to threats or assets and output structured JSON data that adheres to our predefined TARA schema. This enables automated risk analysis and populates the UI table with AI-generated insights.</text:span><text:span text:style-name="a859" text:class-names=""/></text:p>
          <draw:enhanced-geometry xmlns:dr3d="urn:oasis:names:tc:opendocument:xmlns:dr3d:1.0" draw:type="non-primitive" svg:viewBox="0 0 21600 21600" draw:enhanced-path="M 0 0 L 21600 0 21600 21600 0 21600 Z N"/>
        </draw:custom-shape>
        <draw:custom-shape svg:x="0.64271in" svg:y="5.02643in" svg:width="7.27695in" svg:height="1.75117in" draw:id="id162" draw:style-name="a862" draw:name="Shape 11">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9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82005in" svg:y="5.20378in" svg:width="2.9668in" svg:height="0.27201in" draw:id="id163" draw:style-name="a867" draw:name="Text 12">
          <svg:title/>
          <svg:desc/>
          <text:p text:style-name="a866" text:class-names="" text:cond-style-name=""><text:span text:style-name="a863" text:class-names="">✅</text:span><text:span text:style-name="a864" text:class-names=""><text:s text:c="1"/>Local + Cloud-Ready System</text:span><text:span text:style-name="a865" text:class-names=""/></text:p>
          <draw:enhanced-geometry xmlns:dr3d="urn:oasis:names:tc:opendocument:xmlns:dr3d:1.0" draw:type="non-primitive" svg:viewBox="0 0 21600 21600" draw:enhanced-path="M 0 0 L 21600 0 21600 21600 0 21600 Z N"/>
        </draw:custom-shape>
        <draw:custom-shape svg:x="0.82005in" svg:y="5.57214in" svg:width="6.92227in" svg:height="1.02813in" draw:id="id164" draw:style-name="a871" draw:name="Text 13">
          <svg:title/>
          <svg:desc/>
          <text:p text:style-name="a870" text:class-names="" text:cond-style-name=""><text:span text:style-name="a868" text:class-names="">The entire system architecture is designed for flexibility, allowing for both local deployment and cloud-based operations. This ensures that organisations can deploy the TARA system in an environment that best suits their security policies and infrastructure requirements, whether on-premises or distributed across cloud services.</text:span><text:span text:style-name="a869" text:class-names=""/></text:p>
          <draw:enhanced-geometry xmlns:dr3d="urn:oasis:names:tc:opendocument:xmlns:dr3d:1.0" draw:type="non-primitive" svg:viewBox="0 0 21600 21600" draw:enhanced-path="M 0 0 L 21600 0 21600 21600 0 21600 Z N"/>
        </draw:custom-shape>
        <draw:custom-shape svg:x="8.08034in" svg:y="5.02643in" svg:width="7.27695in" svg:height="1.75117in" draw:id="id165" draw:style-name="a872" draw:name="Shape 14">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9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8.25768in" svg:y="5.20378in" svg:width="6.47826in" svg:height="0.27201in" draw:id="id166" draw:style-name="a877" draw:name="Text 15">
          <svg:title/>
          <svg:desc/>
          <text:p text:style-name="a876" text:class-names="" text:cond-style-name=""><text:span text:style-name="a873" text:class-names="">✅</text:span><text:span text:style-name="a874" text:class-names=""><text:s text:c="1"/>End-to-End Pipeline from Asset Input to Residual Risk Evaluation</text:span><text:span text:style-name="a875" text:class-names=""/></text:p>
          <draw:enhanced-geometry xmlns:dr3d="urn:oasis:names:tc:opendocument:xmlns:dr3d:1.0" draw:type="non-primitive" svg:viewBox="0 0 21600 21600" draw:enhanced-path="M 0 0 L 21600 0 21600 21600 0 21600 Z N"/>
        </draw:custom-shape>
        <draw:custom-shape svg:x="8.25768in" svg:y="5.57214in" svg:width="6.92227in" svg:height="1.02813in" draw:id="id167" draw:style-name="a881" draw:name="Text 16">
          <svg:title/>
          <svg:desc/>
          <text:p text:style-name="a880" text:class-names="" text:cond-style-name=""><text:span text:style-name="a878" text:class-names="">We have established a complete, functional pipeline stretching from the initial input of an asset or threat description all the way to the evaluation of residual risk after proposed controls. This end-to-end capability demonstrates the system's comprehensive nature and its ability to provide actionable risk insights.</text:span><text:span text:style-name="a879" text:class-names=""/></text:p>
          <draw:enhanced-geometry xmlns:dr3d="urn:oasis:names:tc:opendocument:xmlns:dr3d:1.0" draw:type="non-primitive" svg:viewBox="0 0 21600 21600" draw:enhanced-path="M 0 0 L 21600 0 21600 21600 0 21600 Z N"/>
        </draw:custom-shape>
        <draw:custom-shape svg:x="0.64271in" svg:y="6.95833in" svg:width="14.71458in" svg:height="0.25703in" draw:id="id168" draw:style-name="a885" draw:name="Text 17">
          <svg:title/>
          <svg:desc/>
          <text:p text:style-name="a884" text:class-names="" text:cond-style-name=""><text:span text:style-name="a882" text:class-names="">Bonus Achievements:</text:span><text:span text:style-name="a883" text:class-names=""/></text:p>
          <draw:enhanced-geometry xmlns:dr3d="urn:oasis:names:tc:opendocument:xmlns:dr3d:1.0" draw:type="non-primitive" svg:viewBox="0 0 21600 21600" draw:enhanced-path="M 0 0 L 21600 0 21600 21600 0 21600 Z N"/>
        </draw:custom-shape>
        <draw:custom-shape svg:x="0.64271in" svg:y="7.39609in" svg:width="14.71458in" svg:height="0.51406in" draw:id="id169" draw:style-name="a891" draw:name="Text 18">
          <svg:title/>
          <svg:desc/>
          <text:list text:style-name="a890">
            <text:list-item>
              <text:p text:style-name="a889" text:class-names="" text:cond-style-name=""><text:span text:style-name="a886" text:class-names="">FastAPI Routes are Scalable:</text:span><text:span text:style-name="a887" text:class-names=""><text:s text:c="1"/>The backend API, built with FastAPI, is architected for high scalability, capable of handling increased load and supporting future feature expansions without performance degradation.</text:span><text:span text:style-name="a888" text:class-names=""/></text:p>
            </text:list-item>
          </text:list>
          <draw:enhanced-geometry xmlns:dr3d="urn:oasis:names:tc:opendocument:xmlns:dr3d:1.0" draw:type="non-primitive" svg:viewBox="0 0 21600 21600" draw:enhanced-path="M 0 0 L 21600 0 21600 21600 0 21600 Z N"/>
        </draw:custom-shape>
        <draw:custom-shape svg:x="0.64271in" svg:y="7.96628in" svg:width="14.71458in" svg:height="0.51406in" draw:id="id170" draw:style-name="a897" draw:name="Text 19">
          <svg:title/>
          <svg:desc/>
          <text:list text:style-name="a896">
            <text:list-item>
              <text:p text:style-name="a895" text:class-names="" text:cond-style-name=""><text:span text:style-name="a892" text:class-names="">Data Export for Reports/Audits:</text:span><text:span text:style-name="a893" text:class-names=""><text:s text:c="1"/>The system includes robust functionality for exporting all TARA data, enabling easy generation of reports, compliance documentation, and audit trails, crucial for regulatory requirements and internal governance.</text:span><text:span text:style-name="a894" text:class-names=""/></text:p>
            </text:list-item>
          </text:list>
          <draw:enhanced-geometry xmlns:dr3d="urn:oasis:names:tc:opendocument:xmlns:dr3d:1.0" draw:type="non-primitive" svg:viewBox="0 0 21600 21600" draw:enhanced-path="M 0 0 L 21600 0 21600 21600 0 21600 Z N"/>
        </draw:custom-shape>
        <presentation:notes draw:style-name="a903">
          <draw:page-thumbnail draw:page-number="7" svg:x="-0.29861in" svg:y="2in" svg:width="9.59722in" svg:height="5.39931in" presentation:class="page" draw:id="id171" presentation:style-name="a898" draw:name="Slide Image Placeholder 1">
            <svg:title/>
            <svg:desc/>
          </draw:page-thumbnail>
          <draw:frame draw:id="id172" presentation:style-name="a899" draw:name="Notes Placeholder 2" svg:x="0.89931in" svg:y="7.69965in" svg:width="7.20139in" svg:height="6.30035in" presentation:class="notes" presentation:placeholder="true">
            <draw:text-box/>
            <svg:title/>
            <svg:desc/>
          </draw:frame>
          <draw:frame draw:id="id173" presentation:style-name="a902" draw:name="Slide Number Placeholder 3" svg:x="5.09722in" svg:y="15.19792in" svg:width="3.90104in" svg:height="0.80208in" presentation:class="page-number" presentation:placeholder="false">
            <draw:text-box>
              <text:p text:style-name="a901" text:class-names="" text:cond-style-name=""><text:span text:style-name="a900" text:class-names=""><text:page-number style:num-format="1" text:fixed="false">7</text:page-number></text:span></text:p>
            </draw:text-box>
            <svg:title/>
            <svg:desc/>
          </draw:frame>
        </presentation:notes>
      </draw:page>
      <draw:page draw:name="Slide 8" draw:style-name="a904" draw:master-page-name="Master1-Layout1-cust-DEFAULT" presentation:presentation-page-layout-name="Master1-PPL1" draw:id="Slide-263">
        <draw:custom-shape svg:x="0.69818in" svg:y="0.56211in" svg:width="9.34805in" svg:height="0.58099in" draw:id="id174" draw:style-name="a909" draw:name="Text 0">
          <svg:title/>
          <svg:desc/>
          <text:p text:style-name="a908" text:class-names="" text:cond-style-name=""><text:span text:style-name="a905" text:class-names="">🔮</text:span><text:span text:style-name="a906" text:class-names=""><text:s text:c="1"/>What’s Next? (Roadmap &amp; Enhancements)</text:span><text:span text:style-name="a907" text:class-names=""/></text:p>
          <draw:enhanced-geometry xmlns:dr3d="urn:oasis:names:tc:opendocument:xmlns:dr3d:1.0" draw:type="non-primitive" svg:viewBox="0 0 21600 21600" draw:enhanced-path="M 0 0 L 21600 0 21600 21600 0 21600 Z N"/>
        </draw:custom-shape>
        <draw:custom-shape svg:x="0.69818in" svg:y="1.49219in" svg:width="14.60365in" svg:height="0.83789in" draw:id="id175" draw:style-name="a913" draw:name="Text 1">
          <svg:title/>
          <svg:desc/>
          <text:p text:style-name="a912" text:class-names="" text:cond-style-name=""><text:span text:style-name="a910" text:class-names="">Building upon the strong foundation established, our roadmap outlines several key improvements and enhancements designed to further elevate the LLM-driven TARA system's capabilities, user experience, and overall utility. These future developments are categorised into technical upgrades, AI enhancements, and UI upgrades, ensuring a holistic approach to system evolution.</text:span><text:span text:style-name="a911" text:class-names=""/></text:p>
          <draw:enhanced-geometry xmlns:dr3d="urn:oasis:names:tc:opendocument:xmlns:dr3d:1.0" draw:type="non-primitive" svg:viewBox="0 0 21600 21600" draw:enhanced-path="M 0 0 L 21600 0 21600 21600 0 21600 Z N"/>
        </draw:custom-shape>
        <draw:custom-shape svg:x="0.69818in" svg:y="2.70091in" svg:width="2.79115in" svg:height="0.35182in" draw:id="id176" draw:style-name="a918" draw:name="Text 2">
          <svg:title/>
          <svg:desc/>
          <text:p text:style-name="a917" text:class-names="" text:cond-style-name=""><text:span text:style-name="a914" text:class-names="">🔧</text:span><text:span text:style-name="a915" text:class-names=""><text:s text:c="1"/>Technical Upgrades</text:span><text:span text:style-name="a916" text:class-names=""/></text:p>
          <draw:enhanced-geometry xmlns:dr3d="urn:oasis:names:tc:opendocument:xmlns:dr3d:1.0" draw:type="non-primitive" svg:viewBox="0 0 21600 21600" draw:enhanced-path="M 0 0 L 21600 0 21600 21600 0 21600 Z N"/>
        </draw:custom-shape>
        <draw:custom-shape svg:x="0.69818in" svg:y="3.22721in" svg:width="4.53385in" svg:height="1.39648in" draw:id="id177" draw:style-name="a924" draw:name="Text 3">
          <svg:title/>
          <svg:desc/>
          <text:list text:style-name="a923">
            <text:list-item>
              <text:p text:style-name="a922" text:class-names="" text:cond-style-name=""><text:span text:style-name="a919" text:class-names="">Admin Dashboard for Dataset Management:</text:span><text:span text:style-name="a920" text:class-names=""><text:s text:c="1"/>Develop a dedicated interface for administrators to easily manage, update, and curate the autofill datasets, ensuring the accuracy and relevance of suggested TARA parameters.</text:span><text:span text:style-name="a921" text:class-names=""/></text:p>
            </text:list-item>
          </text:list>
          <draw:enhanced-geometry xmlns:dr3d="urn:oasis:names:tc:opendocument:xmlns:dr3d:1.0" draw:type="non-primitive" svg:viewBox="0 0 21600 21600" draw:enhanced-path="M 0 0 L 21600 0 21600 21600 0 21600 Z N"/>
        </draw:custom-shape>
        <draw:custom-shape svg:x="0.69818in" svg:y="4.68477in" svg:width="4.53385in" svg:height="1.39648in" draw:id="id178" draw:style-name="a930" draw:name="Text 4">
          <svg:title/>
          <svg:desc/>
          <text:list text:style-name="a929">
            <text:list-item>
              <text:p text:style-name="a928" text:class-names="" text:cond-style-name=""><text:span text:style-name="a925" text:class-names="">Excel Import/Export for Bulk Uploads:</text:span><text:span text:style-name="a926" text:class-names=""><text:s text:c="1"/>Implement robust functionality for bulk import of TARA data from Excel spreadsheets and seamless export to Excel, facilitating integration with existing organisational tools and workflows.</text:span><text:span text:style-name="a927" text:class-names=""/></text:p>
            </text:list-item>
          </text:list>
          <draw:enhanced-geometry xmlns:dr3d="urn:oasis:names:tc:opendocument:xmlns:dr3d:1.0" draw:type="non-primitive" svg:viewBox="0 0 21600 21600" draw:enhanced-path="M 0 0 L 21600 0 21600 21600 0 21600 Z N"/>
        </draw:custom-shape>
        <draw:custom-shape svg:x="0.69818in" svg:y="6.14232in" svg:width="4.53385in" svg:height="1.39648in" draw:id="id179" draw:style-name="a936" draw:name="Text 5">
          <svg:title/>
          <svg:desc/>
          <text:list text:style-name="a935">
            <text:list-item>
              <text:p text:style-name="a934" text:class-names="" text:cond-style-name=""><text:span text:style-name="a931" text:class-names="">Role-Based Login System:</text:span><text:span text:style-name="a932" text:class-names=""><text:s text:c="1"/>Introduce a comprehensive role-based access control (RBAC) system to manage user permissions, ensuring data security and adherence to organisational access policies.</text:span><text:span text:style-name="a933" text:class-names=""/></text:p>
            </text:list-item>
          </text:list>
          <draw:enhanced-geometry xmlns:dr3d="urn:oasis:names:tc:opendocument:xmlns:dr3d:1.0" draw:type="non-primitive" svg:viewBox="0 0 21600 21600" draw:enhanced-path="M 0 0 L 21600 0 21600 21600 0 21600 Z N"/>
        </draw:custom-shape>
        <draw:custom-shape svg:x="5.66615in" svg:y="2.70091in" svg:width="2.74922in" svg:height="0.35182in" draw:id="id180" draw:style-name="a941" draw:name="Text 6">
          <svg:title/>
          <svg:desc/>
          <text:p text:style-name="a940" text:class-names="" text:cond-style-name=""><text:span text:style-name="a937" text:class-names="">🧠</text:span><text:span text:style-name="a938" text:class-names=""><text:s text:c="1"/>AI Enhancements</text:span><text:span text:style-name="a939" text:class-names=""/></text:p>
          <draw:enhanced-geometry xmlns:dr3d="urn:oasis:names:tc:opendocument:xmlns:dr3d:1.0" draw:type="non-primitive" svg:viewBox="0 0 21600 21600" draw:enhanced-path="M 0 0 L 21600 0 21600 21600 0 21600 Z N"/>
        </draw:custom-shape>
        <draw:custom-shape svg:x="5.66615in" svg:y="3.22721in" svg:width="4.53385in" svg:height="1.95508in" draw:id="id181" draw:style-name="a947" draw:name="Text 7">
          <svg:title/>
          <svg:desc/>
          <text:list text:style-name="a946">
            <text:list-item>
              <text:p text:style-name="a945" text:class-names="" text:cond-style-name=""><text:span text:style-name="a942" text:class-names="">Add Retrieval-Based TARA Memory (RAG):</text:span><text:span text:style-name="a943" text:class-names=""><text:s text:c="1"/>Integrate Retrieval-Augmented Generation (RAG) to allow the LLM to pull information from an internal knowledge base (e.g., past TARA reports, cybersecurity best practices) when generating responses, improving accuracy and contextual relevance.</text:span><text:span text:style-name="a944" text:class-names=""/></text:p>
            </text:list-item>
          </text:list>
          <draw:enhanced-geometry xmlns:dr3d="urn:oasis:names:tc:opendocument:xmlns:dr3d:1.0" draw:type="non-primitive" svg:viewBox="0 0 21600 21600" draw:enhanced-path="M 0 0 L 21600 0 21600 21600 0 21600 Z N"/>
        </draw:custom-shape>
        <draw:custom-shape svg:x="5.66615in" svg:y="5.24336in" svg:width="4.53385in" svg:height="1.67578in" draw:id="id182" draw:style-name="a953" draw:name="Text 8">
          <svg:title/>
          <svg:desc/>
          <text:list text:style-name="a952">
            <text:list-item>
              <text:p text:style-name="a951" text:class-names="" text:cond-style-name=""><text:span text:style-name="a948" text:class-names="">Integrate OpenAI or Claude for Comparison:</text:span><text:span text:style-name="a949" text:class-names=""><text:s text:c="1"/>Explore and integrate leading commercial LLMs like OpenAI's GPT models or Anthropic's Claude to compare performance, accuracy, and efficiency against Mistral, potentially offering users a choice of LLM backends.</text:span><text:span text:style-name="a950" text:class-names=""/></text:p>
            </text:list-item>
          </text:list>
          <draw:enhanced-geometry xmlns:dr3d="urn:oasis:names:tc:opendocument:xmlns:dr3d:1.0" draw:type="non-primitive" svg:viewBox="0 0 21600 21600" draw:enhanced-path="M 0 0 L 21600 0 21600 21600 0 21600 Z N"/>
        </draw:custom-shape>
        <draw:custom-shape svg:x="5.66615in" svg:y="6.98021in" svg:width="4.53385in" svg:height="1.39648in" draw:id="id183" draw:style-name="a959" draw:name="Text 9">
          <svg:title/>
          <svg:desc/>
          <text:list text:style-name="a958">
            <text:list-item>
              <text:p text:style-name="a957" text:class-names="" text:cond-style-name=""><text:span text:style-name="a954" text:class-names="">Summarise Full TARA Reports from JSON:</text:span><text:span text:style-name="a955" text:class-names=""><text:s text:c="1"/>Develop LLM capabilities to generate concise, human-readable summaries of complete TARA assessments from the structured JSON output, simplifying reporting and executive briefings.</text:span><text:span text:style-name="a956" text:class-names=""/></text:p>
            </text:list-item>
          </text:list>
          <draw:enhanced-geometry xmlns:dr3d="urn:oasis:names:tc:opendocument:xmlns:dr3d:1.0" draw:type="non-primitive" svg:viewBox="0 0 21600 21600" draw:enhanced-path="M 0 0 L 21600 0 21600 21600 0 21600 Z N"/>
        </draw:custom-shape>
        <draw:custom-shape svg:x="10.63411in" svg:y="2.70091in" svg:width="2.74922in" svg:height="0.35182in" draw:id="id184" draw:style-name="a964" draw:name="Text 10">
          <svg:title/>
          <svg:desc/>
          <text:p text:style-name="a963" text:class-names="" text:cond-style-name=""><text:span text:style-name="a960" text:class-names="">📈</text:span><text:span text:style-name="a961" text:class-names=""><text:s text:c="1"/>UI Upgrades</text:span><text:span text:style-name="a962" text:class-names=""/></text:p>
          <draw:enhanced-geometry xmlns:dr3d="urn:oasis:names:tc:opendocument:xmlns:dr3d:1.0" draw:type="non-primitive" svg:viewBox="0 0 21600 21600" draw:enhanced-path="M 0 0 L 21600 0 21600 21600 0 21600 Z N"/>
        </draw:custom-shape>
        <draw:custom-shape svg:x="10.63411in" svg:y="3.22721in" svg:width="4.68411in" svg:height="1.67578in" draw:id="id185" draw:style-name="a970" draw:name="Text 11">
          <svg:title/>
          <svg:desc/>
          <text:list text:style-name="a969">
            <text:list-item>
              <text:p text:style-name="a968" text:class-names="" text:cond-style-name=""><text:span text:style-name="a965" text:class-names="">Add Analytics Dashboards (Risk Scores, Threat Heatmaps):</text:span><text:span text:style-name="a966" text:class-names=""><text:s text:c="1"/>Implement interactive dashboards providing visual analytics, such as consolidated risk scores, threat heatmaps, and mitigation progress trackers, offering deeper insights into an organisation's security posture.</text:span><text:span text:style-name="a967" text:class-names=""/></text:p>
            </text:list-item>
          </text:list>
          <draw:enhanced-geometry xmlns:dr3d="urn:oasis:names:tc:opendocument:xmlns:dr3d:1.0" draw:type="non-primitive" svg:viewBox="0 0 21600 21600" draw:enhanced-path="M 0 0 L 21600 0 21600 21600 0 21600 Z N"/>
        </draw:custom-shape>
        <draw:custom-shape svg:x="10.63411in" svg:y="4.96406in" svg:width="4.68411in" svg:height="1.11719in" draw:id="id186" draw:style-name="a976" draw:name="Text 12">
          <svg:title/>
          <svg:desc/>
          <text:list text:style-name="a975">
            <text:list-item>
              <text:p text:style-name="a974" text:class-names="" text:cond-style-name=""><text:span text:style-name="a971" text:class-names="">Responsive Mobile Support:</text:span><text:span text:style-name="a972" text:class-names=""><text:s text:c="1"/>Optimise the UI for responsiveness across various devices, ensuring a seamless experience for users accessing the TARA system from mobile phones or tablets.</text:span><text:span text:style-name="a973" text:class-names=""/></text:p>
            </text:list-item>
          </text:list>
          <draw:enhanced-geometry xmlns:dr3d="urn:oasis:names:tc:opendocument:xmlns:dr3d:1.0" draw:type="non-primitive" svg:viewBox="0 0 21600 21600" draw:enhanced-path="M 0 0 L 21600 0 21600 21600 0 21600 Z N"/>
        </draw:custom-shape>
        <draw:custom-shape svg:x="10.63411in" svg:y="6.14232in" svg:width="4.68411in" svg:height="1.11719in" draw:id="id187" draw:style-name="a982" draw:name="Text 13">
          <svg:title/>
          <svg:desc/>
          <text:list text:style-name="a981">
            <text:list-item>
              <text:p text:style-name="a980" text:class-names="" text:cond-style-name=""><text:span text:style-name="a977" text:class-names="">Multi-Language Support:</text:span><text:span text:style-name="a978" text:class-names=""><text:s text:c="1"/>Introduce support for multiple languages, making the TARA system accessible to a broader international user base and facilitating global cybersecurity operations.</text:span><text:span text:style-name="a979" text:class-names=""/></text:p>
            </text:list-item>
          </text:list>
          <draw:enhanced-geometry xmlns:dr3d="urn:oasis:names:tc:opendocument:xmlns:dr3d:1.0" draw:type="non-primitive" svg:viewBox="0 0 21600 21600" draw:enhanced-path="M 0 0 L 21600 0 21600 21600 0 21600 Z N"/>
        </draw:custom-shape>
        <presentation:notes draw:style-name="a988">
          <draw:page-thumbnail draw:page-number="8" svg:x="-0.29861in" svg:y="2in" svg:width="9.59722in" svg:height="5.39931in" presentation:class="page" draw:id="id188" presentation:style-name="a983" draw:name="Slide Image Placeholder 1">
            <svg:title/>
            <svg:desc/>
          </draw:page-thumbnail>
          <draw:frame draw:id="id189" presentation:style-name="a984" draw:name="Notes Placeholder 2" svg:x="0.89931in" svg:y="7.69965in" svg:width="7.20139in" svg:height="6.30035in" presentation:class="notes" presentation:placeholder="true">
            <draw:text-box/>
            <svg:title/>
            <svg:desc/>
          </draw:frame>
          <draw:frame draw:id="id190" presentation:style-name="a987" draw:name="Slide Number Placeholder 3" svg:x="5.09722in" svg:y="15.19792in" svg:width="3.90104in" svg:height="0.80208in" presentation:class="page-number" presentation:placeholder="false">
            <draw:text-box>
              <text:p text:style-name="a986" text:class-names="" text:cond-style-name=""><text:span text:style-name="a985" text:class-names=""><text:page-number style:num-format="1" text:fixed="false">8</text:page-number></text:span></text:p>
            </draw:text-box>
            <svg:title/>
            <svg:desc/>
          </draw:frame>
        </presentation:notes>
      </draw:page>
      <draw:page draw:name="Slide 9" draw:style-name="a989" draw:master-page-name="Master1-Layout1-cust-DEFAULT" presentation:presentation-page-layout-name="Master1-PPL1" draw:id="Slide-264">
        <draw:custom-shape svg:x="0.5569in" svg:y="1.49648in" svg:width="4.0582in" svg:height="0.45677in" draw:id="id191" draw:style-name="a993" draw:name="Text 0">
          <svg:title/>
          <svg:desc/>
          <text:p text:style-name="a992" text:class-names="" text:cond-style-name=""><text:span text:style-name="a990" text:class-names="">Conclusion &amp; Next Steps</text:span><text:span text:style-name="a991" text:class-names=""/></text:p>
          <draw:enhanced-geometry xmlns:dr3d="urn:oasis:names:tc:opendocument:xmlns:dr3d:1.0" draw:type="non-primitive" svg:viewBox="0 0 21600 21600" draw:enhanced-path="M 0 0 L 21600 0 21600 21600 0 21600 Z N"/>
        </draw:custom-shape>
        <draw:custom-shape svg:x="0.76576in" svg:y="2.38828in" svg:width="14.67734in" svg:height="0.44531in" draw:id="id192" draw:style-name="a997" draw:name="Text 1">
          <svg:title/>
          <svg:desc/>
          <text:p text:style-name="a996" text:class-names="" text:cond-style-name=""><text:span text:style-name="a994" text:class-names="">The LLM-Driven TARA system represents a significant leap forward in cybersecurity risk evaluation, transforming a traditionally arduous process into an efficient, intelligent, and user-friendly experience. By seamlessly integrating structured UI capabilities with advanced LLM automation, we have created a powerful tool that streamlines threat analysis and risk assessment.</text:span><text:span text:style-name="a995" text:class-names=""/></text:p>
          <draw:enhanced-geometry xmlns:dr3d="urn:oasis:names:tc:opendocument:xmlns:dr3d:1.0" draw:type="non-primitive" svg:viewBox="0 0 21600 21600" draw:enhanced-path="M 0 0 L 21600 0 21600 21600 0 21600 Z N"/>
        </draw:custom-shape>
        <draw:custom-shape svg:x="0.5569in" svg:y="2.23164in" svg:width="0.01667in" svg:height="0.75859in" draw:id="id193" draw:style-name="a998" draw:name="Shape 2">
          <svg:title/>
          <svg:desc/>
          <draw:enhanced-geometry xmlns:dr3d="urn:oasis:names:tc:opendocument:xmlns:dr3d:1.0" draw:type="non-primitive" svg:viewBox="0 0 21600 21600" draw:enhanced-path="M 0 0 L 21600 0 21600 21600 0 21600 Z N"/>
        </draw:custom-shape>
        <draw:custom-shape svg:x="0.5569in" svg:y="3.19909in" svg:width="2.92396in" svg:height="0.36549in" draw:id="id194" draw:style-name="a1002" draw:name="Text 3">
          <svg:title/>
          <svg:desc/>
          <text:p text:style-name="a1001" text:class-names="" text:cond-style-name=""><text:span text:style-name="a999" text:class-names="">Key Takeaways:</text:span><text:span text:style-name="a1000" text:class-names=""/></text:p>
          <draw:enhanced-geometry xmlns:dr3d="urn:oasis:names:tc:opendocument:xmlns:dr3d:1.0" draw:type="non-primitive" svg:viewBox="0 0 21600 21600" draw:enhanced-path="M 0 0 L 21600 0 21600 21600 0 21600 Z N"/>
        </draw:custom-shape>
        <draw:custom-shape svg:x="0.5569in" svg:y="3.77344in" svg:width="14.8862in" svg:height="0.22266in" draw:id="id195" draw:style-name="a1008" draw:name="Text 4">
          <svg:title/>
          <svg:desc/>
          <text:list text:style-name="a1007">
            <text:list-item>
              <text:p text:style-name="a1006" text:class-names="" text:cond-style-name=""><text:span text:style-name="a1003" text:class-names="">Efficiency Redefined:</text:span><text:span text:style-name="a1004" text:class-names=""><text:s text:c="1"/>Our system drastically reduces the time and effort required for TARA, freeing up cybersecurity professionals to focus on strategic risk management rather than manual data entry.</text:span><text:span text:style-name="a1005" text:class-names=""/></text:p>
            </text:list-item>
          </text:list>
          <draw:enhanced-geometry xmlns:dr3d="urn:oasis:names:tc:opendocument:xmlns:dr3d:1.0" draw:type="non-primitive" svg:viewBox="0 0 21600 21600" draw:enhanced-path="M 0 0 L 21600 0 21600 21600 0 21600 Z N"/>
        </draw:custom-shape>
        <draw:custom-shape svg:x="0.5569in" svg:y="4.04479in" svg:width="14.8862in" svg:height="0.22266in" draw:id="id196" draw:style-name="a1014" draw:name="Text 5">
          <svg:title/>
          <svg:desc/>
          <text:list text:style-name="a1013">
            <text:list-item>
              <text:p text:style-name="a1012" text:class-names="" text:cond-style-name=""><text:span text:style-name="a1009" text:class-names="">Enhanced Accuracy:</text:span><text:span text:style-name="a1010" text:class-names=""><text:s text:c="1"/>The combination of structured inputs, intelligent autofill, and LLM-driven analysis minimises human error and ensures a more consistent and reliable assessment of threats and risks.</text:span><text:span text:style-name="a1011" text:class-names=""/></text:p>
            </text:list-item>
          </text:list>
          <draw:enhanced-geometry xmlns:dr3d="urn:oasis:names:tc:opendocument:xmlns:dr3d:1.0" draw:type="non-primitive" svg:viewBox="0 0 21600 21600" draw:enhanced-path="M 0 0 L 21600 0 21600 21600 0 21600 Z N"/>
        </draw:custom-shape>
        <draw:custom-shape svg:x="0.5569in" svg:y="4.31615in" svg:width="14.8862in" svg:height="0.22266in" draw:id="id197" draw:style-name="a1020" draw:name="Text 6">
          <svg:title/>
          <svg:desc/>
          <text:list text:style-name="a1019">
            <text:list-item>
              <text:p text:style-name="a1018" text:class-names="" text:cond-style-name=""><text:span text:style-name="a1015" text:class-names="">Scalable Architecture:</text:span><text:span text:style-name="a1016" text:class-names=""><text:s text:c="1"/>Built on FastAPI and MySQL, the system is designed for high performance and scalability, ready to adapt to the growing demands of modern cybersecurity environments.</text:span><text:span text:style-name="a1017" text:class-names=""/></text:p>
            </text:list-item>
          </text:list>
          <draw:enhanced-geometry xmlns:dr3d="urn:oasis:names:tc:opendocument:xmlns:dr3d:1.0" draw:type="non-primitive" svg:viewBox="0 0 21600 21600" draw:enhanced-path="M 0 0 L 21600 0 21600 21600 0 21600 Z N"/>
        </draw:custom-shape>
        <draw:custom-shape svg:x="0.5569in" svg:y="4.5875in" svg:width="14.8862in" svg:height="0.22266in" draw:id="id198" draw:style-name="a1026" draw:name="Text 7">
          <svg:title/>
          <svg:desc/>
          <text:list text:style-name="a1025">
            <text:list-item>
              <text:p text:style-name="a1024" text:class-names="" text:cond-style-name=""><text:span text:style-name="a1021" text:class-names="">Hybrid Workflow Support:</text:span><text:span text:style-name="a1022" text:class-names=""><text:s text:c="1"/>The platform supports both fully automated and mixed (LLM + manual) workflows, offering flexibility to suit diverse operational needs and varying levels of automation requirements.</text:span><text:span text:style-name="a1023" text:class-names=""/></text:p>
            </text:list-item>
          </text:list>
          <draw:enhanced-geometry xmlns:dr3d="urn:oasis:names:tc:opendocument:xmlns:dr3d:1.0" draw:type="non-primitive" svg:viewBox="0 0 21600 21600" draw:enhanced-path="M 0 0 L 21600 0 21600 21600 0 21600 Z N"/>
        </draw:custom-shape>
        <draw:custom-shape svg:x="0.5569in" svg:y="4.85885in" svg:width="14.8862in" svg:height="0.22266in" draw:id="id199" draw:style-name="a1032" draw:name="Text 8">
          <svg:title/>
          <svg:desc/>
          <text:list text:style-name="a1031">
            <text:list-item>
              <text:p text:style-name="a1030" text:class-names="" text:cond-style-name=""><text:span text:style-name="a1027" text:class-names="">Actionable Insights:</text:span><text:span text:style-name="a1028" text:class-names=""><text:s text:c="1"/>By providing comprehensive threat details, feasibility assessments, impact ratings, and security control recommendations, the system delivers actionable insights crucial for informed decision-making.</text:span><text:span text:style-name="a1029" text:class-names=""/></text:p>
            </text:list-item>
          </text:list>
          <draw:enhanced-geometry xmlns:dr3d="urn:oasis:names:tc:opendocument:xmlns:dr3d:1.0" draw:type="non-primitive" svg:viewBox="0 0 21600 21600" draw:enhanced-path="M 0 0 L 21600 0 21600 21600 0 21600 Z N"/>
        </draw:custom-shape>
        <draw:custom-shape svg:x="0.5569in" svg:y="5.29036in" svg:width="2.92396in" svg:height="0.36549in" draw:id="id200" draw:style-name="a1036" draw:name="Text 9">
          <svg:title/>
          <svg:desc/>
          <text:p text:style-name="a1035" text:class-names="" text:cond-style-name=""><text:span text:style-name="a1033" text:class-names="">Next Steps:</text:span><text:span text:style-name="a1034" text:class-names=""/></text:p>
          <draw:enhanced-geometry xmlns:dr3d="urn:oasis:names:tc:opendocument:xmlns:dr3d:1.0" draw:type="non-primitive" svg:viewBox="0 0 21600 21600" draw:enhanced-path="M 0 0 L 21600 0 21600 21600 0 21600 Z N"/>
        </draw:custom-shape>
        <draw:custom-shape svg:x="0.5569in" svg:y="5.86471in" svg:width="14.8862in" svg:height="0.22266in" draw:id="id201" draw:style-name="a1042" draw:name="Text 10">
          <svg:title/>
          <svg:desc/>
          <text:list text:style-name="a1041">
            <text:list-item>
              <text:p text:style-name="a1040" text:class-names="" text:cond-style-name=""><text:span text:style-name="a1037" text:class-names="">Stakeholder Feedback Integration:</text:span><text:span text:style-name="a1038" text:class-names=""><text:s text:c="1"/>We will actively solicit and incorporate feedback from cybersecurity experts and potential users to refine features and address specific operational needs.</text:span><text:span text:style-name="a1039" text:class-names=""/></text:p>
            </text:list-item>
          </text:list>
          <draw:enhanced-geometry xmlns:dr3d="urn:oasis:names:tc:opendocument:xmlns:dr3d:1.0" draw:type="non-primitive" svg:viewBox="0 0 21600 21600" draw:enhanced-path="M 0 0 L 21600 0 21600 21600 0 21600 Z N"/>
        </draw:custom-shape>
        <draw:custom-shape svg:x="0.5569in" svg:y="6.13607in" svg:width="14.8862in" svg:height="0.44531in" draw:id="id202" draw:style-name="a1048" draw:name="Text 11">
          <svg:title/>
          <svg:desc/>
          <text:list text:style-name="a1047">
            <text:list-item>
              <text:p text:style-name="a1046" text:class-names="" text:cond-style-name=""><text:span text:style-name="a1043" text:class-names="">Continued Feature Development:</text:span><text:span text:style-name="a1044" text:class-names=""><text:s text:c="1"/>Our roadmap includes the implementation of advanced technical upgrades, further AI enhancements (such as RAG and alternative LLM integrations), and comprehensive UI improvements to enhance usability and analytical capabilities.</text:span><text:span text:style-name="a1045" text:class-names=""/></text:p>
            </text:list-item>
          </text:list>
          <draw:enhanced-geometry xmlns:dr3d="urn:oasis:names:tc:opendocument:xmlns:dr3d:1.0" draw:type="non-primitive" svg:viewBox="0 0 21600 21600" draw:enhanced-path="M 0 0 L 21600 0 21600 21600 0 21600 Z N"/>
        </draw:custom-shape>
        <draw:custom-shape svg:x="0.5569in" svg:y="6.63008in" svg:width="14.8862in" svg:height="0.22266in" draw:id="id203" draw:style-name="a1054" draw:name="Text 12">
          <svg:title/>
          <svg:desc/>
          <text:list text:style-name="a1053">
            <text:list-item>
              <text:p text:style-name="a1052" text:class-names="" text:cond-style-name=""><text:span text:style-name="a1049" text:class-names="">Pilot Programme Launch:</text:span><text:span text:style-name="a1050" text:class-names=""><text:s text:c="1"/>We aim to launch a pilot programme with selected organisations to test the system in real-world scenarios, gather performance data, and identify areas for optimisation.</text:span><text:span text:style-name="a1051" text:class-names=""/></text:p>
            </text:list-item>
          </text:list>
          <draw:enhanced-geometry xmlns:dr3d="urn:oasis:names:tc:opendocument:xmlns:dr3d:1.0" draw:type="non-primitive" svg:viewBox="0 0 21600 21600" draw:enhanced-path="M 0 0 L 21600 0 21600 21600 0 21600 Z N"/>
        </draw:custom-shape>
        <draw:custom-shape svg:x="0.5569in" svg:y="6.90143in" svg:width="14.8862in" svg:height="0.22266in" draw:id="id204" draw:style-name="a1060" draw:name="Text 13">
          <svg:title/>
          <svg:desc/>
          <text:list text:style-name="a1059">
            <text:list-item>
              <text:p text:style-name="a1058" text:class-names="" text:cond-style-name=""><text:span text:style-name="a1055" text:class-names="">Documentation &amp; Training Material Development:</text:span><text:span text:style-name="a1056" text:class-names=""><text:s text:c="1"/>Comprehensive documentation and training materials will be developed to ensure easy adoption and effective utilisation of the system by all users.</text:span><text:span text:style-name="a1057" text:class-names=""/></text:p>
            </text:list-item>
          </text:list>
          <draw:enhanced-geometry xmlns:dr3d="urn:oasis:names:tc:opendocument:xmlns:dr3d:1.0" draw:type="non-primitive" svg:viewBox="0 0 21600 21600" draw:enhanced-path="M 0 0 L 21600 0 21600 21600 0 21600 Z N"/>
        </draw:custom-shape>
        <draw:custom-shape svg:x="0.5569in" svg:y="7.28073in" svg:width="14.8862in" svg:height="0.22266in" draw:id="id205" draw:style-name="a1064" draw:name="Text 14">
          <svg:title/>
          <svg:desc/>
          <text:p text:style-name="a1063" text:class-names="" text:cond-style-name=""><text:span text:style-name="a1061" text:class-names="">We are confident that this LLM-Driven TARA system will empower organisations to manage their cybersecurity posture more effectively, proactively identifying and mitigating risks in an ever-evolving threat landscape.</text:span><text:span text:style-name="a1062" text:class-names=""/></text:p>
          <draw:enhanced-geometry xmlns:dr3d="urn:oasis:names:tc:opendocument:xmlns:dr3d:1.0" draw:type="non-primitive" svg:viewBox="0 0 21600 21600" draw:enhanced-path="M 0 0 L 21600 0 21600 21600 0 21600 Z N"/>
        </draw:custom-shape>
        <presentation:notes draw:style-name="a1070">
          <draw:page-thumbnail draw:page-number="9" svg:x="-0.29861in" svg:y="2in" svg:width="9.59722in" svg:height="5.39931in" presentation:class="page" draw:id="id206" presentation:style-name="a1065" draw:name="Slide Image Placeholder 1">
            <svg:title/>
            <svg:desc/>
          </draw:page-thumbnail>
          <draw:frame draw:id="id207" presentation:style-name="a1066" draw:name="Notes Placeholder 2" svg:x="0.89931in" svg:y="7.69965in" svg:width="7.20139in" svg:height="6.30035in" presentation:class="notes" presentation:placeholder="true">
            <draw:text-box/>
            <svg:title/>
            <svg:desc/>
          </draw:frame>
          <draw:frame draw:id="id208" presentation:style-name="a1069" draw:name="Slide Number Placeholder 3" svg:x="5.09722in" svg:y="15.19792in" svg:width="3.90104in" svg:height="0.80208in" presentation:class="page-number" presentation:placeholder="false">
            <draw:text-box>
              <text:p text:style-name="a1068" text:class-names="" text:cond-style-name=""><text:span text:style-name="a1067" text:class-names=""><text:page-number style:num-format="1" text:fixed="false">9</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EFAULT"/>
    <style:presentation-page-layout style:name="Master1-PPL2" style:display-name="Slide 1 master"/>
    <style:presentation-page-layout style:name="Master1-PPL3" style:display-name="Slide 2 master"/>
    <style:presentation-page-layout style:name="Master1-PPL4" style:display-name="Slide 3 master"/>
    <style:presentation-page-layout style:name="Master1-PPL5" style:display-name="Slide 4 master"/>
    <style:presentation-page-layout style:name="Master1-PPL6" style:display-name="Slide 5 master"/>
    <style:presentation-page-layout style:name="Master1-PPL7" style:display-name="Slide 6 master"/>
    <style:presentation-page-layout style:name="Master1-PPL8" style:display-name="Slide 7 master"/>
    <style:presentation-page-layout style:name="Master1-PPL9" style:display-name="Slide 8 master"/>
    <style:presentation-page-layout style:name="Master1-PPL10" style:display-name="Slide 9 master"/>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6in" fo:page-height="9in" style:print-orientation="landscape" style:register-truth-ref-style-name=""/>
    </style:page-layout>
    <style:page-layout style:name="pageLayout2">
      <style:page-layout-properties fo:page-width="9in" fo:page-height="16in" style:print-orientation="portrait" style:register-truth-ref-style-name=""/>
    </style:page-layout>
    <style:page-layout style:name="pageLayout3">
      <style:page-layout-properties fo:page-width="9in" fo:page-height="16in" style:print-orientation="portrait" style:register-truth-ref-style-name=""/>
    </style:page-layout>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0">
      <style:graphic-properties draw:fill="solid" draw:fill-color="#fafafa" draw:opacity="100%" draw:stroke="none"/>
    </style:style>
    <style:style style:family="graphic" style:name="a181">
      <style:graphic-properties draw:fill="solid" draw:fill-color="#ffffff" draw:opacity="100%" draw:stroke="non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 style:parent-style-name="Graphics">
      <style:graphic-properties draw:fill="none" draw:stroke="non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7">
      <style:graphic-properties draw:fill="solid" draw:fill-color="#fafafa" draw:opacity="100%" draw:stroke="none"/>
    </style:style>
    <style:style style:family="graphic" style:name="a218">
      <style:graphic-properties draw:fill="solid" draw:fill-color="#ffffff" draw:opacity="100%" draw:stroke="none"/>
    </style:style>
    <style:style style:family="graphic" style:name="a219" style:parent-style-name="Graphics">
      <style:graphic-properties draw:fill="none" draw:stroke="non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5">
      <style:graphic-properties draw:fill="solid" draw:fill-color="#fafafa" draw:opacity="100%" draw:stroke="non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draw:fill="solid" draw:fill-color="#ffffff" draw:opacity="100%" draw:stroke="non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parent-style-name="Graphics">
      <style:graphic-properties draw:fill="none" draw:stroke="non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draw:fill="solid" draw:fill-color="#fafafa" draw:opacity="100%" draw:stroke="none"/>
    </style:style>
    <style:style style:family="paragraph" style:name="a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draw:fill="solid" draw:fill-color="#ffffff" draw:opacity="100%" draw:stroke="none"/>
    </style:style>
    <style:style style:family="graphic" style:name="a108" style:parent-style-name="Graphics">
      <style:graphic-properties draw:fill="none" draw:stroke="non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54">
      <style:graphic-properties draw:fill="solid" draw:fill-color="#fafafa" draw:opacity="100%" draw:stroke="none"/>
    </style:style>
    <style:style style:family="graphic" style:name="a255">
      <style:graphic-properties draw:fill="solid" draw:fill-color="#ffffff" draw:opacity="100%" draw:stroke="none"/>
    </style:style>
    <style:style style:family="graphic" style:name="a256" style:parent-style-name="Graphics">
      <style:graphic-properties draw:fill="none" draw:stroke="non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43">
      <style:graphic-properties draw:fill="solid" draw:fill-color="#fafafa" draw:opacity="100%" draw:stroke="non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draw:fill="solid" draw:fill-color="#ffffff" draw:opacity="100%" draw:stroke="non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parent-style-name="Graphics">
      <style:graphic-properties draw:fill="none" draw:stroke="non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graphic-properties draw:fill="solid" draw:fill-color="#fafafa" draw:opacity="100%" draw:stroke="non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1">
      <style:graphic-properties draw:fill="solid" draw:fill-color="#fafafa" draw:opacity="100%" draw:stroke="none"/>
    </style:style>
    <style:style style:family="graphic" style:name="a292">
      <style:graphic-properties draw:fill="solid" draw:fill-color="#ffffff" draw:opacity="100%" draw:stroke="none"/>
    </style:style>
    <style:style style:family="graphic" style:name="a293" style:parent-style-name="Graphics">
      <style:graphic-properties draw:fill="none" draw:stroke="non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graphic-properties draw:fill="solid" draw:fill-color="#ffffff" draw:opacity="100%" draw:stroke="none"/>
    </style:style>
    <style:style style:family="presentation" style:name="a1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71" style:parent-style-name="Graphics">
      <style:graphic-properties draw:fill="none" draw:stroke="non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draw:fill="solid" draw:fill-color="#fafafa" draw:opacity="100%" draw:stroke="non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draw:fill="solid" draw:fill-color="#ffffff" draw:opacity="100%" draw:stroke="none"/>
    </style:style>
    <style:style style:family="paragraph" style:name="a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parent-style-name="Graphics">
      <style:graphic-properties draw:fill="none" draw:stroke="non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presentation:notes style:page-layout-name="pageLayout2" draw:style-name="a33">
        <draw:frame draw:id="id0" presentation:style-name="a3" draw:name="Header Placeholder 1" svg:x="0in" svg:y="0in" svg:width="3.89931in" svg:height="0.80208in" presentation:class="header" presentation:placeholder="false">
          <draw:text-box>
            <text:p text:style-name="a2" text:class-names="" text:cond-style-name=""><text:span text:style-name="a1" text:class-names=""/></text:p>
          </draw:text-box>
          <svg:title/>
          <svg:desc/>
        </draw:frame>
        <draw:frame draw:id="id1" presentation:style-name="a8" draw:name="Date Placeholder 2" svg:x="5.09722in" svg:y="0in" svg:width="3.90104in" svg:height="0.80208in" presentation:class="date-time" presentation:placeholder="false">
          <draw:text-box>
            <text:p text:style-name="a7" text:class-names="" text:cond-style-name=""><text:span text:style-name="a4" text:class-names=""><text:date text:fixed="false" style:data-style-name="a5">8/18/2025</text:date></text:span><text:span text:style-name="a6" text:class-names=""/></text:p>
          </draw:text-box>
          <svg:title/>
          <svg:desc/>
        </draw:frame>
        <draw:page-thumbnail svg:x="-0.29861in" svg:y="2in" svg:width="9.59722in" svg:height="5.39931in" presentation:class="page" draw:id="id2" presentation:style-name="a9" draw:name="Slide Image Placeholder 3">
          <svg:title/>
          <svg:desc/>
        </draw:page-thumbnail>
        <draw:frame draw:id="id3" presentation:style-name="a25" draw:name="Notes Placeholder 4" svg:x="0.89931in" svg:y="7.69965in" svg:width="7.20139in" svg:height="6.30035in" presentation:class="notes" presentation:placeholder="false">
          <draw:text-box>
            <text:p text:style-name="a11" text:class-names="" text:cond-style-name=""><text:span text:style-name="a10" text:class-names="">Click to edit Master text styles</text:span></text:p>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Fifth level</text:span><text:span text:style-name="a22" text:class-names=""/></text:p>
                              </text:list-item>
                            </text:list>
                          </text:list-item>
                        </text:list>
                      </text:list-item>
                    </text:list>
                  </text:list-item>
                </text:list>
              </text:list-item>
            </text:list>
          </draw:text-box>
          <svg:title/>
          <svg:desc/>
        </draw:frame>
        <draw:frame draw:id="id4" presentation:style-name="a28" draw:name="Footer Placeholder 5" svg:x="0in" svg:y="15.19792in" svg:width="3.89931in" svg:height="0.80208in" presentation:class="footer" presentation:placeholder="false">
          <draw:text-box>
            <text:p text:style-name="a27" text:class-names="" text:cond-style-name=""><text:span text:style-name="a26" text:class-names=""/></text:p>
          </draw:text-box>
          <svg:title/>
          <svg:desc/>
        </draw:frame>
        <draw:frame draw:id="id5" presentation:style-name="a32" draw:name="Slide Number Placeholder 6" svg:x="5.09722in" svg:y="15.19792in" svg:width="3.90104in" svg:height="0.80208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presentation:notes>
    </style:master-page>
    <style:master-page style:name="Master1-Layout1-cust-DEFAULT" style:page-layout-name="pageLayout1" draw:style-name="a34">
      <presentation:notes style:page-layout-name="pageLayout2" draw:style-name="a67">
        <draw:frame draw:id="id0" presentation:style-name="a37" draw:name="Header Placeholder 1" svg:x="0in" svg:y="0in" svg:width="3.89931in" svg:height="0.80208in" presentation:class="header" presentation:placeholder="false">
          <draw:text-box>
            <text:p text:style-name="a36" text:class-names="" text:cond-style-name=""><text:span text:style-name="a35" text:class-names=""/></text:p>
          </draw:text-box>
          <svg:title/>
          <svg:desc/>
        </draw:frame>
        <draw:frame draw:id="id1" presentation:style-name="a42" draw:name="Date Placeholder 2" svg:x="5.09722in" svg:y="0in" svg:width="3.90104in" svg:height="0.80208in" presentation:class="date-time" presentation:placeholder="false">
          <draw:text-box>
            <text:p text:style-name="a41" text:class-names="" text:cond-style-name=""><text:span text:style-name="a38" text:class-names=""><text:date text:fixed="false" style:data-style-name="a39">8/18/2025</text:date></text:span><text:span text:style-name="a40" text:class-names=""/></text:p>
          </draw:text-box>
          <svg:title/>
          <svg:desc/>
        </draw:frame>
        <draw:page-thumbnail svg:x="-0.29861in" svg:y="2in" svg:width="9.59722in" svg:height="5.39931in" presentation:class="page" draw:id="id2" presentation:style-name="a43" draw:name="Slide Image Placeholder 3">
          <svg:title/>
          <svg:desc/>
        </draw:page-thumbnail>
        <draw:frame draw:id="id3" presentation:style-name="a59" draw:name="Notes Placeholder 4" svg:x="0.89931in" svg:y="7.69965in" svg:width="7.20139in" svg:height="6.30035in" presentation:class="notes" presentation:placeholder="false">
          <draw:text-box>
            <text:p text:style-name="a45" text:class-names="" text:cond-style-name=""><text:span text:style-name="a44" text:class-names="">Click to 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5" text:class-names="">Fifth level</text:span><text:span text:style-name="a56" text:class-names=""/></text:p>
                              </text:list-item>
                            </text:list>
                          </text:list-item>
                        </text:list>
                      </text:list-item>
                    </text:list>
                  </text:list-item>
                </text:list>
              </text:list-item>
            </text:list>
          </draw:text-box>
          <svg:title/>
          <svg:desc/>
        </draw:frame>
        <draw:frame draw:id="id4" presentation:style-name="a62" draw:name="Footer Placeholder 5" svg:x="0in" svg:y="15.19792in" svg:width="3.89931in" svg:height="0.80208in" presentation:class="footer" presentation:placeholder="false">
          <draw:text-box>
            <text:p text:style-name="a61" text:class-names="" text:cond-style-name=""><text:span text:style-name="a60" text:class-names=""/></text:p>
          </draw:text-box>
          <svg:title/>
          <svg:desc/>
        </draw:frame>
        <draw:frame draw:id="id5" presentation:style-name="a66" draw:name="Slide Number Placeholder 6" svg:x="5.09722in" svg:y="15.19792in" svg:width="3.90104in" svg:height="0.80208in" presentation:class="page-number" presentation:placeholder="false">
          <draw:text-box>
            <text:p text:style-name="a65" text:class-names="" text:cond-style-name=""><text:span text:style-name="a63" text:class-names=""><text:page-number style:num-format="1" text:fixed="false">‹#›</text:page-number></text:span><text:span text:style-name="a64" text:class-names=""/></text:p>
          </draw:text-box>
          <svg:title/>
          <svg:desc/>
        </draw:frame>
      </presentation:notes>
    </style:master-page>
    <style:master-page style:name="Master1-Layout2-cust-Slide-1-master" style:page-layout-name="pageLayout1" draw:style-name="a68">
      <draw:custom-shape svg:x="0in" svg:y="0in" svg:width="16in" svg:height="9in" draw:id="id6" draw:style-name="a69"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7" draw:style-name="a70" draw:name="Shape 1">
        <svg:title/>
        <svg:desc/>
        <draw:enhanced-geometry xmlns:dr3d="urn:oasis:names:tc:opendocument:xmlns:dr3d:1.0" draw:type="non-primitive" svg:viewBox="0 0 21600 21600" draw:enhanced-path="M 0 0 L 21600 0 21600 21600 0 21600 Z N"/>
      </draw:custom-shape>
      <draw:frame draw:id="id8" draw:style-name="a71"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104">
        <draw:frame draw:id="id0" presentation:style-name="a74" draw:name="Header Placeholder 1" svg:x="0in" svg:y="0in" svg:width="3.89931in" svg:height="0.80208in" presentation:class="header" presentation:placeholder="false">
          <draw:text-box>
            <text:p text:style-name="a73" text:class-names="" text:cond-style-name=""><text:span text:style-name="a72" text:class-names=""/></text:p>
          </draw:text-box>
          <svg:title/>
          <svg:desc/>
        </draw:frame>
        <draw:frame draw:id="id1" presentation:style-name="a79" draw:name="Date Placeholder 2" svg:x="5.09722in" svg:y="0in" svg:width="3.90104in" svg:height="0.80208in" presentation:class="date-time" presentation:placeholder="false">
          <draw:text-box>
            <text:p text:style-name="a78" text:class-names="" text:cond-style-name=""><text:span text:style-name="a75" text:class-names=""><text:date text:fixed="false" style:data-style-name="a76">8/18/2025</text:date></text:span><text:span text:style-name="a77" text:class-names=""/></text:p>
          </draw:text-box>
          <svg:title/>
          <svg:desc/>
        </draw:frame>
        <draw:page-thumbnail svg:x="-0.29861in" svg:y="2in" svg:width="9.59722in" svg:height="5.39931in" presentation:class="page" draw:id="id2" presentation:style-name="a80" draw:name="Slide Image Placeholder 3">
          <svg:title/>
          <svg:desc/>
        </draw:page-thumbnail>
        <draw:frame draw:id="id3" presentation:style-name="a96" draw:name="Notes Placeholder 4" svg:x="0.89931in" svg:y="7.69965in" svg:width="7.20139in" svg:height="6.30035in" presentation:class="notes" presentation:placeholder="false">
          <draw:text-box>
            <text:p text:style-name="a82" text:class-names="" text:cond-style-name=""><text:span text:style-name="a81" text:class-names="">Click to edit Master text styles</text:span></text:p>
            <text:list text:style-name="a85">
              <text:list-item>
                <text:list text:style-name="a85">
                  <text:list-item>
                    <text:p text:style-name="a84" text:class-names="" text:cond-style-name=""><text:span text:style-name="a83" text:class-names="">Second level</text:span></text:p>
                  </text:list-item>
                </text:list>
              </text:list-item>
            </text:list>
            <text:list text:style-name="a88">
              <text:list-item>
                <text:list text:style-name="a88">
                  <text:list-item>
                    <text:list text:style-name="a88">
                      <text:list-item>
                        <text:p text:style-name="a87" text:class-names="" text:cond-style-name=""><text:span text:style-name="a86" text:class-names="">Third level</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Fifth level</text:span><text:span text:style-name="a93" text:class-names=""/></text:p>
                              </text:list-item>
                            </text:list>
                          </text:list-item>
                        </text:list>
                      </text:list-item>
                    </text:list>
                  </text:list-item>
                </text:list>
              </text:list-item>
            </text:list>
          </draw:text-box>
          <svg:title/>
          <svg:desc/>
        </draw:frame>
        <draw:frame draw:id="id4" presentation:style-name="a99" draw:name="Footer Placeholder 5" svg:x="0in" svg:y="15.19792in" svg:width="3.89931in" svg:height="0.80208in" presentation:class="footer" presentation:placeholder="false">
          <draw:text-box>
            <text:p text:style-name="a98" text:class-names="" text:cond-style-name=""><text:span text:style-name="a97" text:class-names=""/></text:p>
          </draw:text-box>
          <svg:title/>
          <svg:desc/>
        </draw:frame>
        <draw:frame draw:id="id5" presentation:style-name="a103" draw:name="Slide Number Placeholder 6" svg:x="5.09722in" svg:y="15.19792in" svg:width="3.90104in" svg:height="0.80208in" presentation:class="page-number" presentation:placeholder="false">
          <draw:text-box>
            <text:p text:style-name="a102" text:class-names="" text:cond-style-name=""><text:span text:style-name="a100" text:class-names=""><text:page-number style:num-format="1" text:fixed="false">‹#›</text:page-number></text:span><text:span text:style-name="a101" text:class-names=""/></text:p>
          </draw:text-box>
          <svg:title/>
          <svg:desc/>
        </draw:frame>
      </presentation:notes>
    </style:master-page>
    <style:master-page style:name="Master1-Layout3-cust-Slide-2-master" style:page-layout-name="pageLayout1" draw:style-name="a105">
      <draw:custom-shape svg:x="0in" svg:y="0in" svg:width="16in" svg:height="9in" draw:id="id9" draw:style-name="a106"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10" draw:style-name="a107" draw:name="Shape 1">
        <svg:title/>
        <svg:desc/>
        <draw:enhanced-geometry xmlns:dr3d="urn:oasis:names:tc:opendocument:xmlns:dr3d:1.0" draw:type="non-primitive" svg:viewBox="0 0 21600 21600" draw:enhanced-path="M 0 0 L 21600 0 21600 21600 0 21600 Z N"/>
      </draw:custom-shape>
      <draw:frame draw:id="id11" draw:style-name="a108"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141">
        <draw:frame draw:id="id0" presentation:style-name="a111" draw:name="Header Placeholder 1" svg:x="0in" svg:y="0in" svg:width="3.89931in" svg:height="0.80208in" presentation:class="header" presentation:placeholder="false">
          <draw:text-box>
            <text:p text:style-name="a110" text:class-names="" text:cond-style-name=""><text:span text:style-name="a109" text:class-names=""/></text:p>
          </draw:text-box>
          <svg:title/>
          <svg:desc/>
        </draw:frame>
        <draw:frame draw:id="id1" presentation:style-name="a116" draw:name="Date Placeholder 2" svg:x="5.09722in" svg:y="0in" svg:width="3.90104in" svg:height="0.80208in" presentation:class="date-time" presentation:placeholder="false">
          <draw:text-box>
            <text:p text:style-name="a115" text:class-names="" text:cond-style-name=""><text:span text:style-name="a112" text:class-names=""><text:date text:fixed="false" style:data-style-name="a113">8/18/2025</text:date></text:span><text:span text:style-name="a114" text:class-names=""/></text:p>
          </draw:text-box>
          <svg:title/>
          <svg:desc/>
        </draw:frame>
        <draw:page-thumbnail svg:x="-0.29861in" svg:y="2in" svg:width="9.59722in" svg:height="5.39931in" presentation:class="page" draw:id="id2" presentation:style-name="a117" draw:name="Slide Image Placeholder 3">
          <svg:title/>
          <svg:desc/>
        </draw:page-thumbnail>
        <draw:frame draw:id="id3" presentation:style-name="a133" draw:name="Notes Placeholder 4" svg:x="0.89931in" svg:y="7.69965in" svg:width="7.20139in" svg:height="6.30035in" presentation:class="notes" presentation:placeholder="false">
          <draw:text-box>
            <text:p text:style-name="a119" text:class-names="" text:cond-style-name=""><text:span text:style-name="a118" text:class-names="">Click to edit Master text styles</text:span></text:p>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29" text:class-names="">Fifth level</text:span><text:span text:style-name="a130" text:class-names=""/></text:p>
                              </text:list-item>
                            </text:list>
                          </text:list-item>
                        </text:list>
                      </text:list-item>
                    </text:list>
                  </text:list-item>
                </text:list>
              </text:list-item>
            </text:list>
          </draw:text-box>
          <svg:title/>
          <svg:desc/>
        </draw:frame>
        <draw:frame draw:id="id4" presentation:style-name="a136" draw:name="Footer Placeholder 5" svg:x="0in" svg:y="15.19792in" svg:width="3.89931in" svg:height="0.80208in" presentation:class="footer" presentation:placeholder="false">
          <draw:text-box>
            <text:p text:style-name="a135" text:class-names="" text:cond-style-name=""><text:span text:style-name="a134" text:class-names=""/></text:p>
          </draw:text-box>
          <svg:title/>
          <svg:desc/>
        </draw:frame>
        <draw:frame draw:id="id5" presentation:style-name="a140" draw:name="Slide Number Placeholder 6" svg:x="5.09722in" svg:y="15.19792in" svg:width="3.90104in" svg:height="0.80208in" presentation:class="page-number" presentation:placeholder="false">
          <draw:text-box>
            <text:p text:style-name="a139" text:class-names="" text:cond-style-name=""><text:span text:style-name="a137" text:class-names=""><text:page-number style:num-format="1" text:fixed="false">‹#›</text:page-number></text:span><text:span text:style-name="a138" text:class-names=""/></text:p>
          </draw:text-box>
          <svg:title/>
          <svg:desc/>
        </draw:frame>
      </presentation:notes>
    </style:master-page>
    <style:master-page style:name="Master1-Layout4-cust-Slide-3-master" style:page-layout-name="pageLayout1" draw:style-name="a142">
      <draw:custom-shape svg:x="0in" svg:y="0in" svg:width="16in" svg:height="9in" draw:id="id12" draw:style-name="a143"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13" draw:style-name="a144" draw:name="Shape 1">
        <svg:title/>
        <svg:desc/>
        <draw:enhanced-geometry xmlns:dr3d="urn:oasis:names:tc:opendocument:xmlns:dr3d:1.0" draw:type="non-primitive" svg:viewBox="0 0 21600 21600" draw:enhanced-path="M 0 0 L 21600 0 21600 21600 0 21600 Z N"/>
      </draw:custom-shape>
      <draw:frame draw:id="id14" draw:style-name="a145"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178">
        <draw:frame draw:id="id0" presentation:style-name="a148" draw:name="Header Placeholder 1" svg:x="0in" svg:y="0in" svg:width="3.89931in" svg:height="0.80208in" presentation:class="header" presentation:placeholder="false">
          <draw:text-box>
            <text:p text:style-name="a147" text:class-names="" text:cond-style-name=""><text:span text:style-name="a146" text:class-names=""/></text:p>
          </draw:text-box>
          <svg:title/>
          <svg:desc/>
        </draw:frame>
        <draw:frame draw:id="id1" presentation:style-name="a153" draw:name="Date Placeholder 2" svg:x="5.09722in" svg:y="0in" svg:width="3.90104in" svg:height="0.80208in" presentation:class="date-time" presentation:placeholder="false">
          <draw:text-box>
            <text:p text:style-name="a152" text:class-names="" text:cond-style-name=""><text:span text:style-name="a149" text:class-names=""><text:date text:fixed="false" style:data-style-name="a150">8/18/2025</text:date></text:span><text:span text:style-name="a151" text:class-names=""/></text:p>
          </draw:text-box>
          <svg:title/>
          <svg:desc/>
        </draw:frame>
        <draw:page-thumbnail svg:x="-0.29861in" svg:y="2in" svg:width="9.59722in" svg:height="5.39931in" presentation:class="page" draw:id="id2" presentation:style-name="a154" draw:name="Slide Image Placeholder 3">
          <svg:title/>
          <svg:desc/>
        </draw:page-thumbnail>
        <draw:frame draw:id="id3" presentation:style-name="a170" draw:name="Notes Placeholder 4" svg:x="0.89931in" svg:y="7.69965in" svg:width="7.20139in" svg:height="6.30035in" presentation:class="notes" presentation:placeholder="false">
          <draw:text-box>
            <text:p text:style-name="a156" text:class-names="" text:cond-style-name=""><text:span text:style-name="a155" text:class-names="">Click to edit Master text styles</text:span></text:p>
            <text:list text:style-name="a159">
              <text:list-item>
                <text:list text:style-name="a159">
                  <text:list-item>
                    <text:p text:style-name="a158" text:class-names="" text:cond-style-name=""><text:span text:style-name="a157" text:class-names="">Second level</text:span></text:p>
                  </text:list-item>
                </text:list>
              </text:list-item>
            </text:list>
            <text:list text:style-name="a162">
              <text:list-item>
                <text:list text:style-name="a162">
                  <text:list-item>
                    <text:list text:style-name="a162">
                      <text:list-item>
                        <text:p text:style-name="a161" text:class-names="" text:cond-style-name=""><text:span text:style-name="a160" text:class-names="">Third level</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6" text:class-names="">Fifth level</text:span><text:span text:style-name="a167" text:class-names=""/></text:p>
                              </text:list-item>
                            </text:list>
                          </text:list-item>
                        </text:list>
                      </text:list-item>
                    </text:list>
                  </text:list-item>
                </text:list>
              </text:list-item>
            </text:list>
          </draw:text-box>
          <svg:title/>
          <svg:desc/>
        </draw:frame>
        <draw:frame draw:id="id4" presentation:style-name="a173" draw:name="Footer Placeholder 5" svg:x="0in" svg:y="15.19792in" svg:width="3.89931in" svg:height="0.80208in" presentation:class="footer" presentation:placeholder="false">
          <draw:text-box>
            <text:p text:style-name="a172" text:class-names="" text:cond-style-name=""><text:span text:style-name="a171" text:class-names=""/></text:p>
          </draw:text-box>
          <svg:title/>
          <svg:desc/>
        </draw:frame>
        <draw:frame draw:id="id5" presentation:style-name="a177" draw:name="Slide Number Placeholder 6" svg:x="5.09722in" svg:y="15.19792in" svg:width="3.90104in" svg:height="0.80208in" presentation:class="page-number" presentation:placeholder="false">
          <draw:text-box>
            <text:p text:style-name="a176" text:class-names="" text:cond-style-name=""><text:span text:style-name="a174" text:class-names=""><text:page-number style:num-format="1" text:fixed="false">‹#›</text:page-number></text:span><text:span text:style-name="a175" text:class-names=""/></text:p>
          </draw:text-box>
          <svg:title/>
          <svg:desc/>
        </draw:frame>
      </presentation:notes>
    </style:master-page>
    <style:master-page style:name="Master1-Layout5-cust-Slide-4-master" style:page-layout-name="pageLayout1" draw:style-name="a179">
      <draw:custom-shape svg:x="0in" svg:y="0in" svg:width="16in" svg:height="9in" draw:id="id15" draw:style-name="a180"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16" draw:style-name="a181" draw:name="Shape 1">
        <svg:title/>
        <svg:desc/>
        <draw:enhanced-geometry xmlns:dr3d="urn:oasis:names:tc:opendocument:xmlns:dr3d:1.0" draw:type="non-primitive" svg:viewBox="0 0 21600 21600" draw:enhanced-path="M 0 0 L 21600 0 21600 21600 0 21600 Z N"/>
      </draw:custom-shape>
      <draw:frame draw:id="id17" draw:style-name="a182"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215">
        <draw:frame draw:id="id0" presentation:style-name="a185" draw:name="Header Placeholder 1" svg:x="0in" svg:y="0in" svg:width="3.89931in" svg:height="0.80208in" presentation:class="header" presentation:placeholder="false">
          <draw:text-box>
            <text:p text:style-name="a184" text:class-names="" text:cond-style-name=""><text:span text:style-name="a183" text:class-names=""/></text:p>
          </draw:text-box>
          <svg:title/>
          <svg:desc/>
        </draw:frame>
        <draw:frame draw:id="id1" presentation:style-name="a190" draw:name="Date Placeholder 2" svg:x="5.09722in" svg:y="0in" svg:width="3.90104in" svg:height="0.80208in" presentation:class="date-time" presentation:placeholder="false">
          <draw:text-box>
            <text:p text:style-name="a189" text:class-names="" text:cond-style-name=""><text:span text:style-name="a186" text:class-names=""><text:date text:fixed="false" style:data-style-name="a187">8/18/2025</text:date></text:span><text:span text:style-name="a188" text:class-names=""/></text:p>
          </draw:text-box>
          <svg:title/>
          <svg:desc/>
        </draw:frame>
        <draw:page-thumbnail svg:x="-0.29861in" svg:y="2in" svg:width="9.59722in" svg:height="5.39931in" presentation:class="page" draw:id="id2" presentation:style-name="a191" draw:name="Slide Image Placeholder 3">
          <svg:title/>
          <svg:desc/>
        </draw:page-thumbnail>
        <draw:frame draw:id="id3" presentation:style-name="a207" draw:name="Notes Placeholder 4" svg:x="0.89931in" svg:y="7.69965in" svg:width="7.20139in" svg:height="6.30035in" presentation:class="notes" presentation:placeholder="false">
          <draw:text-box>
            <text:p text:style-name="a193" text:class-names="" text:cond-style-name=""><text:span text:style-name="a192" text:class-names="">Click to edit Master text styles</text:span></text:p>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4" presentation:style-name="a210" draw:name="Footer Placeholder 5" svg:x="0in" svg:y="15.19792in" svg:width="3.89931in" svg:height="0.80208in" presentation:class="footer" presentation:placeholder="false">
          <draw:text-box>
            <text:p text:style-name="a209" text:class-names="" text:cond-style-name=""><text:span text:style-name="a208" text:class-names=""/></text:p>
          </draw:text-box>
          <svg:title/>
          <svg:desc/>
        </draw:frame>
        <draw:frame draw:id="id5" presentation:style-name="a214" draw:name="Slide Number Placeholder 6" svg:x="5.09722in" svg:y="15.19792in" svg:width="3.90104in" svg:height="0.80208in" presentation:class="page-number" presentation:placeholder="false">
          <draw:text-box>
            <text:p text:style-name="a213" text:class-names="" text:cond-style-name=""><text:span text:style-name="a211" text:class-names=""><text:page-number style:num-format="1" text:fixed="false">‹#›</text:page-number></text:span><text:span text:style-name="a212" text:class-names=""/></text:p>
          </draw:text-box>
          <svg:title/>
          <svg:desc/>
        </draw:frame>
      </presentation:notes>
    </style:master-page>
    <style:master-page style:name="Master1-Layout6-cust-Slide-5-master" style:page-layout-name="pageLayout1" draw:style-name="a216">
      <draw:custom-shape svg:x="0in" svg:y="0in" svg:width="16in" svg:height="9in" draw:id="id18" draw:style-name="a217"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19" draw:style-name="a218" draw:name="Shape 1">
        <svg:title/>
        <svg:desc/>
        <draw:enhanced-geometry xmlns:dr3d="urn:oasis:names:tc:opendocument:xmlns:dr3d:1.0" draw:type="non-primitive" svg:viewBox="0 0 21600 21600" draw:enhanced-path="M 0 0 L 21600 0 21600 21600 0 21600 Z N"/>
      </draw:custom-shape>
      <draw:frame draw:id="id20" draw:style-name="a219"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252">
        <draw:frame draw:id="id0" presentation:style-name="a222" draw:name="Header Placeholder 1" svg:x="0in" svg:y="0in" svg:width="3.89931in" svg:height="0.80208in" presentation:class="header" presentation:placeholder="false">
          <draw:text-box>
            <text:p text:style-name="a221" text:class-names="" text:cond-style-name=""><text:span text:style-name="a220" text:class-names=""/></text:p>
          </draw:text-box>
          <svg:title/>
          <svg:desc/>
        </draw:frame>
        <draw:frame draw:id="id1" presentation:style-name="a227" draw:name="Date Placeholder 2" svg:x="5.09722in" svg:y="0in" svg:width="3.90104in" svg:height="0.80208in" presentation:class="date-time" presentation:placeholder="false">
          <draw:text-box>
            <text:p text:style-name="a226" text:class-names="" text:cond-style-name=""><text:span text:style-name="a223" text:class-names=""><text:date text:fixed="false" style:data-style-name="a224">8/18/2025</text:date></text:span><text:span text:style-name="a225" text:class-names=""/></text:p>
          </draw:text-box>
          <svg:title/>
          <svg:desc/>
        </draw:frame>
        <draw:page-thumbnail svg:x="-0.29861in" svg:y="2in" svg:width="9.59722in" svg:height="5.39931in" presentation:class="page" draw:id="id2" presentation:style-name="a228" draw:name="Slide Image Placeholder 3">
          <svg:title/>
          <svg:desc/>
        </draw:page-thumbnail>
        <draw:frame draw:id="id3" presentation:style-name="a244" draw:name="Notes Placeholder 4" svg:x="0.89931in" svg:y="7.69965in" svg:width="7.20139in" svg:height="6.30035in" presentation:class="notes" presentation:placeholder="false">
          <draw:text-box>
            <text:p text:style-name="a230" text:class-names="" text:cond-style-name=""><text:span text:style-name="a229" text:class-names="">Click to edit Master text styles</text:span></text:p>
            <text:list text:style-name="a233">
              <text:list-item>
                <text:list text:style-name="a233">
                  <text:list-item>
                    <text:p text:style-name="a232" text:class-names="" text:cond-style-name=""><text:span text:style-name="a231" text:class-names="">Second level</text:span></text:p>
                  </text:list-item>
                </text:list>
              </text:list-item>
            </text:list>
            <text:list text:style-name="a236">
              <text:list-item>
                <text:list text:style-name="a236">
                  <text:list-item>
                    <text:list text:style-name="a236">
                      <text:list-item>
                        <text:p text:style-name="a235" text:class-names="" text:cond-style-name=""><text:span text:style-name="a234" text:class-names="">Third level</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0" text:class-names="">Fifth level</text:span><text:span text:style-name="a241" text:class-names=""/></text:p>
                              </text:list-item>
                            </text:list>
                          </text:list-item>
                        </text:list>
                      </text:list-item>
                    </text:list>
                  </text:list-item>
                </text:list>
              </text:list-item>
            </text:list>
          </draw:text-box>
          <svg:title/>
          <svg:desc/>
        </draw:frame>
        <draw:frame draw:id="id4" presentation:style-name="a247" draw:name="Footer Placeholder 5" svg:x="0in" svg:y="15.19792in" svg:width="3.89931in" svg:height="0.80208in" presentation:class="footer" presentation:placeholder="false">
          <draw:text-box>
            <text:p text:style-name="a246" text:class-names="" text:cond-style-name=""><text:span text:style-name="a245" text:class-names=""/></text:p>
          </draw:text-box>
          <svg:title/>
          <svg:desc/>
        </draw:frame>
        <draw:frame draw:id="id5" presentation:style-name="a251" draw:name="Slide Number Placeholder 6" svg:x="5.09722in" svg:y="15.19792in" svg:width="3.90104in" svg:height="0.80208in" presentation:class="page-number" presentation:placeholder="false">
          <draw:text-box>
            <text:p text:style-name="a250" text:class-names="" text:cond-style-name=""><text:span text:style-name="a248" text:class-names=""><text:page-number style:num-format="1" text:fixed="false">‹#›</text:page-number></text:span><text:span text:style-name="a249" text:class-names=""/></text:p>
          </draw:text-box>
          <svg:title/>
          <svg:desc/>
        </draw:frame>
      </presentation:notes>
    </style:master-page>
    <style:master-page style:name="Master1-Layout7-cust-Slide-6-master" style:page-layout-name="pageLayout1" draw:style-name="a253">
      <draw:custom-shape svg:x="0in" svg:y="0in" svg:width="16in" svg:height="9in" draw:id="id21" draw:style-name="a254"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22" draw:style-name="a255" draw:name="Shape 1">
        <svg:title/>
        <svg:desc/>
        <draw:enhanced-geometry xmlns:dr3d="urn:oasis:names:tc:opendocument:xmlns:dr3d:1.0" draw:type="non-primitive" svg:viewBox="0 0 21600 21600" draw:enhanced-path="M 0 0 L 21600 0 21600 21600 0 21600 Z N"/>
      </draw:custom-shape>
      <draw:frame draw:id="id23" draw:style-name="a256"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289">
        <draw:frame draw:id="id0" presentation:style-name="a259" draw:name="Header Placeholder 1" svg:x="0in" svg:y="0in" svg:width="3.89931in" svg:height="0.80208in" presentation:class="header" presentation:placeholder="false">
          <draw:text-box>
            <text:p text:style-name="a258" text:class-names="" text:cond-style-name=""><text:span text:style-name="a257" text:class-names=""/></text:p>
          </draw:text-box>
          <svg:title/>
          <svg:desc/>
        </draw:frame>
        <draw:frame draw:id="id1" presentation:style-name="a264" draw:name="Date Placeholder 2" svg:x="5.09722in" svg:y="0in" svg:width="3.90104in" svg:height="0.80208in" presentation:class="date-time" presentation:placeholder="false">
          <draw:text-box>
            <text:p text:style-name="a263" text:class-names="" text:cond-style-name=""><text:span text:style-name="a260" text:class-names=""><text:date text:fixed="false" style:data-style-name="a261">8/18/2025</text:date></text:span><text:span text:style-name="a262" text:class-names=""/></text:p>
          </draw:text-box>
          <svg:title/>
          <svg:desc/>
        </draw:frame>
        <draw:page-thumbnail svg:x="-0.29861in" svg:y="2in" svg:width="9.59722in" svg:height="5.39931in" presentation:class="page" draw:id="id2" presentation:style-name="a265" draw:name="Slide Image Placeholder 3">
          <svg:title/>
          <svg:desc/>
        </draw:page-thumbnail>
        <draw:frame draw:id="id3" presentation:style-name="a281" draw:name="Notes Placeholder 4" svg:x="0.89931in" svg:y="7.69965in" svg:width="7.20139in" svg:height="6.30035in" presentation:class="notes" presentation:placeholder="false">
          <draw:text-box>
            <text:p text:style-name="a267" text:class-names="" text:cond-style-name=""><text:span text:style-name="a266" text:class-names="">Click to edit Master text styles</text:span></text:p>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4" presentation:style-name="a284" draw:name="Footer Placeholder 5" svg:x="0in" svg:y="15.19792in" svg:width="3.89931in" svg:height="0.80208in" presentation:class="footer" presentation:placeholder="false">
          <draw:text-box>
            <text:p text:style-name="a283" text:class-names="" text:cond-style-name=""><text:span text:style-name="a282" text:class-names=""/></text:p>
          </draw:text-box>
          <svg:title/>
          <svg:desc/>
        </draw:frame>
        <draw:frame draw:id="id5" presentation:style-name="a288" draw:name="Slide Number Placeholder 6" svg:x="5.09722in" svg:y="15.19792in" svg:width="3.90104in" svg:height="0.80208in" presentation:class="page-number" presentation:placeholder="false">
          <draw:text-box>
            <text:p text:style-name="a287" text:class-names="" text:cond-style-name=""><text:span text:style-name="a285" text:class-names=""><text:page-number style:num-format="1" text:fixed="false">‹#›</text:page-number></text:span><text:span text:style-name="a286" text:class-names=""/></text:p>
          </draw:text-box>
          <svg:title/>
          <svg:desc/>
        </draw:frame>
      </presentation:notes>
    </style:master-page>
    <style:master-page style:name="Master1-Layout8-cust-Slide-7-master" style:page-layout-name="pageLayout1" draw:style-name="a290">
      <draw:custom-shape svg:x="0in" svg:y="0in" svg:width="16in" svg:height="9in" draw:id="id24" draw:style-name="a291"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25" draw:style-name="a292" draw:name="Shape 1">
        <svg:title/>
        <svg:desc/>
        <draw:enhanced-geometry xmlns:dr3d="urn:oasis:names:tc:opendocument:xmlns:dr3d:1.0" draw:type="non-primitive" svg:viewBox="0 0 21600 21600" draw:enhanced-path="M 0 0 L 21600 0 21600 21600 0 21600 Z N"/>
      </draw:custom-shape>
      <draw:frame draw:id="id26" draw:style-name="a293"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326">
        <draw:frame draw:id="id0" presentation:style-name="a296" draw:name="Header Placeholder 1" svg:x="0in" svg:y="0in" svg:width="3.89931in" svg:height="0.80208in" presentation:class="header" presentation:placeholder="false">
          <draw:text-box>
            <text:p text:style-name="a295" text:class-names="" text:cond-style-name=""><text:span text:style-name="a294" text:class-names=""/></text:p>
          </draw:text-box>
          <svg:title/>
          <svg:desc/>
        </draw:frame>
        <draw:frame draw:id="id1" presentation:style-name="a301" draw:name="Date Placeholder 2" svg:x="5.09722in" svg:y="0in" svg:width="3.90104in" svg:height="0.80208in" presentation:class="date-time" presentation:placeholder="false">
          <draw:text-box>
            <text:p text:style-name="a300" text:class-names="" text:cond-style-name=""><text:span text:style-name="a297" text:class-names=""><text:date text:fixed="false" style:data-style-name="a298">8/18/2025</text:date></text:span><text:span text:style-name="a299" text:class-names=""/></text:p>
          </draw:text-box>
          <svg:title/>
          <svg:desc/>
        </draw:frame>
        <draw:page-thumbnail svg:x="-0.29861in" svg:y="2in" svg:width="9.59722in" svg:height="5.39931in" presentation:class="page" draw:id="id2" presentation:style-name="a302" draw:name="Slide Image Placeholder 3">
          <svg:title/>
          <svg:desc/>
        </draw:page-thumbnail>
        <draw:frame draw:id="id3" presentation:style-name="a318" draw:name="Notes Placeholder 4" svg:x="0.89931in" svg:y="7.69965in" svg:width="7.20139in" svg:height="6.30035in" presentation:class="notes" presentation:placeholder="false">
          <draw:text-box>
            <text:p text:style-name="a304" text:class-names="" text:cond-style-name=""><text:span text:style-name="a303" text:class-names="">Click to edit Master text styles</text:span></text:p>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4" text:class-names="">Fifth level</text:span><text:span text:style-name="a315" text:class-names=""/></text:p>
                              </text:list-item>
                            </text:list>
                          </text:list-item>
                        </text:list>
                      </text:list-item>
                    </text:list>
                  </text:list-item>
                </text:list>
              </text:list-item>
            </text:list>
          </draw:text-box>
          <svg:title/>
          <svg:desc/>
        </draw:frame>
        <draw:frame draw:id="id4" presentation:style-name="a321" draw:name="Footer Placeholder 5" svg:x="0in" svg:y="15.19792in" svg:width="3.89931in" svg:height="0.80208in" presentation:class="footer" presentation:placeholder="false">
          <draw:text-box>
            <text:p text:style-name="a320" text:class-names="" text:cond-style-name=""><text:span text:style-name="a319" text:class-names=""/></text:p>
          </draw:text-box>
          <svg:title/>
          <svg:desc/>
        </draw:frame>
        <draw:frame draw:id="id5" presentation:style-name="a325" draw:name="Slide Number Placeholder 6" svg:x="5.09722in" svg:y="15.19792in" svg:width="3.90104in" svg:height="0.80208in" presentation:class="page-number" presentation:placeholder="false">
          <draw:text-box>
            <text:p text:style-name="a324" text:class-names="" text:cond-style-name=""><text:span text:style-name="a322" text:class-names=""><text:page-number style:num-format="1" text:fixed="false">‹#›</text:page-number></text:span><text:span text:style-name="a323" text:class-names=""/></text:p>
          </draw:text-box>
          <svg:title/>
          <svg:desc/>
        </draw:frame>
      </presentation:notes>
    </style:master-page>
    <style:master-page style:name="Master1-Layout9-cust-Slide-8-master" style:page-layout-name="pageLayout1" draw:style-name="a327">
      <draw:custom-shape svg:x="0in" svg:y="0in" svg:width="16in" svg:height="9in" draw:id="id27" draw:style-name="a328"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28" draw:style-name="a329" draw:name="Shape 1">
        <svg:title/>
        <svg:desc/>
        <draw:enhanced-geometry xmlns:dr3d="urn:oasis:names:tc:opendocument:xmlns:dr3d:1.0" draw:type="non-primitive" svg:viewBox="0 0 21600 21600" draw:enhanced-path="M 0 0 L 21600 0 21600 21600 0 21600 Z N"/>
      </draw:custom-shape>
      <draw:frame draw:id="id29" draw:style-name="a330"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363">
        <draw:frame draw:id="id0" presentation:style-name="a333" draw:name="Header Placeholder 1" svg:x="0in" svg:y="0in" svg:width="3.89931in" svg:height="0.80208in" presentation:class="header" presentation:placeholder="false">
          <draw:text-box>
            <text:p text:style-name="a332" text:class-names="" text:cond-style-name=""><text:span text:style-name="a331" text:class-names=""/></text:p>
          </draw:text-box>
          <svg:title/>
          <svg:desc/>
        </draw:frame>
        <draw:frame draw:id="id1" presentation:style-name="a338" draw:name="Date Placeholder 2" svg:x="5.09722in" svg:y="0in" svg:width="3.90104in" svg:height="0.80208in" presentation:class="date-time" presentation:placeholder="false">
          <draw:text-box>
            <text:p text:style-name="a337" text:class-names="" text:cond-style-name=""><text:span text:style-name="a334" text:class-names=""><text:date text:fixed="false" style:data-style-name="a335">8/18/2025</text:date></text:span><text:span text:style-name="a336" text:class-names=""/></text:p>
          </draw:text-box>
          <svg:title/>
          <svg:desc/>
        </draw:frame>
        <draw:page-thumbnail svg:x="-0.29861in" svg:y="2in" svg:width="9.59722in" svg:height="5.39931in" presentation:class="page" draw:id="id2" presentation:style-name="a339" draw:name="Slide Image Placeholder 3">
          <svg:title/>
          <svg:desc/>
        </draw:page-thumbnail>
        <draw:frame draw:id="id3" presentation:style-name="a355" draw:name="Notes Placeholder 4" svg:x="0.89931in" svg:y="7.69965in" svg:width="7.20139in" svg:height="6.30035in" presentation:class="notes" presentation:placeholder="false">
          <draw:text-box>
            <text:p text:style-name="a341" text:class-names="" text:cond-style-name=""><text:span text:style-name="a340" text:class-names="">Click to edit Master text styles</text:span></text:p>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1" text:class-names="">Fifth level</text:span><text:span text:style-name="a352" text:class-names=""/></text:p>
                              </text:list-item>
                            </text:list>
                          </text:list-item>
                        </text:list>
                      </text:list-item>
                    </text:list>
                  </text:list-item>
                </text:list>
              </text:list-item>
            </text:list>
          </draw:text-box>
          <svg:title/>
          <svg:desc/>
        </draw:frame>
        <draw:frame draw:id="id4" presentation:style-name="a358" draw:name="Footer Placeholder 5" svg:x="0in" svg:y="15.19792in" svg:width="3.89931in" svg:height="0.80208in" presentation:class="footer" presentation:placeholder="false">
          <draw:text-box>
            <text:p text:style-name="a357" text:class-names="" text:cond-style-name=""><text:span text:style-name="a356" text:class-names=""/></text:p>
          </draw:text-box>
          <svg:title/>
          <svg:desc/>
        </draw:frame>
        <draw:frame draw:id="id5" presentation:style-name="a362" draw:name="Slide Number Placeholder 6" svg:x="5.09722in" svg:y="15.19792in" svg:width="3.90104in" svg:height="0.80208in" presentation:class="page-number" presentation:placeholder="false">
          <draw:text-box>
            <text:p text:style-name="a361" text:class-names="" text:cond-style-name=""><text:span text:style-name="a359" text:class-names=""><text:page-number style:num-format="1" text:fixed="false">‹#›</text:page-number></text:span><text:span text:style-name="a360" text:class-names=""/></text:p>
          </draw:text-box>
          <svg:title/>
          <svg:desc/>
        </draw:frame>
      </presentation:notes>
    </style:master-page>
    <style:master-page style:name="Master1-Layout10-cust-Slide-9-master" style:page-layout-name="pageLayout1" draw:style-name="a364">
      <draw:custom-shape svg:x="0in" svg:y="0in" svg:width="16in" svg:height="9in" draw:id="id30" draw:style-name="a365" draw:name="Shape 0">
        <svg:title/>
        <svg:desc/>
        <draw:enhanced-geometry xmlns:dr3d="urn:oasis:names:tc:opendocument:xmlns:dr3d:1.0" draw:type="non-primitive" svg:viewBox="0 0 21600 21600" draw:enhanced-path="M 0 0 L 21600 0 21600 21600 0 21600 Z N"/>
      </draw:custom-shape>
      <draw:custom-shape svg:x="0in" svg:y="0in" svg:width="16in" svg:height="9in" draw:id="id31" draw:style-name="a366" draw:name="Shape 1">
        <svg:title/>
        <svg:desc/>
        <draw:enhanced-geometry xmlns:dr3d="urn:oasis:names:tc:opendocument:xmlns:dr3d:1.0" draw:type="non-primitive" svg:viewBox="0 0 21600 21600" draw:enhanced-path="M 0 0 L 21600 0 21600 21600 0 21600 Z N"/>
      </draw:custom-shape>
      <draw:frame draw:id="id32" draw:style-name="a367" draw:name="Image 0" svg:x="14.04114in" svg:y="8.475in" svg:width="1.88386in" svg:height="0.45in" style:rel-width="scale" style:rel-height="scale">
        <draw:image xlink:href="media/image1.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400">
        <draw:frame draw:id="id0" presentation:style-name="a370" draw:name="Header Placeholder 1" svg:x="0in" svg:y="0in" svg:width="3.89931in" svg:height="0.80208in" presentation:class="header" presentation:placeholder="false">
          <draw:text-box>
            <text:p text:style-name="a369" text:class-names="" text:cond-style-name=""><text:span text:style-name="a368" text:class-names=""/></text:p>
          </draw:text-box>
          <svg:title/>
          <svg:desc/>
        </draw:frame>
        <draw:frame draw:id="id1" presentation:style-name="a375" draw:name="Date Placeholder 2" svg:x="5.09722in" svg:y="0in" svg:width="3.90104in" svg:height="0.80208in" presentation:class="date-time" presentation:placeholder="false">
          <draw:text-box>
            <text:p text:style-name="a374" text:class-names="" text:cond-style-name=""><text:span text:style-name="a371" text:class-names=""><text:date text:fixed="false" style:data-style-name="a372">8/18/2025</text:date></text:span><text:span text:style-name="a373" text:class-names=""/></text:p>
          </draw:text-box>
          <svg:title/>
          <svg:desc/>
        </draw:frame>
        <draw:page-thumbnail svg:x="-0.29861in" svg:y="2in" svg:width="9.59722in" svg:height="5.39931in" presentation:class="page" draw:id="id2" presentation:style-name="a376" draw:name="Slide Image Placeholder 3">
          <svg:title/>
          <svg:desc/>
        </draw:page-thumbnail>
        <draw:frame draw:id="id3" presentation:style-name="a392" draw:name="Notes Placeholder 4" svg:x="0.89931in" svg:y="7.69965in" svg:width="7.20139in" svg:height="6.30035in" presentation:class="notes"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4" presentation:style-name="a395" draw:name="Footer Placeholder 5" svg:x="0in" svg:y="15.19792in" svg:width="3.89931in" svg:height="0.80208in" presentation:class="footer" presentation:placeholder="false">
          <draw:text-box>
            <text:p text:style-name="a394" text:class-names="" text:cond-style-name=""><text:span text:style-name="a393" text:class-names=""/></text:p>
          </draw:text-box>
          <svg:title/>
          <svg:desc/>
        </draw:frame>
        <draw:frame draw:id="id5" presentation:style-name="a399" draw:name="Slide Number Placeholder 6" svg:x="5.09722in" svg:y="15.19792in" svg:width="3.90104in" svg:height="0.80208in" presentation:class="page-number" presentation:placeholder="false">
          <draw:text-box>
            <text:p text:style-name="a398" text:class-names="" text:cond-style-name=""><text:span text:style-name="a396" text:class-names=""><text:page-number style:num-format="1" text:fixed="false">‹#›</text:page-number></text:span><text:span text:style-name="a39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dc:subject/>
    <meta:initial-creator/>
    <dc:creator>Mehul Rawat</dc:creator>
    <meta:creation-date>2025-07-25T18:36:20Z</meta:creation-date>
    <dc:date>2025-08-18T12:30:02Z</dc:date>
    <meta:editing-cycles>4</meta:editing-cycles>
    <meta:editing-duration>PT0S</meta:editing-duration>
    <meta:document-statistic meta:paragraph-count="0" meta:word-count="0"/>
  </office:meta>
</office:document-meta>
</file>